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6" style:family="table-cell" style:parent-style-name="Default">
      <style:table-cell-properties style:rotation-align="none"/>
    </style:style>
    <style:style style:name="ce3" style:family="table-cell" style:parent-style-name="Default"/>
    <style:style style:name="ce2" style:family="table-cell" style:parent-style-name="Default" style:data-style-name="N37"/>
    <style:style style:name="ce5" style:family="table-cell" style:parent-style-name="Default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Cost structures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ucture vehicle 1 (24‘ kg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ixed costs</text:p>
          </table:table-cell>
          <table:table-cell/>
          <table:table-cell office:value-type="float" office:value="2" calcext:value-type="float">
            <text:p>2</text:p>
          </table:table-cell>
          <table:table-cell table:formula="of:=+[.D4]*[.D7]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weight interval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+[.C7]+[.D7]*[.B7]+[.E7]*[.A7]" office:value-type="float" office:value="25" calcext:value-type="float">
            <text:p>25</text:p>
          </table:table-cell>
          <table:table-cell office:value-type="float" office:value="26.27" calcext:value-type="float">
            <text:p>26.27</text:p>
          </table:table-cell>
          <table:table-cell table:formula="of:=+MATCH([.B7];['file:///home/preben/repo/master/java/res/AT-DE_W-tariffs_LTL.csv'#$'AT-DE_W-tariffs_LTL'.C2:.C281]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+[.C8]+[.D8]*[.B8]+[.E8]*[.A8]" office:value-type="float" office:value="36" calcext:value-type="float">
            <text:p>36</text:p>
          </table:table-cell>
          <table:table-cell office:value-type="float" office:value="35.85" calcext:value-type="float">
            <text:p>35.8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table:formula="of:=+[.C9]+[.D9]*[.B9]+[.E9]*[.A9]" office:value-type="float" office:value="52.5" calcext:value-type="float">
            <text:p>52.5</text:p>
          </table:table-cell>
          <table:table-cell office:value-type="float" office:value="54.07" calcext:value-type="float">
            <text:p>54.0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table:formula="of:=+[.C10]+[.D10]*[.B10]+[.E10]*[.A10]" office:value-type="float" office:value="73" calcext:value-type="float">
            <text:p>73</text:p>
          </table:table-cell>
          <table:table-cell office:value-type="float" office:value="73.79" calcext:value-type="float">
            <text:p>73.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1]+[.D11]*[.B11]+[.E11]*[.A11]" office:value-type="float" office:value="100" calcext:value-type="float">
            <text:p>100</text:p>
          </table:table-cell>
          <table:table-cell office:value-type="float" office:value="100.7" calcext:value-type="float">
            <text:p>100.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2]+[.D12]*[.B12]+[.E12]*[.A12]" office:value-type="float" office:value="135" calcext:value-type="float">
            <text:p>135</text:p>
          </table:table-cell>
          <table:table-cell office:value-type="float" office:value="137.42" calcext:value-type="float">
            <text:p>137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3]+[.D13]*[.B13]+[.E13]*[.A13]" office:value-type="float" office:value="165" calcext:value-type="float">
            <text:p>165</text:p>
          </table:table-cell>
          <table:table-cell office:value-type="float" office:value="164.82" calcext:value-type="float">
            <text:p>164.8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4]+[.D14]*[.B14]+[.E14]*[.A14]" office:value-type="float" office:value="205" calcext:value-type="float">
            <text:p>205</text:p>
          </table:table-cell>
          <table:table-cell office:value-type="float" office:value="207.26" calcext:value-type="float">
            <text:p>207.2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5]+[.D15]*[.B15]+[.E15]*[.A15]" office:value-type="float" office:value="245" calcext:value-type="float">
            <text:p>245</text:p>
          </table:table-cell>
          <table:table-cell office:value-type="float" office:value="248.6" calcext:value-type="float">
            <text:p>248.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" calcext:value-type="float">
            <text:p>3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" calcext:value-type="float">
            <text:p>0</text:p>
          </table:table-cell>
          <table:table-cell table:formula="of:=+[.C16]+[.D16]*[.B16]+[.E16]*[.A16]" office:value-type="float" office:value="306" calcext:value-type="float">
            <text:p>306</text:p>
          </table:table-cell>
          <table:table-cell office:value-type="float" office:value="306.94" calcext:value-type="float">
            <text:p>306.9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2" calcext:value-type="float">
            <text:p>0.02</text:p>
          </table:table-cell>
          <table:table-cell table:formula="of:=+[.C17]+[.D17]*[.B17]+[.E17]*[.A17]" office:value-type="float" office:value="30" calcext:value-type="float">
            <text:p>30</text:p>
          </table:table-cell>
          <table:table-cell office:value-type="float" office:value="36.53" calcext:value-type="float">
            <text:p>36.5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C8]*2+[.C17]" office:value-type="float" office:value="10" calcext:value-type="float">
            <text:p>10</text:p>
          </table:table-cell>
          <table:table-cell table:formula="of:=+[.D8]+0.0075" office:value-type="float" office:value="0.1625" calcext:value-type="float">
            <text:p>0.1625</text:p>
          </table:table-cell>
          <table:table-cell table:formula="of:=+[.$E$17]+[.E17]" office:value-type="float" office:value="0.04" calcext:value-type="float">
            <text:p>0.04</text:p>
          </table:table-cell>
          <table:table-cell table:formula="of:=+[.C18]+[.D18]*[.B18]+[.E18]*[.A18]" office:value-type="float" office:value="52.5" calcext:value-type="float">
            <text:p>52.5</text:p>
          </table:table-cell>
          <table:table-cell office:value-type="float" office:value="51.68" calcext:value-type="float">
            <text:p>51.6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C9]*2" office:value-type="float" office:value="10" calcext:value-type="float">
            <text:p>10</text:p>
          </table:table-cell>
          <table:table-cell table:formula="of:=+[.D9]+0.0075" office:value-type="float" office:value="0.1025" calcext:value-type="float">
            <text:p>0.1025</text:p>
          </table:table-cell>
          <table:table-cell table:formula="of:=+[.$E$17]+[.E18]" office:value-type="float" office:value="0.06" calcext:value-type="float">
            <text:p>0.06</text:p>
          </table:table-cell>
          <table:table-cell table:formula="of:=+[.C19]+[.D19]*[.B19]+[.E19]*[.A19]" office:value-type="float" office:value="76.25" calcext:value-type="float">
            <text:p>76.25</text:p>
          </table:table-cell>
          <table:table-cell office:value-type="float" office:value="81.74" calcext:value-type="float">
            <text:p>81.7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C10]*2" office:value-type="float" office:value="10" calcext:value-type="float">
            <text:p>10</text:p>
          </table:table-cell>
          <table:table-cell table:formula="of:=+[.D10]+0.0075" office:value-type="float" office:value="0.0755" calcext:value-type="float">
            <text:p>0.0755</text:p>
          </table:table-cell>
          <table:table-cell table:formula="of:=+[.$E$17]+[.E19]" office:value-type="float" office:value="0.08" calcext:value-type="float">
            <text:p>0.08</text:p>
          </table:table-cell>
          <table:table-cell table:formula="of:=+[.C20]+[.D20]*[.B20]+[.E20]*[.A20]" office:value-type="float" office:value="105.5" calcext:value-type="float">
            <text:p>105.5</text:p>
          </table:table-cell>
          <table:table-cell office:value-type="float" office:value="115.64" calcext:value-type="float">
            <text:p>115.64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C11]*2" office:value-type="float" office:value="20" calcext:value-type="float">
            <text:p>20</text:p>
          </table:table-cell>
          <table:table-cell table:formula="of:=+[.D11]+0.0075" office:value-type="float" office:value="0.0525" calcext:value-type="float">
            <text:p>0.0525</text:p>
          </table:table-cell>
          <table:table-cell table:formula="of:=+[.$E$17]+[.E20]" office:value-type="float" office:value="0.1" calcext:value-type="float">
            <text:p>0.1</text:p>
          </table:table-cell>
          <table:table-cell table:formula="of:=+[.C21]+[.D21]*[.B21]+[.E21]*[.A21]" office:value-type="float" office:value="150" calcext:value-type="float">
            <text:p>150</text:p>
          </table:table-cell>
          <table:table-cell office:value-type="float" office:value="163.59" calcext:value-type="float">
            <text:p>163.5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C12]*2" office:value-type="float" office:value="30" calcext:value-type="float">
            <text:p>30</text:p>
          </table:table-cell>
          <table:table-cell table:formula="of:=+[.D12]+0.0075" office:value-type="float" office:value="0.0375" calcext:value-type="float">
            <text:p>0.0375</text:p>
          </table:table-cell>
          <table:table-cell table:formula="of:=+[.$E$17]+[.E21]" office:value-type="float" office:value="0.12" calcext:value-type="float">
            <text:p>0.12</text:p>
          </table:table-cell>
          <table:table-cell table:formula="of:=+[.C22]+[.D22]*[.B22]+[.E22]*[.A22]" office:value-type="float" office:value="210" calcext:value-type="float">
            <text:p>210</text:p>
          </table:table-cell>
          <table:table-cell office:value-type="float" office:value="231.41" calcext:value-type="float">
            <text:p>231.4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C13]*2" office:value-type="float" office:value="30" calcext:value-type="float">
            <text:p>30</text:p>
          </table:table-cell>
          <table:table-cell table:formula="of:=+[.D13]+0.0075" office:value-type="float" office:value="0.0325" calcext:value-type="float">
            <text:p>0.0325</text:p>
          </table:table-cell>
          <table:table-cell table:formula="of:=+[.$E$17]+[.E22]" office:value-type="float" office:value="0.14" calcext:value-type="float">
            <text:p>0.14</text:p>
          </table:table-cell>
          <table:table-cell table:formula="of:=+[.C23]+[.D23]*[.B23]+[.E23]*[.A23]" office:value-type="float" office:value="260" calcext:value-type="float">
            <text:p>260</text:p>
          </table:table-cell>
          <table:table-cell office:value-type="float" office:value="283.47" calcext:value-type="float">
            <text:p>283.4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C14]*2" office:value-type="float" office:value="30" calcext:value-type="float">
            <text:p>30</text:p>
          </table:table-cell>
          <table:table-cell table:formula="of:=+[.D14]+0.0075" office:value-type="float" office:value="0.0265" calcext:value-type="float">
            <text:p>0.0265</text:p>
          </table:table-cell>
          <table:table-cell table:formula="of:=+[.$E$17]+[.E23]" office:value-type="float" office:value="0.16" calcext:value-type="float">
            <text:p>0.16</text:p>
          </table:table-cell>
          <table:table-cell table:formula="of:=+[.C24]+[.D24]*[.B24]+[.E24]*[.A24]" office:value-type="float" office:value="335" calcext:value-type="float">
            <text:p>335</text:p>
          </table:table-cell>
          <table:table-cell office:value-type="float" office:value="366.05" calcext:value-type="float">
            <text:p>366.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C15]*2" office:value-type="float" office:value="40" calcext:value-type="float">
            <text:p>40</text:p>
          </table:table-cell>
          <table:table-cell table:formula="of:=+[.D15]+0.0075" office:value-type="float" office:value="0.0225" calcext:value-type="float">
            <text:p>0.0225</text:p>
          </table:table-cell>
          <table:table-cell table:formula="of:=+[.$E$17]+[.E24]" office:value-type="float" office:value="0.18" calcext:value-type="float">
            <text:p>0.18</text:p>
          </table:table-cell>
          <table:table-cell table:formula="of:=+[.C25]+[.D25]*[.B25]+[.E25]*[.A25]" office:value-type="float" office:value="422.5" calcext:value-type="float">
            <text:p>422.5</text:p>
          </table:table-cell>
          <table:table-cell office:value-type="float" office:value="448.39" calcext:value-type="float">
            <text:p>448.3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C16]*2" office:value-type="float" office:value="60" calcext:value-type="float">
            <text:p>60</text:p>
          </table:table-cell>
          <table:table-cell table:formula="of:=+[.D16]+0.0075" office:value-type="float" office:value="0.019" calcext:value-type="float">
            <text:p>0.019</text:p>
          </table:table-cell>
          <table:table-cell table:formula="of:=+[.$E$17]+[.E25]" office:value-type="float" office:value="0.2" calcext:value-type="float">
            <text:p>0.2</text:p>
          </table:table-cell>
          <table:table-cell table:formula="of:=+[.C26]+[.D26]*[.B26]+[.E26]*[.A26]" office:value-type="float" office:value="566" calcext:value-type="float">
            <text:p>566</text:p>
          </table:table-cell>
          <table:table-cell office:value-type="float" office:value="567.29" calcext:value-type="float">
            <text:p>567.2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27]+[.D27]*[.B27]+[.E27]*[.A27]" office:value-type="float" office:value="55" calcext:value-type="float">
            <text:p>55</text:p>
          </table:table-cell>
          <table:table-cell office:value-type="float" office:value="53.66" calcext:value-type="float">
            <text:p>53.6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C18]*2" office:value-type="float" office:value="20" calcext:value-type="float">
            <text:p>20</text:p>
          </table:table-cell>
          <table:table-cell table:formula="of:=+[.D18]+0.0075*1.5" office:value-type="float" office:value="0.17375" calcext:value-type="float">
            <text:p>0.17375</text:p>
          </table:table-cell>
          <table:table-cell table:formula="of:=+[.$E$27]+[.E27]" office:value-type="float" office:value="0.06" calcext:value-type="float">
            <text:p>0.06</text:p>
          </table:table-cell>
          <table:table-cell table:formula="of:=+[.C28]+[.D28]*[.B28]+[.E28]*[.A28]" office:value-type="float" office:value="84.75" calcext:value-type="float">
            <text:p>84.75</text:p>
          </table:table-cell>
          <table:table-cell office:value-type="float" office:value="77.82" calcext:value-type="float">
            <text:p>77.82</text:p>
          </table:table-cell>
          <table:table-cell office:value-type="float" office:value="0.1" calcext:value-type="float">
            <text:p>0.1</text:p>
          </table:table-cell>
          <table:table-cell table:formula="of:=+[.D27]*0.7" office:value-type="float" office:value="0.175" calcext:value-type="float">
            <text:p>0.175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formula="of:=+[.C19]*2" office:value-type="float" office:value="20" calcext:value-type="float">
            <text:p>20</text:p>
          </table:table-cell>
          <table:table-cell table:formula="of:=+[.D19]+0.0075*1.5" office:value-type="float" office:value="0.11375" calcext:value-type="float">
            <text:p>0.11375</text:p>
          </table:table-cell>
          <table:table-cell table:formula="of:=+[.$E$27]+[.E28]" office:value-type="float" office:value="0.09" calcext:value-type="float">
            <text:p>0.09</text:p>
          </table:table-cell>
          <table:table-cell table:formula="of:=+[.C29]+[.D29]*[.B29]+[.E29]*[.A29]" office:value-type="float" office:value="121.875" calcext:value-type="float">
            <text:p>121.875</text:p>
          </table:table-cell>
          <table:table-cell office:value-type="float" office:value="127.21" calcext:value-type="float">
            <text:p>127.2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C20]*2" office:value-type="float" office:value="20" calcext:value-type="float">
            <text:p>20</text:p>
          </table:table-cell>
          <table:table-cell table:formula="of:=+[.D20]+0.0075*1.5" office:value-type="float" office:value="0.08675" calcext:value-type="float">
            <text:p>0.08675</text:p>
          </table:table-cell>
          <table:table-cell table:formula="of:=+[.$E$27]+[.E29]" office:value-type="float" office:value="0.12" calcext:value-type="float">
            <text:p>0.12</text:p>
          </table:table-cell>
          <table:table-cell table:formula="of:=+[.C30]+[.D30]*[.B30]+[.E30]*[.A30]" office:value-type="float" office:value="166.75" calcext:value-type="float">
            <text:p>166.75</text:p>
          </table:table-cell>
          <table:table-cell office:value-type="float" office:value="184.49" calcext:value-type="float">
            <text:p>184.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C21]*2" office:value-type="float" office:value="40" calcext:value-type="float">
            <text:p>40</text:p>
          </table:table-cell>
          <table:table-cell table:formula="of:=+[.D21]+0.0075*1.5" office:value-type="float" office:value="0.06375" calcext:value-type="float">
            <text:p>0.06375</text:p>
          </table:table-cell>
          <table:table-cell table:formula="of:=+[.$E$27]+[.E30]" office:value-type="float" office:value="0.15" calcext:value-type="float">
            <text:p>0.15</text:p>
          </table:table-cell>
          <table:table-cell table:formula="of:=+[.C31]+[.D31]*[.B31]+[.E31]*[.A31]" office:value-type="float" office:value="242.5" calcext:value-type="float">
            <text:p>242.5</text:p>
          </table:table-cell>
          <table:table-cell office:value-type="float" office:value="267.57" calcext:value-type="float">
            <text:p>267.5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C22]*2" office:value-type="float" office:value="60" calcext:value-type="float">
            <text:p>60</text:p>
          </table:table-cell>
          <table:table-cell table:formula="of:=+[.D22]+0.0075*1.5" office:value-type="float" office:value="0.04875" calcext:value-type="float">
            <text:p>0.04875</text:p>
          </table:table-cell>
          <table:table-cell table:formula="of:=+[.$E$27]+[.E31]" office:value-type="float" office:value="0.18" calcext:value-type="float">
            <text:p>0.18</text:p>
          </table:table-cell>
          <table:table-cell table:formula="of:=+[.C32]+[.D32]*[.B32]+[.E32]*[.A32]" office:value-type="float" office:value="345" calcext:value-type="float">
            <text:p>345</text:p>
          </table:table-cell>
          <table:table-cell office:value-type="float" office:value="388.05" calcext:value-type="float">
            <text:p>388.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C23]*2" office:value-type="float" office:value="60" calcext:value-type="float">
            <text:p>60</text:p>
          </table:table-cell>
          <table:table-cell table:formula="of:=+[.D23]+0.0075*1.5" office:value-type="float" office:value="0.04375" calcext:value-type="float">
            <text:p>0.04375</text:p>
          </table:table-cell>
          <table:table-cell table:formula="of:=+[.$E$27]+[.E32]" office:value-type="float" office:value="0.21" calcext:value-type="float">
            <text:p>0.21</text:p>
          </table:table-cell>
          <table:table-cell table:formula="of:=+[.C33]+[.D33]*[.B33]+[.E33]*[.A33]" office:value-type="float" office:value="427.5" calcext:value-type="float">
            <text:p>427.5</text:p>
          </table:table-cell>
          <table:table-cell office:value-type="float" office:value="482.31" calcext:value-type="float">
            <text:p>482.31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C24]*2" office:value-type="float" office:value="60" calcext:value-type="float">
            <text:p>60</text:p>
          </table:table-cell>
          <table:table-cell table:formula="of:=+[.D24]+0.0075*1.5" office:value-type="float" office:value="0.03775" calcext:value-type="float">
            <text:p>0.03775</text:p>
          </table:table-cell>
          <table:table-cell table:formula="of:=+[.$E$27]+[.E33]" office:value-type="float" office:value="0.24" calcext:value-type="float">
            <text:p>0.24</text:p>
          </table:table-cell>
          <table:table-cell table:formula="of:=+[.C34]+[.D34]*[.B34]+[.E34]*[.A34]" office:value-type="float" office:value="557.5" calcext:value-type="float">
            <text:p>557.5</text:p>
          </table:table-cell>
          <table:table-cell office:value-type="float" office:value="634.33" calcext:value-type="float">
            <text:p>634.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C25]*2" office:value-type="float" office:value="80" calcext:value-type="float">
            <text:p>80</text:p>
          </table:table-cell>
          <table:table-cell table:formula="of:=+[.D25]+0.0075*1.5" office:value-type="float" office:value="0.03375" calcext:value-type="float">
            <text:p>0.03375</text:p>
          </table:table-cell>
          <table:table-cell table:formula="of:=+[.$E$27]+[.E34]" office:value-type="float" office:value="0.27" calcext:value-type="float">
            <text:p>0.27</text:p>
          </table:table-cell>
          <table:table-cell table:formula="of:=+[.C35]+[.D35]*[.B35]+[.E35]*[.A35]" office:value-type="float" office:value="721.25" calcext:value-type="float">
            <text:p>721.25</text:p>
          </table:table-cell>
          <table:table-cell office:value-type="float" office:value="788.42" calcext:value-type="float">
            <text:p>788.4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C26]*2" office:value-type="float" office:value="120" calcext:value-type="float">
            <text:p>120</text:p>
          </table:table-cell>
          <table:table-cell table:formula="of:=+[.D26]+0.0075*1.5" office:value-type="float" office:value="0.03025" calcext:value-type="float">
            <text:p>0.03025</text:p>
          </table:table-cell>
          <table:table-cell table:formula="of:=+[.$E$27]+[.E35]" office:value-type="float" office:value="0.3" calcext:value-type="float">
            <text:p>0.3</text:p>
          </table:table-cell>
          <table:table-cell table:formula="of:=+[.C36]+[.D36]*[.B36]+[.E36]*[.A36]" office:value-type="float" office:value="996" calcext:value-type="float">
            <text:p>996</text:p>
          </table:table-cell>
          <table:table-cell office:value-type="float" office:value="1014.46" calcext:value-type="float">
            <text:p>1014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37]+[.D37]*[.B37]+[.E37]*[.A37]" office:value-type="float" office:value="55" calcext:value-type="float">
            <text:p>55</text:p>
          </table:table-cell>
          <table:table-cell office:value-type="float" office:value="54.31" calcext:value-type="float">
            <text:p>54.3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C28]*2" office:value-type="float" office:value="40" calcext:value-type="float">
            <text:p>40</text:p>
          </table:table-cell>
          <table:table-cell table:formula="of:=+[.D28]+0.0075*1.5" office:value-type="float" office:value="0.185" calcext:value-type="float">
            <text:p>0.185</text:p>
          </table:table-cell>
          <table:table-cell table:formula="of:=+0.04+[.E37]" office:value-type="float" office:value="0.07" calcext:value-type="float">
            <text:p>0.07</text:p>
          </table:table-cell>
          <table:table-cell table:formula="of:=+[.C38]+[.D38]*[.B38]+[.E38]*[.A38]" office:value-type="float" office:value="147" calcext:value-type="float">
            <text:p>147</text:p>
          </table:table-cell>
          <table:table-cell office:value-type="float" office:value="84.42" calcext:value-type="float">
            <text:p>84.42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C29]*2" office:value-type="float" office:value="40" calcext:value-type="float">
            <text:p>40</text:p>
          </table:table-cell>
          <table:table-cell table:formula="of:=+[.D29]+0.0075*1.5" office:value-type="float" office:value="0.125" calcext:value-type="float">
            <text:p>0.125</text:p>
          </table:table-cell>
          <table:table-cell table:formula="of:=+0.04+[.E38]" office:value-type="float" office:value="0.11" calcext:value-type="float">
            <text:p>0.11</text:p>
          </table:table-cell>
          <table:table-cell table:formula="of:=+[.C39]+[.D39]*[.B39]+[.E39]*[.A39]" office:value-type="float" office:value="212.5" calcext:value-type="float">
            <text:p>212.5</text:p>
          </table:table-cell>
          <table:table-cell office:value-type="float" office:value="151.25" calcext:value-type="float">
            <text:p>151.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+[.C30]*2" office:value-type="float" office:value="40" calcext:value-type="float">
            <text:p>40</text:p>
          </table:table-cell>
          <table:table-cell table:formula="of:=+[.D30]+0.0075*1.5" office:value-type="float" office:value="0.098" calcext:value-type="float">
            <text:p>0.098</text:p>
          </table:table-cell>
          <table:table-cell table:formula="of:=+0.04+[.E39]" office:value-type="float" office:value="0.15" calcext:value-type="float">
            <text:p>0.15</text:p>
          </table:table-cell>
          <table:table-cell table:formula="of:=+[.C40]+[.D40]*[.B40]+[.E40]*[.A40]" office:value-type="float" office:value="288" calcext:value-type="float">
            <text:p>288</text:p>
          </table:table-cell>
          <table:table-cell office:value-type="float" office:value="235.11" calcext:value-type="float">
            <text:p>235.1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C31]*2" office:value-type="float" office:value="80" calcext:value-type="float">
            <text:p>80</text:p>
          </table:table-cell>
          <table:table-cell table:formula="of:=+[.D31]+0.0075*1.5" office:value-type="float" office:value="0.075" calcext:value-type="float">
            <text:p>0.075</text:p>
          </table:table-cell>
          <table:table-cell table:formula="of:=+0.04+[.E40]" office:value-type="float" office:value="0.19" calcext:value-type="float">
            <text:p>0.19</text:p>
          </table:table-cell>
          <table:table-cell table:formula="of:=+[.C41]+[.D41]*[.B41]+[.E41]*[.A41]" office:value-type="float" office:value="420" calcext:value-type="float">
            <text:p>420</text:p>
          </table:table-cell>
          <table:table-cell office:value-type="float" office:value="365.46" calcext:value-type="float">
            <text:p>365.4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C32]*2" office:value-type="float" office:value="120" calcext:value-type="float">
            <text:p>120</text:p>
          </table:table-cell>
          <table:table-cell table:formula="of:=+[.D32]+0.0075*1.5" office:value-type="float" office:value="0.06" calcext:value-type="float">
            <text:p>0.06</text:p>
          </table:table-cell>
          <table:table-cell table:formula="of:=+0.04+[.E41]" office:value-type="float" office:value="0.23" calcext:value-type="float">
            <text:p>0.23</text:p>
          </table:table-cell>
          <table:table-cell table:formula="of:=+[.C42]+[.D42]*[.B42]+[.E42]*[.A42]" office:value-type="float" office:value="590" calcext:value-type="float">
            <text:p>590</text:p>
          </table:table-cell>
          <table:table-cell office:value-type="float" office:value="568.09" calcext:value-type="float">
            <text:p>568.0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C33]*2" office:value-type="float" office:value="120" calcext:value-type="float">
            <text:p>120</text:p>
          </table:table-cell>
          <table:table-cell table:formula="of:=+[.D33]+0.0075*1.5" office:value-type="float" office:value="0.055" calcext:value-type="float">
            <text:p>0.055</text:p>
          </table:table-cell>
          <table:table-cell table:formula="of:=+0.04+[.E42]" office:value-type="float" office:value="0.27" calcext:value-type="float">
            <text:p>0.27</text:p>
          </table:table-cell>
          <table:table-cell table:formula="of:=+[.C43]+[.D43]*[.B43]+[.E43]*[.A43]" office:value-type="float" office:value="720" calcext:value-type="float">
            <text:p>720</text:p>
          </table:table-cell>
          <table:table-cell office:value-type="float" office:value="735.33" calcext:value-type="float">
            <text:p>735.33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C34]*2" office:value-type="float" office:value="120" calcext:value-type="float">
            <text:p>120</text:p>
          </table:table-cell>
          <table:table-cell table:formula="of:=+[.D34]+0.0075*1.5" office:value-type="float" office:value="0.049" calcext:value-type="float">
            <text:p>0.049</text:p>
          </table:table-cell>
          <table:table-cell table:formula="of:=+0.04+[.E43]" office:value-type="float" office:value="0.31" calcext:value-type="float">
            <text:p>0.31</text:p>
          </table:table-cell>
          <table:table-cell table:formula="of:=+[.C44]+[.D44]*[.B44]+[.E44]*[.A44]" office:value-type="float" office:value="920" calcext:value-type="float">
            <text:p>920</text:p>
          </table:table-cell>
          <table:table-cell office:value-type="float" office:value="1017.81" calcext:value-type="float">
            <text:p>1017.8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C35]*2" office:value-type="float" office:value="160" calcext:value-type="float">
            <text:p>160</text:p>
          </table:table-cell>
          <table:table-cell table:formula="of:=+[.D35]+0.0075*1.5" office:value-type="float" office:value="0.045" calcext:value-type="float">
            <text:p>0.045</text:p>
          </table:table-cell>
          <table:table-cell table:formula="of:=+0.04+[.E44]" office:value-type="float" office:value="0.35" calcext:value-type="float">
            <text:p>0.35</text:p>
          </table:table-cell>
          <table:table-cell table:formula="of:=+[.C45]+[.D45]*[.B45]+[.E45]*[.A45]" office:value-type="float" office:value="1185" calcext:value-type="float">
            <text:p>1185</text:p>
          </table:table-cell>
          <table:table-cell office:value-type="float" office:value="1317.45" calcext:value-type="float">
            <text:p>1317.4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C36]*2" office:value-type="float" office:value="240" calcext:value-type="float">
            <text:p>240</text:p>
          </table:table-cell>
          <table:table-cell table:formula="of:=+[.D36]+0.0075*1.5" office:value-type="float" office:value="0.0415" calcext:value-type="float">
            <text:p>0.0415</text:p>
          </table:table-cell>
          <table:table-cell table:formula="of:=+0.04+[.E45]" office:value-type="float" office:value="0.39" calcext:value-type="float">
            <text:p>0.39</text:p>
          </table:table-cell>
          <table:table-cell table:formula="of:=+[.C46]+[.D46]*[.B46]+[.E46]*[.A46]" office:value-type="float" office:value="1626" calcext:value-type="float">
            <text:p>1626</text:p>
          </table:table-cell>
          <table:table-cell office:value-type="float" office:value="1776.79" calcext:value-type="float">
            <text:p>1776.7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formula="of:=+[.C47]+[.D47]*[.B47]+[.E47]*[.A47]" office:value-type="float" office:value="80" calcext:value-type="float">
            <text:p>80</text:p>
          </table:table-cell>
          <table:table-cell office:value-type="float" office:value="79.84" calcext:value-type="float">
            <text:p>79.84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C38]*2" office:value-type="float" office:value="80" calcext:value-type="float">
            <text:p>80</text:p>
          </table:table-cell>
          <table:table-cell office:value-type="float" office:value="0.15" calcext:value-type="float">
            <text:p>0.15</text:p>
          </table:table-cell>
          <table:table-cell office:value-type="float" office:value="0.03" calcext:value-type="float">
            <text:p>0.03</text:p>
          </table:table-cell>
          <table:table-cell table:formula="of:=+[.C48]+[.D48]*[.B48]+[.E48]*[.A48]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C39]*2"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+[.C49]+[.D49]*[.B49]+[.E49]*[.A49]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C40]*2" office:value-type="float" office:value="80" calcext:value-type="float">
            <text:p>8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+[.C50]+[.D50]*[.B50]+[.E50]*[.A50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C41]*2" office:value-type="float" office:value="160" calcext:value-type="float">
            <text:p>16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" calcext:value-type="float">
            <text:p>0.03</text:p>
          </table:table-cell>
          <table:table-cell table:formula="of:=+[.C51]+[.D51]*[.B51]+[.E51]*[.A51]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C42]*2" office:value-type="float" office:value="240" calcext:value-type="float">
            <text:p>240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+[.C52]+[.D52]*[.B52]+[.E52]*[.A52]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C43]*2" office:value-type="float" office:value="240" calcext:value-type="float">
            <text:p>24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formula="of:=+[.C53]+[.D53]*[.B53]+[.E53]*[.A53]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C44]*2" office:value-type="float" office:value="240" calcext:value-type="float">
            <text:p>24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table:formula="of:=+[.C54]+[.D54]*[.B54]+[.E54]*[.A54]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C45]*2" office:value-type="float" office:value="320" calcext:value-type="float">
            <text:p>3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" calcext:value-type="float">
            <text:p>0.03</text:p>
          </table:table-cell>
          <table:table-cell table:formula="of:=+[.C55]+[.D55]*[.B55]+[.E55]*[.A55]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C46]*2" office:value-type="float" office:value="480" calcext:value-type="float">
            <text:p>48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3" calcext:value-type="float">
            <text:p>0.03</text:p>
          </table:table-cell>
          <table:table-cell table:formula="of:=+[.C56]+[.D56]*[.B56]+[.E56]*[.A56]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57]+[.D57]*[.B57]+[.E57]*[.A57]" office:value-type="float" office:value="105" calcext:value-type="float">
            <text:p>105</text:p>
          </table:table-cell>
          <table:table-cell office:value-type="float" office:value="105.38" calcext:value-type="float">
            <text:p>105.3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C48]*2" office:value-type="float" office:value="160" calcext:value-type="float">
            <text:p>160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+[.C58]+[.D58]*[.B58]+[.E58]*[.A5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C49]*2" office:value-type="float" office:value="160" calcext:value-type="float">
            <text:p>16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C59]+[.D59]*[.B59]+[.E59]*[.A59]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C50]*2" office:value-type="float" office:value="160" calcext:value-type="float">
            <text:p>160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+[.C60]+[.D60]*[.B60]+[.E60]*[.A60]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table:formula="of:=+[.C51]*2" office:value-type="float" office:value="320" calcext:value-type="float">
            <text:p>320</text:p>
          </table:table-cell>
          <table:table-cell office:value-type="float" office:value="0.045" calcext:value-type="float">
            <text:p>0.045</text:p>
          </table:table-cell>
          <table:table-cell/>
          <table:table-cell table:formula="of:=+[.C61]+[.D61]*[.B61]+[.E61]*[.A61]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C52]*2" office:value-type="float" office:value="480" calcext:value-type="float">
            <text:p>480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+[.C62]+[.D62]*[.B62]+[.E62]*[.A62]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C53]*2" office:value-type="float" office:value="480" calcext:value-type="float">
            <text:p>480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+[.C63]+[.D63]*[.B63]+[.E63]*[.A63]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C54]*2" office:value-type="float" office:value="480" calcext:value-type="float">
            <text:p>480</text:p>
          </table:table-cell>
          <table:table-cell office:value-type="float" office:value="0.019" calcext:value-type="float">
            <text:p>0.019</text:p>
          </table:table-cell>
          <table:table-cell/>
          <table:table-cell table:formula="of:=+[.C64]+[.D64]*[.B64]+[.E64]*[.A64]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C55]*2" office:value-type="float" office:value="640" calcext:value-type="float">
            <text:p>640</text:p>
          </table:table-cell>
          <table:table-cell office:value-type="float" office:value="0.015" calcext:value-type="float">
            <text:p>0.015</text:p>
          </table:table-cell>
          <table:table-cell/>
          <table:table-cell table:formula="of:=+[.C65]+[.D65]*[.B65]+[.E65]*[.A65]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C56]*2" office:value-type="float" office:value="960" calcext:value-type="float">
            <text:p>960</text:p>
          </table:table-cell>
          <table:table-cell office:value-type="float" office:value="0.0115" calcext:value-type="float">
            <text:p>0.0115</text:p>
          </table:table-cell>
          <table:table-cell/>
          <table:table-cell table:formula="of:=+[.C66]+[.D66]*[.B66]+[.E66]*[.A66]"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67]+[.D67]*[.B67]+[.E67]*[.A67]" office:value-type="float" office:value="130" calcext:value-type="float">
            <text:p>130</text:p>
          </table:table-cell>
          <table:table-cell office:value-type="float" office:value="130.91" calcext:value-type="float">
            <text:p>130.91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68]+[.D68]*[.B68]+[.E68]*[.A6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69]+[.D69]*[.B69]+[.E69]*[.A6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70]+[.D70]*[.B70]+[.E70]*[.A7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71]+[.D71]*[.B71]+[.E71]*[.A7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72]+[.D72]*[.B72]+[.E72]*[.A7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73]+[.D73]*[.B73]+[.E73]*[.A7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74]+[.D74]*[.B74]+[.E74]*[.A7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75]+[.D75]*[.B75]+[.E75]*[.A7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76]+[.D76]*[.B76]+[.E76]*[.A7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77]+[.D77]*[.B77]+[.E77]*[.A77]" office:value-type="float" office:value="155" calcext:value-type="float">
            <text:p>155</text:p>
          </table:table-cell>
          <table:table-cell office:value-type="float" office:value="156.45" calcext:value-type="float">
            <text:p>156.45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78]+[.D78]*[.B78]+[.E78]*[.A7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79]+[.D79]*[.B79]+[.E79]*[.A7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80]+[.D80]*[.B80]+[.E80]*[.A8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81]+[.D81]*[.B81]+[.E81]*[.A8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82]+[.D82]*[.B82]+[.E82]*[.A8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83]+[.D83]*[.B83]+[.E83]*[.A8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84]+[.D84]*[.B84]+[.E84]*[.A8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85]+[.D85]*[.B85]+[.E85]*[.A8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86]+[.D86]*[.B86]+[.E86]*[.A8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87]+[.D87]*[.B87]+[.E87]*[.A87]" office:value-type="float" office:value="310" calcext:value-type="float">
            <text:p>310</text:p>
          </table:table-cell>
          <table:table-cell office:value-type="float" office:value="309.65" calcext:value-type="float">
            <text:p>309.65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table:formula="of:=+[.C88]+[.D88]*[.B88]+[.E88]*[.A8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table:formula="of:=+[.C89]+[.D89]*[.B89]+[.E89]*[.A89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table:formula="of:=+[.C90]+[.D90]*[.B90]+[.E90]*[.A90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table:formula="of:=+[.C91]+[.D91]*[.B91]+[.E91]*[.A91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table:formula="of:=+[.C92]+[.D92]*[.B92]+[.E92]*[.A92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table:formula="of:=+[.C93]+[.D93]*[.B93]+[.E93]*[.A93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/>
          <table:table-cell table:formula="of:=+[.C94]+[.D94]*[.B94]+[.E94]*[.A94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table:formula="of:=+[.C95]+[.D95]*[.B95]+[.E95]*[.A95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0.0115" calcext:value-type="float">
            <text:p>0.0115</text:p>
          </table:table-cell>
          <table:table-cell/>
          <table:table-cell table:formula="of:=+[.C96]+[.D96]*[.B96]+[.E96]*[.A96]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table:formula="of:=+[.C97]+[.D97]*[.B97]+[.E97]*[.$E$108]" office:value-type="float" office:value="355.04" calcext:value-type="float">
            <text:p>355.04</text:p>
          </table:table-cell>
          <table:table-cell office:value-type="float" office:value="513.93" calcext:value-type="float">
            <text:p>513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+[.C98]+[.D98]*[.B98]+[.E98]*[.$E$108]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+[.C99]+[.D99]*[.B99]+[.E99]*[.$E$108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+[.C100]+[.D100]*[.B100]+[.E100]*[.$E$108]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+[.C101]+[.D101]*[.B101]+[.E101]*[.$E$108]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+[.C102]+[.D102]*[.B102]+[.E102]*[.$E$108]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+[.C103]+[.D103]*[.B103]+[.E103]*[.$E$108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table:formula="of:=+[.C104]+[.D104]*[.B104]+[.E104]*[.$E$108]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+[.C105]+[.D105]*[.B105]+[.E105]*[.$E$108]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4" calcext:value-type="float">
            <text:p>0.04</text:p>
          </table:table-cell>
          <table:table-cell table:formula="of:=+[.C106]+[.D106]*[.B106]+[.E106]*[.$E$108]" office:value-type="float" office:value="10516.04" calcext:value-type="float">
            <text:p>10516.0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6001" calcext:value-type="float">
            <text:p>6001</text:p>
          </table:table-cell>
          <table:table-cell table:number-columns-repeated="4"/>
        </table:table-row>
      </table:table>
      <table:table table:name="cost struct 2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up_to_kg</text:p>
          </table:table-cell>
          <table:table-cell office:value-type="string" calcext:value-type="string">
            <text:p>fixed costs</text:p>
          </table:table-cell>
          <table:table-cell office:value-type="string" calcext:value-type="string">
            <text:p>cost per kg</text:p>
          </table:table-cell>
          <table:table-cell office:value-type="string" calcext:value-type="string">
            <text:p>cost per km</text:p>
          </table:table-cell>
          <table:table-cell office:value-type="string" calcext:value-type="string">
            <text:p>total cost full load/max dist</text:p>
          </table:table-cell>
          <table:table-cell office:value-type="string" calcext:value-type="string">
            <text:p>tariff_costs</text:p>
          </table:table-cell>
          <table:table-cell office:value-type="string" calcext:value-type="string">
            <text:p>diff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+[.D4]+[.E4]*[.C4]+[.F4]*[.B4]" office:value-type="float" office:value="15" calcext:value-type="float">
            <text:p>15</text:p>
          </table:table-cell>
          <table:table-cell office:value-type="float" office:value="19.25" calcext:value-type="float">
            <text:p>19.25</text:p>
          </table:table-cell>
          <table:table-cell table:formula="of:=+[.H4]-[.G4]" office:value-type="float" office:value="4.25" calcext:value-type="float">
            <text:p>4.25</text:p>
          </table:table-cell>
          <table:table-cell/>
          <table:table-cell table:formula="of:=+[.I283]" office:value-type="float" office:value="7274.28521722414" calcext:value-type="float">
            <text:p>7274.28521722414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59" calcext:value-type="float">
            <text:p>0.59</text:p>
          </table:table-cell>
          <table:table-cell table:formula="of:=+[.E4]-([.C5]-[.C4])/[.C4]*[.E4]/2" office:value-type="float" office:value="0.225" calcext:value-type="float">
            <text:p>0.225</text:p>
          </table:table-cell>
          <table:table-cell table:formula="of:=+[.F4]+([.C5]-[.C4])/[.C5]*[.F4]/2" office:value-type="float" office:value="0" calcext:value-type="float">
            <text:p>0</text:p>
          </table:table-cell>
          <table:table-cell table:formula="of:=+[.D5]+[.E5]*[.C5]+[.F5]*[.B5]" office:value-type="float" office:value="17.465" calcext:value-type="float">
            <text:p>17.465</text:p>
          </table:table-cell>
          <table:table-cell office:value-type="float" office:value="23.09" calcext:value-type="float">
            <text:p>23.09</text:p>
          </table:table-cell>
          <table:table-cell table:formula="of:=+[.H5]-[.G5]" office:value-type="float" office:value="5.625" calcext:value-type="float">
            <text:p>5.625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.27" calcext:value-type="float">
            <text:p>1.27</text:p>
          </table:table-cell>
          <table:table-cell table:formula="of:=+[.E5]-([.C6]-[.C5])/[.C5]*[.E5]/2" office:value-type="float" office:value="0.1875" calcext:value-type="float">
            <text:p>0.1875</text:p>
          </table:table-cell>
          <table:table-cell table:formula="of:=+[.F5]+([.C6]-[.C5])/[.C6]*[.F5]/2" office:value-type="float" office:value="0" calcext:value-type="float">
            <text:p>0</text:p>
          </table:table-cell>
          <table:table-cell table:formula="of:=+[.D6]+[.E6]*[.C6]+[.F6]*[.B6]" office:value-type="float" office:value="20.02" calcext:value-type="float">
            <text:p>20.02</text:p>
          </table:table-cell>
          <table:table-cell office:value-type="float" office:value="26.27" calcext:value-type="float">
            <text:p>26.27</text:p>
          </table:table-cell>
          <table:table-cell table:formula="of:=+[.H6]-[.G6]" office:value-type="float" office:value="6.25" calcext:value-type="float">
            <text:p>6.25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+[.E6]-([.C7]-[.C6])/[.C6]*[.E6]/2" office:value-type="float" office:value="0.09375" calcext:value-type="float">
            <text:p>0.09375</text:p>
          </table:table-cell>
          <table:table-cell table:formula="of:=+[.F6]+([.C7]-[.C6])/[.C7]*[.F6]/2" office:value-type="float" office:value="0" calcext:value-type="float">
            <text:p>0</text:p>
          </table:table-cell>
          <table:table-cell table:formula="of:=+[.D7]+[.E7]*[.C7]+[.F7]*[.B7]" office:value-type="float" office:value="23.75" calcext:value-type="float">
            <text:p>23.75</text:p>
          </table:table-cell>
          <table:table-cell office:value-type="float" office:value="35.85" calcext:value-type="float">
            <text:p>35.85</text:p>
          </table:table-cell>
          <table:table-cell table:formula="of:=+[.H7]-[.G7]" office:value-type="float" office:value="12.1" calcext:value-type="float">
            <text:p>12.1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formula="of:=+[.E7]-([.C8]-[.C7])/[.C7]*[.E7]/2" office:value-type="float" office:value="0.0703125" calcext:value-type="float">
            <text:p>0.0703125</text:p>
          </table:table-cell>
          <table:table-cell table:formula="of:=+[.F7]+([.C8]-[.C7])/[.C8]*[.F7]/2" office:value-type="float" office:value="0" calcext:value-type="float">
            <text:p>0</text:p>
          </table:table-cell>
          <table:table-cell table:formula="of:=+[.D8]+[.E8]*[.C8]+[.F8]*[.B8]" office:value-type="float" office:value="28.09375" calcext:value-type="float">
            <text:p>28.09375</text:p>
          </table:table-cell>
          <table:table-cell office:value-type="float" office:value="43" calcext:value-type="float">
            <text:p>43</text:p>
          </table:table-cell>
          <table:table-cell table:formula="of:=+[.H8]-[.G8]" office:value-type="float" office:value="14.90625" calcext:value-type="float">
            <text:p>14.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formula="of:=+[.E8]-([.C9]-[.C8])/[.C8]*[.E8]/2" office:value-type="float" office:value="0.05859375" calcext:value-type="float">
            <text:p>0.05859375</text:p>
          </table:table-cell>
          <table:table-cell table:formula="of:=+[.F8]+([.C9]-[.C8])/[.C9]*[.F8]/2" office:value-type="float" office:value="0" calcext:value-type="float">
            <text:p>0</text:p>
          </table:table-cell>
          <table:table-cell table:formula="of:=+[.D9]+[.E9]*[.C9]+[.F9]*[.B9]" office:value-type="float" office:value="33.4375" calcext:value-type="float">
            <text:p>33.4375</text:p>
          </table:table-cell>
          <table:table-cell office:value-type="float" office:value="48.92" calcext:value-type="float">
            <text:p>48.92</text:p>
          </table:table-cell>
          <table:table-cell table:formula="of:=+[.H9]-[.G9]" office:value-type="float" office:value="15.4825" calcext:value-type="float">
            <text:p>15.4825</text:p>
          </table:table-cell>
          <table:table-cell table:number-columns-repeated="3"/>
          <table:table-cell table:formula="of:=+28/2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formula="of:=+[.E9]-([.C10]-[.C9])/[.C9]*[.E9]/2" office:value-type="float" office:value="0.05126953125" calcext:value-type="float">
            <text:p>0.05126953125</text:p>
          </table:table-cell>
          <table:table-cell table:formula="of:=+[.F9]+([.C10]-[.C9])/[.C10]*[.F9]/2" office:value-type="float" office:value="0" calcext:value-type="float">
            <text:p>0</text:p>
          </table:table-cell>
          <table:table-cell table:formula="of:=+[.D10]+[.E10]*[.C10]+[.F10]*[.B10]" office:value-type="float" office:value="37.634765625" calcext:value-type="float">
            <text:p>37.634765625</text:p>
          </table:table-cell>
          <table:table-cell office:value-type="float" office:value="54.07" calcext:value-type="float">
            <text:p>54.07</text:p>
          </table:table-cell>
          <table:table-cell table:formula="of:=+[.H10]-[.G10]" office:value-type="float" office:value="16.435234375" calcext:value-type="float">
            <text:p>16.43523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+[.E10]-([.C11]-[.C10])/[.C10]*[.E10]/2" office:value-type="float" office:value="0.046142578125" calcext:value-type="float">
            <text:p>0.046142578125</text:p>
          </table:table-cell>
          <table:table-cell table:formula="of:=+[.F10]+([.C11]-[.C10])/[.C11]*[.F10]/2" office:value-type="float" office:value="0" calcext:value-type="float">
            <text:p>0</text:p>
          </table:table-cell>
          <table:table-cell table:formula="of:=+[.D11]+[.E11]*[.C11]+[.F11]*[.B11]" office:value-type="float" office:value="42.685546875" calcext:value-type="float">
            <text:p>42.685546875</text:p>
          </table:table-cell>
          <table:table-cell office:value-type="float" office:value="58.68" calcext:value-type="float">
            <text:p>58.68</text:p>
          </table:table-cell>
          <table:table-cell table:formula="of:=+[.H11]-[.G11]" office:value-type="float" office:value="15.994453125" calcext:value-type="float">
            <text:p>15.99445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table:formula="of:=+[.E11]-([.C12]-[.C11])/[.C11]*[.E11]/2" office:value-type="float" office:value="0.04229736328125" calcext:value-type="float">
            <text:p>0.04229736328125</text:p>
          </table:table-cell>
          <table:table-cell table:formula="of:=+[.F11]+([.C12]-[.C11])/[.C12]*[.F11]/2" office:value-type="float" office:value="0" calcext:value-type="float">
            <text:p>0</text:p>
          </table:table-cell>
          <table:table-cell table:formula="of:=+[.D12]+[.E12]*[.C12]+[.F12]*[.B12]" office:value-type="float" office:value="46.608154296875" calcext:value-type="float">
            <text:p>46.608154296875</text:p>
          </table:table-cell>
          <table:table-cell office:value-type="float" office:value="62.88" calcext:value-type="float">
            <text:p>62.88</text:p>
          </table:table-cell>
          <table:table-cell table:formula="of:=+[.H12]-[.G12]" office:value-type="float" office:value="16.271845703125" calcext:value-type="float">
            <text:p>16.27184570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table:formula="of:=+[.E12]-([.C13]-[.C12])/[.C12]*[.E12]/2" office:value-type="float" office:value="0.039276123046875" calcext:value-type="float">
            <text:p>0.039276123046875</text:p>
          </table:table-cell>
          <table:table-cell table:formula="of:=+[.F12]+([.C13]-[.C12])/[.C13]*[.F12]/2" office:value-type="float" office:value="0" calcext:value-type="float">
            <text:p>0</text:p>
          </table:table-cell>
          <table:table-cell table:formula="of:=+[.D13]+[.E13]*[.C13]+[.F13]*[.B13]" office:value-type="float" office:value="49.4208984375" calcext:value-type="float">
            <text:p>49.4208984375</text:p>
          </table:table-cell>
          <table:table-cell office:value-type="float" office:value="66.76" calcext:value-type="float">
            <text:p>66.76</text:p>
          </table:table-cell>
          <table:table-cell table:formula="of:=+[.H13]-[.G13]" office:value-type="float" office:value="17.3391015625" calcext:value-type="float">
            <text:p>17.33910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table:formula="of:=+[.E13]-([.C14]-[.C13])/[.C13]*[.E13]/2" office:value-type="float" office:value="0.0368213653564453" calcext:value-type="float">
            <text:p>0.036821365356445</text:p>
          </table:table-cell>
          <table:table-cell table:formula="of:=+[.F13]+([.C14]-[.C13])/[.C14]*[.F13]/2" office:value-type="float" office:value="0" calcext:value-type="float">
            <text:p>0</text:p>
          </table:table-cell>
          <table:table-cell table:formula="of:=+[.D14]+[.E14]*[.C14]+[.F14]*[.B14]" office:value-type="float" office:value="53.1392288208008" calcext:value-type="float">
            <text:p>53.1392288208008</text:p>
          </table:table-cell>
          <table:table-cell office:value-type="float" office:value="70.39" calcext:value-type="float">
            <text:p>70.39</text:p>
          </table:table-cell>
          <table:table-cell table:formula="of:=+[.H14]-[.G14]" office:value-type="float" office:value="17.2507711791992" calcext:value-type="float">
            <text:p>17.2507711791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+[.E14]-([.C15]-[.C14])/[.C14]*[.E14]/2" office:value-type="float" office:value="0.0347757339477539" calcext:value-type="float">
            <text:p>0.034775733947754</text:p>
          </table:table-cell>
          <table:table-cell table:formula="of:=+[.F14]+([.C15]-[.C14])/[.C15]*[.F14]/2" office:value-type="float" office:value="0" calcext:value-type="float">
            <text:p>0</text:p>
          </table:table-cell>
          <table:table-cell table:formula="of:=+[.D15]+[.E15]*[.C15]+[.F15]*[.B15]" office:value-type="float" office:value="55.7757339477539" calcext:value-type="float">
            <text:p>55.7757339477539</text:p>
          </table:table-cell>
          <table:table-cell office:value-type="float" office:value="73.79" calcext:value-type="float">
            <text:p>73.79</text:p>
          </table:table-cell>
          <table:table-cell table:formula="of:=+[.H15]-[.G15]" office:value-type="float" office:value="18.0142660522461" calcext:value-type="float">
            <text:p>18.0142660522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table:formula="of:=+[.E15]-([.C16]-[.C15])/[.C15]*[.E15]/2" office:value-type="float" office:value="0.0304287672042847" calcext:value-type="float">
            <text:p>0.030428767204285</text:p>
          </table:table-cell>
          <table:table-cell table:formula="of:=+[.F15]+([.C16]-[.C15])/[.C16]*[.F15]/2" office:value-type="float" office:value="0" calcext:value-type="float">
            <text:p>0</text:p>
          </table:table-cell>
          <table:table-cell table:formula="of:=+[.D16]+[.E16]*[.C16]+[.F16]*[.B16]" office:value-type="float" office:value="62.0359590053559" calcext:value-type="float">
            <text:p>62.0359590053559</text:p>
          </table:table-cell>
          <table:table-cell office:value-type="float" office:value="81.56" calcext:value-type="float">
            <text:p>81.56</text:p>
          </table:table-cell>
          <table:table-cell table:formula="of:=+[.H16]-[.G16]" office:value-type="float" office:value="19.5240409946442" calcext:value-type="float">
            <text:p>19.5240409946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+[.E16]-([.C17]-[.C16])/[.C16]*[.E16]/2" office:value-type="float" office:value="0.0273858904838562" calcext:value-type="float">
            <text:p>0.027385890483856</text:p>
          </table:table-cell>
          <table:table-cell table:formula="of:=+[.F16]+([.C17]-[.C16])/[.C17]*[.F16]/2" office:value-type="float" office:value="0" calcext:value-type="float">
            <text:p>0</text:p>
          </table:table-cell>
          <table:table-cell table:formula="of:=+[.D17]+[.E17]*[.C17]+[.F17]*[.B17]" office:value-type="float" office:value="68.0788357257843" calcext:value-type="float">
            <text:p>68.0788357257843</text:p>
          </table:table-cell>
          <table:table-cell office:value-type="float" office:value="88.51" calcext:value-type="float">
            <text:p>88.51</text:p>
          </table:table-cell>
          <table:table-cell table:formula="of:=+[.H17]-[.G17]" office:value-type="float" office:value="20.4311642742157" calcext:value-type="float">
            <text:p>20.4311642742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table:formula="of:=+[.E17]-([.C18]-[.C17])/[.C17]*[.E17]/2" office:value-type="float" office:value="0.0251037329435349" calcext:value-type="float">
            <text:p>0.025103732943535</text:p>
          </table:table-cell>
          <table:table-cell table:formula="of:=+[.F17]+([.C18]-[.C17])/[.C18]*[.F17]/2" office:value-type="float" office:value="0" calcext:value-type="float">
            <text:p>0</text:p>
          </table:table-cell>
          <table:table-cell table:formula="of:=+[.D18]+[.E18]*[.C18]+[.F18]*[.B18]" office:value-type="float" office:value="73.931532651186" calcext:value-type="float">
            <text:p>73.931532651186</text:p>
          </table:table-cell>
          <table:table-cell office:value-type="float" office:value="94.84" calcext:value-type="float">
            <text:p>94.84</text:p>
          </table:table-cell>
          <table:table-cell table:formula="of:=+[.H18]-[.G18]" office:value-type="float" office:value="20.908467348814" calcext:value-type="float">
            <text:p>20.908467348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+[.E18]-([.C19]-[.C18])/[.C18]*[.E18]/2" office:value-type="float" office:value="0.0233106091618538" calcext:value-type="float">
            <text:p>0.023310609161854</text:p>
          </table:table-cell>
          <table:table-cell table:formula="of:=+[.F18]+([.C19]-[.C18])/[.C19]*[.F18]/2" office:value-type="float" office:value="0" calcext:value-type="float">
            <text:p>0</text:p>
          </table:table-cell>
          <table:table-cell table:formula="of:=+[.D19]+[.E19]*[.C19]+[.F19]*[.B19]" office:value-type="float" office:value="78.6212183237076" calcext:value-type="float">
            <text:p>78.6212183237076</text:p>
          </table:table-cell>
          <table:table-cell office:value-type="float" office:value="100.7" calcext:value-type="float">
            <text:p>100.7</text:p>
          </table:table-cell>
          <table:table-cell table:formula="of:=+[.H19]-[.G19]" office:value-type="float" office:value="22.0787816762924" calcext:value-type="float">
            <text:p>22.0787816762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float" office:value="37" calcext:value-type="float">
            <text:p>37</text:p>
          </table:table-cell>
          <table:table-cell table:formula="of:=+[.E19]-([.C20]-[.C19])/[.C19]*[.E19]/2" office:value-type="float" office:value="0.0203967830166221" calcext:value-type="float">
            <text:p>0.020396783016622</text:p>
          </table:table-cell>
          <table:table-cell table:formula="of:=+[.F19]+([.C20]-[.C19])/[.C20]*[.F19]/2" office:value-type="float" office:value="0" calcext:value-type="float">
            <text:p>0</text:p>
          </table:table-cell>
          <table:table-cell table:formula="of:=+[.D20]+[.E20]*[.C20]+[.F20]*[.B20]" office:value-type="float" office:value="87.9919575415552" calcext:value-type="float">
            <text:p>87.9919575415552</text:p>
          </table:table-cell>
          <table:table-cell office:value-type="float" office:value="111.3" calcext:value-type="float">
            <text:p>111.3</text:p>
          </table:table-cell>
          <table:table-cell table:formula="of:=+[.H20]-[.G20]" office:value-type="float" office:value="23.3080424584448" calcext:value-type="float">
            <text:p>23.3080424584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table:formula="of:=+[.E20]-([.C21]-[.C20])/[.C20]*[.E20]/2" office:value-type="float" office:value="0.0183571047149599" calcext:value-type="float">
            <text:p>0.01835710471496</text:p>
          </table:table-cell>
          <table:table-cell table:formula="of:=+[.F20]+([.C21]-[.C20])/[.C21]*[.F20]/2" office:value-type="float" office:value="0" calcext:value-type="float">
            <text:p>0</text:p>
          </table:table-cell>
          <table:table-cell table:formula="of:=+[.D21]+[.E21]*[.C21]+[.F21]*[.B21]" office:value-type="float" office:value="95.0713141448796" calcext:value-type="float">
            <text:p>95.0713141448796</text:p>
          </table:table-cell>
          <table:table-cell office:value-type="float" office:value="120.78" calcext:value-type="float">
            <text:p>120.78</text:p>
          </table:table-cell>
          <table:table-cell table:formula="of:=+[.H21]-[.G21]" office:value-type="float" office:value="25.7086858551204" calcext:value-type="float">
            <text:p>25.70868585512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00" calcext:value-type="float">
            <text:p>3500</text:p>
          </table:table-cell>
          <table:table-cell office:value-type="float" office:value="48" calcext:value-type="float">
            <text:p>48</text:p>
          </table:table-cell>
          <table:table-cell table:formula="of:=+[.E21]-([.C22]-[.C21])/[.C21]*[.E21]/2" office:value-type="float" office:value="0.0168273459887132" calcext:value-type="float">
            <text:p>0.016827345988713</text:p>
          </table:table-cell>
          <table:table-cell table:formula="of:=+[.F21]+([.C22]-[.C21])/[.C22]*[.F21]/2" office:value-type="float" office:value="0" calcext:value-type="float">
            <text:p>0</text:p>
          </table:table-cell>
          <table:table-cell table:formula="of:=+[.D22]+[.E22]*[.C22]+[.F22]*[.B22]" office:value-type="float" office:value="106.895710960496" calcext:value-type="float">
            <text:p>106.895710960496</text:p>
          </table:table-cell>
          <table:table-cell office:value-type="float" office:value="129.43" calcext:value-type="float">
            <text:p>129.43</text:p>
          </table:table-cell>
          <table:table-cell table:formula="of:=+[.H22]-[.G22]" office:value-type="float" office:value="22.5342890395038" calcext:value-type="float">
            <text:p>22.53428903950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52" calcext:value-type="float">
            <text:p>52</text:p>
          </table:table-cell>
          <table:table-cell table:formula="of:=+[.E22]-([.C23]-[.C22])/[.C22]*[.E22]/2" office:value-type="float" office:value="0.0156253927038051" calcext:value-type="float">
            <text:p>0.015625392703805</text:p>
          </table:table-cell>
          <table:table-cell table:formula="of:=+[.F22]+([.C23]-[.C22])/[.C23]*[.F22]/2" office:value-type="float" office:value="0" calcext:value-type="float">
            <text:p>0</text:p>
          </table:table-cell>
          <table:table-cell table:formula="of:=+[.D23]+[.E23]*[.C23]+[.F23]*[.B23]" office:value-type="float" office:value="114.501570815221" calcext:value-type="float">
            <text:p>114.501570815221</text:p>
          </table:table-cell>
          <table:table-cell office:value-type="float" office:value="137.42" calcext:value-type="float">
            <text:p>137.42</text:p>
          </table:table-cell>
          <table:table-cell table:formula="of:=+[.H23]-[.G23]" office:value-type="float" office:value="22.9184291847795" calcext:value-type="float">
            <text:p>22.9184291847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formula="of:=+[.E23]-([.C24]-[.C23])/[.C23]*[.E23]/2" office:value-type="float" office:value="0.0136722186158295" calcext:value-type="float">
            <text:p>0.01367221861583</text:p>
          </table:table-cell>
          <table:table-cell table:formula="of:=+[.F23]+([.C24]-[.C23])/[.C24]*[.F23]/2" office:value-type="float" office:value="0" calcext:value-type="float">
            <text:p>0</text:p>
          </table:table-cell>
          <table:table-cell table:formula="of:=+[.D24]+[.E24]*[.C24]+[.F24]*[.B24]" office:value-type="float" office:value="126.361093079147" calcext:value-type="float">
            <text:p>126.361093079147</text:p>
          </table:table-cell>
          <table:table-cell office:value-type="float" office:value="151.88" calcext:value-type="float">
            <text:p>151.88</text:p>
          </table:table-cell>
          <table:table-cell table:formula="of:=+[.H24]-[.G24]" office:value-type="float" office:value="25.5189069208525" calcext:value-type="float">
            <text:p>25.51890692085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formula="of:=+[.E24]-([.C25]-[.C24])/[.C24]*[.E24]/2" office:value-type="float" office:value="0.0123049967542465" calcext:value-type="float">
            <text:p>0.012304996754247</text:p>
          </table:table-cell>
          <table:table-cell table:formula="of:=+[.F24]+([.C25]-[.C24])/[.C25]*[.F24]/2" office:value-type="float" office:value="0" calcext:value-type="float">
            <text:p>0</text:p>
          </table:table-cell>
          <table:table-cell table:formula="of:=+[.D25]+[.E25]*[.C25]+[.F25]*[.B25]" office:value-type="float" office:value="138.829980525479" calcext:value-type="float">
            <text:p>138.829980525479</text:p>
          </table:table-cell>
          <table:table-cell office:value-type="float" office:value="164.82" calcext:value-type="float">
            <text:p>164.82</text:p>
          </table:table-cell>
          <table:table-cell table:formula="of:=+[.H25]-[.G25]" office:value-type="float" office:value="25.9900194745207" calcext:value-type="float">
            <text:p>25.99001947452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 office:value-type="float" office:value="70" calcext:value-type="float">
            <text:p>70</text:p>
          </table:table-cell>
          <table:table-cell table:formula="of:=+[.E25]-([.C26]-[.C25])/[.C25]*[.E25]/2" office:value-type="float" office:value="0.0112795803580593" calcext:value-type="float">
            <text:p>0.011279580358059</text:p>
          </table:table-cell>
          <table:table-cell table:formula="of:=+[.F25]+([.C26]-[.C25])/[.C26]*[.F25]/2" office:value-type="float" office:value="0" calcext:value-type="float">
            <text:p>0</text:p>
          </table:table-cell>
          <table:table-cell table:formula="of:=+[.D26]+[.E26]*[.C26]+[.F26]*[.B26]" office:value-type="float" office:value="148.957062506415" calcext:value-type="float">
            <text:p>148.957062506415</text:p>
          </table:table-cell>
          <table:table-cell office:value-type="float" office:value="176.62" calcext:value-type="float">
            <text:p>176.62</text:p>
          </table:table-cell>
          <table:table-cell table:formula="of:=+[.H26]-[.G26]" office:value-type="float" office:value="27.6629374935847" calcext:value-type="float">
            <text:p>27.66293749358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74" calcext:value-type="float">
            <text:p>74</text:p>
          </table:table-cell>
          <table:table-cell table:formula="of:=+[.E26]-([.C27]-[.C26])/[.C26]*[.E26]/2" office:value-type="float" office:value="0.0104738960467694" calcext:value-type="float">
            <text:p>0.010473896046769</text:p>
          </table:table-cell>
          <table:table-cell table:formula="of:=+[.F26]+([.C27]-[.C26])/[.C27]*[.F26]/2" office:value-type="float" office:value="0" calcext:value-type="float">
            <text:p>0</text:p>
          </table:table-cell>
          <table:table-cell table:formula="of:=+[.D27]+[.E27]*[.C27]+[.F27]*[.B27]" office:value-type="float" office:value="157.791168374155" calcext:value-type="float">
            <text:p>157.791168374155</text:p>
          </table:table-cell>
          <table:table-cell office:value-type="float" office:value="187.52" calcext:value-type="float">
            <text:p>187.52</text:p>
          </table:table-cell>
          <table:table-cell table:formula="of:=+[.H27]-[.G27]" office:value-type="float" office:value="29.728831625845" calcext:value-type="float">
            <text:p>29.7288316258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formula="of:=+[.E27]-([.C28]-[.C27])/[.C27]*[.E27]/2" office:value-type="float" office:value="0.00981927754384629" calcext:value-type="float">
            <text:p>0.009819277543846</text:p>
          </table:table-cell>
          <table:table-cell table:formula="of:=+[.F27]+([.C28]-[.C27])/[.C28]*[.F27]/2" office:value-type="float" office:value="0" calcext:value-type="float">
            <text:p>0</text:p>
          </table:table-cell>
          <table:table-cell table:formula="of:=+[.D28]+[.E28]*[.C28]+[.F28]*[.B28]" office:value-type="float" office:value="166.373497894617" calcext:value-type="float">
            <text:p>166.373497894617</text:p>
          </table:table-cell>
          <table:table-cell office:value-type="float" office:value="197.7" calcext:value-type="float">
            <text:p>197.7</text:p>
          </table:table-cell>
          <table:table-cell table:formula="of:=+[.H28]-[.G28]" office:value-type="float" office:value="31.3265021053834" calcext:value-type="float">
            <text:p>31.32650210538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3" calcext:value-type="float">
            <text:p>83</text:p>
          </table:table-cell>
          <table:table-cell table:formula="of:=+[.E28]-([.C29]-[.C28])/[.C28]*[.E28]/2" office:value-type="float" office:value="0.00927376212474372" calcext:value-type="float">
            <text:p>0.009273762124744</text:p>
          </table:table-cell>
          <table:table-cell table:formula="of:=+[.F28]+([.C29]-[.C28])/[.C29]*[.F28]/2" office:value-type="float" office:value="0" calcext:value-type="float">
            <text:p>0</text:p>
          </table:table-cell>
          <table:table-cell table:formula="of:=+[.D29]+[.E29]*[.C29]+[.F29]*[.B29]" office:value-type="float" office:value="175.737621247437" calcext:value-type="float">
            <text:p>175.737621247437</text:p>
          </table:table-cell>
          <table:table-cell office:value-type="float" office:value="207.26" calcext:value-type="float">
            <text:p>207.26</text:p>
          </table:table-cell>
          <table:table-cell table:formula="of:=+[.H29]-[.G29]" office:value-type="float" office:value="31.5223787525628" calcext:value-type="float">
            <text:p>31.5223787525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9.45" calcext:value-type="float">
            <text:p>109.45</text:p>
          </table:table-cell>
          <table:table-cell table:formula="of:=+[.E29]-([.C30]-[.C29])/[.C29]*[.E29]/2" office:value-type="float" office:value="0.00695532159355779" calcext:value-type="float">
            <text:p>0.006955321593558</text:p>
          </table:table-cell>
          <table:table-cell table:formula="of:=+[.F29]+([.C30]-[.C29])/[.C30]*[.F29]/2" office:value-type="float" office:value="0" calcext:value-type="float">
            <text:p>0</text:p>
          </table:table-cell>
          <table:table-cell table:formula="of:=+[.D30]+[.E30]*[.C30]+[.F30]*[.B30]" office:value-type="float" office:value="213.779823903367" calcext:value-type="float">
            <text:p>213.779823903367</text:p>
          </table:table-cell>
          <table:table-cell office:value-type="float" office:value="248.6" calcext:value-type="float">
            <text:p>248.6</text:p>
          </table:table-cell>
          <table:table-cell table:formula="of:=+[.H30]-[.G30]" office:value-type="float" office:value="34.8201760966331" calcext:value-type="float">
            <text:p>34.82017609663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office:value-type="float" office:value="151.1" calcext:value-type="float">
            <text:p>151.1</text:p>
          </table:table-cell>
          <table:table-cell table:formula="of:=+[.E30]-([.C31]-[.C30])/[.C30]*[.E30]/2" office:value-type="float" office:value="0.00486872511549045" calcext:value-type="float">
            <text:p>0.00486872511549</text:p>
          </table:table-cell>
          <table:table-cell table:formula="of:=+[.F30]+([.C31]-[.C30])/[.C31]*[.F30]/2" office:value-type="float" office:value="0" calcext:value-type="float">
            <text:p>0</text:p>
          </table:table-cell>
          <table:table-cell table:formula="of:=+[.D31]+[.E31]*[.C31]+[.F31]*[.B31]" office:value-type="float" office:value="267.949402771771" calcext:value-type="float">
            <text:p>267.949402771771</text:p>
          </table:table-cell>
          <table:table-cell office:value-type="float" office:value="306.94" calcext:value-type="float">
            <text:p>306.94</text:p>
          </table:table-cell>
          <table:table-cell table:formula="of:=+[.H31]-[.G31]" office:value-type="float" office:value="38.9905972282291" calcext:value-type="float">
            <text:p>38.99059722822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formula="of:=+[.D4]*[.$K$3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table:formula="of:=+[.D32]+[.E32]*[.C32]+[.F32]*[.B32]" office:value-type="float" office:value="20" calcext:value-type="float">
            <text:p>20</text:p>
          </table:table-cell>
          <table:table-cell office:value-type="float" office:value="25.82" calcext:value-type="float">
            <text:p>25.82</text:p>
          </table:table-cell>
          <table:table-cell table:formula="of:=+[.H32]-[.G32]" office:value-type="float" office:value="5.82" calcext:value-type="float">
            <text:p>5.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  <table:table-cell table:formula="of:=+[.D5]*[.$K$3]" office:value-type="float" office:value="0.885" calcext:value-type="float">
            <text:p>0.885</text:p>
          </table:table-cell>
          <table:table-cell table:formula="of:=+[.E32]-([.C33]-[.C32])/[.C32]*[.E32]/2" office:value-type="float" office:value="0.225" calcext:value-type="float">
            <text:p>0.225</text:p>
          </table:table-cell>
          <table:table-cell table:formula="of:=+[.F32]+([.C33]-[.C32])/[.C33]*[.F32]/2" office:value-type="float" office:value="0.0233333333333333" calcext:value-type="float">
            <text:p>0.023333333333333</text:p>
          </table:table-cell>
          <table:table-cell table:formula="of:=+[.D33]+[.E33]*[.C33]+[.F33]*[.B33]" office:value-type="float" office:value="23.5933333333333" calcext:value-type="float">
            <text:p>23.5933333333333</text:p>
          </table:table-cell>
          <table:table-cell office:value-type="float" office:value="31.63" calcext:value-type="float">
            <text:p>31.63</text:p>
          </table:table-cell>
          <table:table-cell table:formula="of:=+[.H33]-[.G33]" office:value-type="float" office:value="8.03666666666666" calcext:value-type="float">
            <text:p>8.03666666666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formula="of:=+[.D6]*[.$K$3]" office:value-type="float" office:value="1.905" calcext:value-type="float">
            <text:p>1.905</text:p>
          </table:table-cell>
          <table:table-cell table:formula="of:=+[.E33]-([.C34]-[.C33])/[.C33]*[.E33]/2" office:value-type="float" office:value="0.1875" calcext:value-type="float">
            <text:p>0.1875</text:p>
          </table:table-cell>
          <table:table-cell table:formula="of:=+[.F33]+([.C34]-[.C33])/[.C34]*[.F33]/2" office:value-type="float" office:value="0.02625" calcext:value-type="float">
            <text:p>0.02625</text:p>
          </table:table-cell>
          <table:table-cell table:formula="of:=+[.D34]+[.E34]*[.C34]+[.F34]*[.B34]" office:value-type="float" office:value="27.2175" calcext:value-type="float">
            <text:p>27.2175</text:p>
          </table:table-cell>
          <table:table-cell office:value-type="float" office:value="36.53" calcext:value-type="float">
            <text:p>36.53</text:p>
          </table:table-cell>
          <table:table-cell table:formula="of:=+[.H34]-[.G34]" office:value-type="float" office:value="9.3125" calcext:value-type="float">
            <text:p>9.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+[.D7]*[.$K$3]" office:value-type="float" office:value="7.5" calcext:value-type="float">
            <text:p>7.5</text:p>
          </table:table-cell>
          <table:table-cell table:formula="of:=+[.E34]-([.C35]-[.C34])/[.C34]*[.E34]/2" office:value-type="float" office:value="0.09375" calcext:value-type="float">
            <text:p>0.09375</text:p>
          </table:table-cell>
          <table:table-cell table:formula="of:=+[.F34]+([.C35]-[.C34])/[.C35]*[.F34]/2" office:value-type="float" office:value="0.0328125" calcext:value-type="float">
            <text:p>0.0328125</text:p>
          </table:table-cell>
          <table:table-cell table:formula="of:=+[.D35]+[.E35]*[.C35]+[.F35]*[.B35]" office:value-type="float" office:value="34.453125" calcext:value-type="float">
            <text:p>34.453125</text:p>
          </table:table-cell>
          <table:table-cell office:value-type="float" office:value="51.68" calcext:value-type="float">
            <text:p>51.68</text:p>
          </table:table-cell>
          <table:table-cell table:formula="of:=+[.H35]-[.G35]" office:value-type="float" office:value="17.226875" calcext:value-type="float">
            <text:p>17.22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table:formula="of:=+[.D8]*[.$K$3]" office:value-type="float" office:value="10.5" calcext:value-type="float">
            <text:p>10.5</text:p>
          </table:table-cell>
          <table:table-cell table:formula="of:=+[.E35]-([.C36]-[.C35])/[.C35]*[.E35]/2" office:value-type="float" office:value="0.0703125" calcext:value-type="float">
            <text:p>0.0703125</text:p>
          </table:table-cell>
          <table:table-cell table:formula="of:=+[.F35]+([.C36]-[.C35])/[.C36]*[.F35]/2" office:value-type="float" office:value="0.03828125" calcext:value-type="float">
            <text:p>0.03828125</text:p>
          </table:table-cell>
          <table:table-cell table:formula="of:=+[.D36]+[.E36]*[.C36]+[.F36]*[.B36]" office:value-type="float" office:value="41.1640625" calcext:value-type="float">
            <text:p>41.1640625</text:p>
          </table:table-cell>
          <table:table-cell office:value-type="float" office:value="63.3" calcext:value-type="float">
            <text:p>63.3</text:p>
          </table:table-cell>
          <table:table-cell table:formula="of:=+[.H36]-[.G36]" office:value-type="float" office:value="22.1359375" calcext:value-type="float">
            <text:p>22.13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table:formula="of:=+[.D9]*[.$K$3]" office:value-type="float" office:value="15" calcext:value-type="float">
            <text:p>15</text:p>
          </table:table-cell>
          <table:table-cell table:formula="of:=+[.E36]-([.C37]-[.C36])/[.C36]*[.E36]/2" office:value-type="float" office:value="0.05859375" calcext:value-type="float">
            <text:p>0.05859375</text:p>
          </table:table-cell>
          <table:table-cell table:formula="of:=+[.F36]+([.C37]-[.C36])/[.C37]*[.F36]/2" office:value-type="float" office:value="0.04306640625" calcext:value-type="float">
            <text:p>0.04306640625</text:p>
          </table:table-cell>
          <table:table-cell table:formula="of:=+[.D37]+[.E37]*[.C37]+[.F37]*[.B37]" office:value-type="float" office:value="49.2041015625" calcext:value-type="float">
            <text:p>49.2041015625</text:p>
          </table:table-cell>
          <table:table-cell office:value-type="float" office:value="73.11" calcext:value-type="float">
            <text:p>73.11</text:p>
          </table:table-cell>
          <table:table-cell table:formula="of:=+[.H37]-[.G37]" office:value-type="float" office:value="23.9058984375" calcext:value-type="float">
            <text:p>23.905898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formula="of:=+[.D10]*[.$K$3]" office:value-type="float" office:value="18" calcext:value-type="float">
            <text:p>18</text:p>
          </table:table-cell>
          <table:table-cell table:formula="of:=+[.E37]-([.C38]-[.C37])/[.C37]*[.E37]/2" office:value-type="float" office:value="0.05126953125" calcext:value-type="float">
            <text:p>0.05126953125</text:p>
          </table:table-cell>
          <table:table-cell table:formula="of:=+[.F37]+([.C38]-[.C37])/[.C38]*[.F37]/2" office:value-type="float" office:value="0.047373046875" calcext:value-type="float">
            <text:p>0.047373046875</text:p>
          </table:table-cell>
          <table:table-cell table:formula="of:=+[.D38]+[.E38]*[.C38]+[.F38]*[.B38]" office:value-type="float" office:value="55.47802734375" calcext:value-type="float">
            <text:p>55.47802734375</text:p>
          </table:table-cell>
          <table:table-cell office:value-type="float" office:value="81.74" calcext:value-type="float">
            <text:p>81.74</text:p>
          </table:table-cell>
          <table:table-cell table:formula="of:=+[.H38]-[.G38]" office:value-type="float" office:value="26.26197265625" calcext:value-type="float">
            <text:p>26.261972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table:formula="of:=+[.D11]*[.$K$3]" office:value-type="float" office:value="22.5" calcext:value-type="float">
            <text:p>22.5</text:p>
          </table:table-cell>
          <table:table-cell table:formula="of:=+[.E38]-([.C39]-[.C38])/[.C38]*[.E38]/2" office:value-type="float" office:value="0.046142578125" calcext:value-type="float">
            <text:p>0.046142578125</text:p>
          </table:table-cell>
          <table:table-cell table:formula="of:=+[.F38]+([.C39]-[.C38])/[.C39]*[.F38]/2" office:value-type="float" office:value="0.05132080078125" calcext:value-type="float">
            <text:p>0.05132080078125</text:p>
          </table:table-cell>
          <table:table-cell table:formula="of:=+[.D39]+[.E39]*[.C39]+[.F39]*[.B39]" office:value-type="float" office:value="63.0157470703125" calcext:value-type="float">
            <text:p>63.0157470703125</text:p>
          </table:table-cell>
          <table:table-cell office:value-type="float" office:value="89.55" calcext:value-type="float">
            <text:p>89.55</text:p>
          </table:table-cell>
          <table:table-cell table:formula="of:=+[.H39]-[.G39]" office:value-type="float" office:value="26.5342529296875" calcext:value-type="float">
            <text:p>26.53425292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" calcext:value-type="float">
            <text:p>700</text:p>
          </table:table-cell>
          <table:table-cell table:formula="of:=+[.D12]*[.$K$3]" office:value-type="float" office:value="25.5" calcext:value-type="float">
            <text:p>25.5</text:p>
          </table:table-cell>
          <table:table-cell table:formula="of:=+[.E39]-([.C40]-[.C39])/[.C39]*[.E39]/2" office:value-type="float" office:value="0.04229736328125" calcext:value-type="float">
            <text:p>0.04229736328125</text:p>
          </table:table-cell>
          <table:table-cell table:formula="of:=+[.F39]+([.C40]-[.C39])/[.C40]*[.F39]/2" office:value-type="float" office:value="0.054986572265625" calcext:value-type="float">
            <text:p>0.054986572265625</text:p>
          </table:table-cell>
          <table:table-cell table:formula="of:=+[.D40]+[.E40]*[.C40]+[.F40]*[.B40]" office:value-type="float" office:value="68.8547973632813" calcext:value-type="float">
            <text:p>68.8547973632813</text:p>
          </table:table-cell>
          <table:table-cell office:value-type="float" office:value="96.73" calcext:value-type="float">
            <text:p>96.73</text:p>
          </table:table-cell>
          <table:table-cell table:formula="of:=+[.H40]-[.G40]" office:value-type="float" office:value="27.8752026367187" calcext:value-type="float">
            <text:p>27.87520263671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 table:formula="of:=+[.D13]*[.$K$3]" office:value-type="float" office:value="27" calcext:value-type="float">
            <text:p>27</text:p>
          </table:table-cell>
          <table:table-cell table:formula="of:=+[.E40]-([.C41]-[.C40])/[.C40]*[.E40]/2" office:value-type="float" office:value="0.039276123046875" calcext:value-type="float">
            <text:p>0.039276123046875</text:p>
          </table:table-cell>
          <table:table-cell table:formula="of:=+[.F40]+([.C41]-[.C40])/[.C41]*[.F40]/2" office:value-type="float" office:value="0.0584232330322266" calcext:value-type="float">
            <text:p>0.058423233032227</text:p>
          </table:table-cell>
          <table:table-cell table:formula="of:=+[.D41]+[.E41]*[.C41]+[.F41]*[.B41]" office:value-type="float" office:value="73.0267066955567" calcext:value-type="float">
            <text:p>73.0267066955567</text:p>
          </table:table-cell>
          <table:table-cell office:value-type="float" office:value="103.42" calcext:value-type="float">
            <text:p>103.42</text:p>
          </table:table-cell>
          <table:table-cell table:formula="of:=+[.H41]-[.G41]" office:value-type="float" office:value="30.3932933044433" calcext:value-type="float">
            <text:p>30.39329330444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  <table:table-cell table:formula="of:=+[.D14]*[.$K$3]" office:value-type="float" office:value="30" calcext:value-type="float">
            <text:p>30</text:p>
          </table:table-cell>
          <table:table-cell table:formula="of:=+[.E41]-([.C42]-[.C41])/[.C41]*[.E41]/2" office:value-type="float" office:value="0.0368213653564453" calcext:value-type="float">
            <text:p>0.036821365356445</text:p>
          </table:table-cell>
          <table:table-cell table:formula="of:=+[.F41]+([.C42]-[.C41])/[.C42]*[.F41]/2" office:value-type="float" office:value="0.0616689682006836" calcext:value-type="float">
            <text:p>0.061668968200684</text:p>
          </table:table-cell>
          <table:table-cell table:formula="of:=+[.D42]+[.E42]*[.C42]+[.F42]*[.B42]" office:value-type="float" office:value="78.5564708709717" calcext:value-type="float">
            <text:p>78.5564708709717</text:p>
          </table:table-cell>
          <table:table-cell office:value-type="float" office:value="109.7" calcext:value-type="float">
            <text:p>109.7</text:p>
          </table:table-cell>
          <table:table-cell table:formula="of:=+[.H42]-[.G42]" office:value-type="float" office:value="31.1435291290283" calcext:value-type="float">
            <text:p>31.1435291290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+[.D15]*[.$K$3]" office:value-type="float" office:value="31.5" calcext:value-type="float">
            <text:p>31.5</text:p>
          </table:table-cell>
          <table:table-cell table:formula="of:=+[.E42]-([.C43]-[.C42])/[.C42]*[.E42]/2" office:value-type="float" office:value="0.0347757339477539" calcext:value-type="float">
            <text:p>0.034775733947754</text:p>
          </table:table-cell>
          <table:table-cell table:formula="of:=+[.F42]+([.C43]-[.C42])/[.C43]*[.F42]/2" office:value-type="float" office:value="0.0647524166107178" calcext:value-type="float">
            <text:p>0.064752416610718</text:p>
          </table:table-cell>
          <table:table-cell table:formula="of:=+[.D43]+[.E43]*[.C43]+[.F43]*[.B43]" office:value-type="float" office:value="82.4638381004334" calcext:value-type="float">
            <text:p>82.4638381004334</text:p>
          </table:table-cell>
          <table:table-cell office:value-type="float" office:value="115.64" calcext:value-type="float">
            <text:p>115.64</text:p>
          </table:table-cell>
          <table:table-cell table:formula="of:=+[.H43]-[.G43]" office:value-type="float" office:value="33.1761618995666" calcext:value-type="float">
            <text:p>33.17616189956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table:formula="of:=+[.D16]*[.$K$3]" office:value-type="float" office:value="36" calcext:value-type="float">
            <text:p>36</text:p>
          </table:table-cell>
          <table:table-cell table:formula="of:=+[.E43]-([.C44]-[.C43])/[.C43]*[.E43]/2" office:value-type="float" office:value="0.0304287672042847" calcext:value-type="float">
            <text:p>0.030428767204285</text:p>
          </table:table-cell>
          <table:table-cell table:formula="of:=+[.F43]+([.C44]-[.C43])/[.C44]*[.F43]/2" office:value-type="float" office:value="0.0712276582717896" calcext:value-type="float">
            <text:p>0.07122765827179</text:p>
          </table:table-cell>
          <table:table-cell table:formula="of:=+[.D44]+[.E44]*[.C44]+[.F44]*[.B44]" office:value-type="float" office:value="91.8428735733032" calcext:value-type="float">
            <text:p>91.8428735733032</text:p>
          </table:table-cell>
          <table:table-cell office:value-type="float" office:value="129.3" calcext:value-type="float">
            <text:p>129.3</text:p>
          </table:table-cell>
          <table:table-cell table:formula="of:=+[.H44]-[.G44]" office:value-type="float" office:value="37.4571264266968" calcext:value-type="float">
            <text:p>37.4571264266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" calcext:value-type="float">
            <text:p>1500</text:p>
          </table:table-cell>
          <table:table-cell table:formula="of:=+[.D17]*[.$K$3]" office:value-type="float" office:value="40.5" calcext:value-type="float">
            <text:p>40.5</text:p>
          </table:table-cell>
          <table:table-cell table:formula="of:=+[.E44]-([.C45]-[.C44])/[.C44]*[.E44]/2" office:value-type="float" office:value="0.0273858904838562" calcext:value-type="float">
            <text:p>0.027385890483856</text:p>
          </table:table-cell>
          <table:table-cell table:formula="of:=+[.F44]+([.C45]-[.C44])/[.C45]*[.F44]/2" office:value-type="float" office:value="0.0771632964611054" calcext:value-type="float">
            <text:p>0.077163296461105</text:p>
          </table:table-cell>
          <table:table-cell table:formula="of:=+[.D45]+[.E45]*[.C45]+[.F45]*[.B45]" office:value-type="float" office:value="100.869659841061" calcext:value-type="float">
            <text:p>100.869659841061</text:p>
          </table:table-cell>
          <table:table-cell office:value-type="float" office:value="141.65" calcext:value-type="float">
            <text:p>141.65</text:p>
          </table:table-cell>
          <table:table-cell table:formula="of:=+[.H45]-[.G45]" office:value-type="float" office:value="40.7803401589393" calcext:value-type="float">
            <text:p>40.78034015893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750" calcext:value-type="float">
            <text:p>1750</text:p>
          </table:table-cell>
          <table:table-cell table:formula="of:=+[.D18]*[.$K$3]" office:value-type="float" office:value="45" calcext:value-type="float">
            <text:p>45</text:p>
          </table:table-cell>
          <table:table-cell table:formula="of:=+[.E45]-([.C46]-[.C45])/[.C45]*[.E45]/2" office:value-type="float" office:value="0.0251037329435349" calcext:value-type="float">
            <text:p>0.025103732943535</text:p>
          </table:table-cell>
          <table:table-cell table:formula="of:=+[.F45]+([.C46]-[.C45])/[.C46]*[.F45]/2" office:value-type="float" office:value="0.0826749604940414" calcext:value-type="float">
            <text:p>0.082674960494042</text:p>
          </table:table-cell>
          <table:table-cell table:formula="of:=+[.D46]+[.E46]*[.C46]+[.F46]*[.B46]" office:value-type="float" office:value="109.600272774696" calcext:value-type="float">
            <text:p>109.600272774696</text:p>
          </table:table-cell>
          <table:table-cell office:value-type="float" office:value="153.01" calcext:value-type="float">
            <text:p>153.01</text:p>
          </table:table-cell>
          <table:table-cell table:formula="of:=+[.H46]-[.G46]" office:value-type="float" office:value="43.4097272253036" calcext:value-type="float">
            <text:p>43.4097272253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000" calcext:value-type="float">
            <text:p>2000</text:p>
          </table:table-cell>
          <table:table-cell table:formula="of:=+[.D19]*[.$K$3]" office:value-type="float" office:value="48" calcext:value-type="float">
            <text:p>48</text:p>
          </table:table-cell>
          <table:table-cell table:formula="of:=+[.E46]-([.C47]-[.C46])/[.C46]*[.E46]/2" office:value-type="float" office:value="0.0233106091618538" calcext:value-type="float">
            <text:p>0.023310609161854</text:p>
          </table:table-cell>
          <table:table-cell table:formula="of:=+[.F46]+([.C47]-[.C46])/[.C47]*[.F46]/2" office:value-type="float" office:value="0.0878421455249191" calcext:value-type="float">
            <text:p>0.087842145524919</text:p>
          </table:table-cell>
          <table:table-cell table:formula="of:=+[.D47]+[.E47]*[.C47]+[.F47]*[.B47]" office:value-type="float" office:value="116.581754704937" calcext:value-type="float">
            <text:p>116.581754704937</text:p>
          </table:table-cell>
          <table:table-cell office:value-type="float" office:value="163.59" calcext:value-type="float">
            <text:p>163.59</text:p>
          </table:table-cell>
          <table:table-cell table:formula="of:=+[.H47]-[.G47]" office:value-type="float" office:value="47.0082452950626" calcext:value-type="float">
            <text:p>47.00824529506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table:formula="of:=+[.D20]*[.$K$3]" office:value-type="float" office:value="55.5" calcext:value-type="float">
            <text:p>55.5</text:p>
          </table:table-cell>
          <table:table-cell table:formula="of:=+[.E47]-([.C48]-[.C47])/[.C47]*[.E47]/2" office:value-type="float" office:value="0.0203967830166221" calcext:value-type="float">
            <text:p>0.020396783016622</text:p>
          </table:table-cell>
          <table:table-cell table:formula="of:=+[.F47]+([.C48]-[.C47])/[.C48]*[.F47]/2" office:value-type="float" office:value="0.096626360077411" calcext:value-type="float">
            <text:p>0.096626360077411</text:p>
          </table:table-cell>
          <table:table-cell table:formula="of:=+[.D48]+[.E48]*[.C48]+[.F48]*[.B48]" office:value-type="float" office:value="130.648547560908" calcext:value-type="float">
            <text:p>130.648547560908</text:p>
          </table:table-cell>
          <table:table-cell office:value-type="float" office:value="182.91" calcext:value-type="float">
            <text:p>182.91</text:p>
          </table:table-cell>
          <table:table-cell table:formula="of:=+[.H48]-[.G48]" office:value-type="float" office:value="52.2614524390921" calcext:value-type="float">
            <text:p>52.26145243909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table:formula="of:=+[.D21]*[.$K$3]" office:value-type="float" office:value="60" calcext:value-type="float">
            <text:p>60</text:p>
          </table:table-cell>
          <table:table-cell table:formula="of:=+[.E48]-([.C49]-[.C48])/[.C48]*[.E48]/2" office:value-type="float" office:value="0.0183571047149599" calcext:value-type="float">
            <text:p>0.01835710471496</text:p>
          </table:table-cell>
          <table:table-cell table:formula="of:=+[.F48]+([.C49]-[.C48])/[.C49]*[.F48]/2" office:value-type="float" office:value="0.104678556750529" calcext:value-type="float">
            <text:p>0.104678556750529</text:p>
          </table:table-cell>
          <table:table-cell table:formula="of:=+[.D49]+[.E49]*[.C49]+[.F49]*[.B49]" office:value-type="float" office:value="141.240953332512" calcext:value-type="float">
            <text:p>141.240953332512</text:p>
          </table:table-cell>
          <table:table-cell office:value-type="float" office:value="200.39" calcext:value-type="float">
            <text:p>200.39</text:p>
          </table:table-cell>
          <table:table-cell table:formula="of:=+[.H49]-[.G49]" office:value-type="float" office:value="59.1490466674883" calcext:value-type="float">
            <text:p>59.14904666748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00" calcext:value-type="float">
            <text:p>3500</text:p>
          </table:table-cell>
          <table:table-cell table:formula="of:=+[.D22]*[.$K$3]" office:value-type="float" office:value="72" calcext:value-type="float">
            <text:p>72</text:p>
          </table:table-cell>
          <table:table-cell table:formula="of:=+[.E49]-([.C50]-[.C49])/[.C49]*[.E49]/2" office:value-type="float" office:value="0.0168273459887132" calcext:value-type="float">
            <text:p>0.016827345988713</text:p>
          </table:table-cell>
          <table:table-cell table:formula="of:=+[.F49]+([.C50]-[.C49])/[.C50]*[.F49]/2" office:value-type="float" office:value="0.112155596518423" calcext:value-type="float">
            <text:p>0.112155596518423</text:p>
          </table:table-cell>
          <table:table-cell table:formula="of:=+[.D50]+[.E50]*[.C50]+[.F50]*[.B50]" office:value-type="float" office:value="158.934610090102" calcext:value-type="float">
            <text:p>158.934610090102</text:p>
          </table:table-cell>
          <table:table-cell office:value-type="float" office:value="216.46" calcext:value-type="float">
            <text:p>216.46</text:p>
          </table:table-cell>
          <table:table-cell table:formula="of:=+[.H50]-[.G50]" office:value-type="float" office:value="57.5253899098979" calcext:value-type="float">
            <text:p>57.52538990989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000" calcext:value-type="float">
            <text:p>4000</text:p>
          </table:table-cell>
          <table:table-cell table:formula="of:=+[.D23]*[.$K$3]" office:value-type="float" office:value="78" calcext:value-type="float">
            <text:p>78</text:p>
          </table:table-cell>
          <table:table-cell table:formula="of:=+[.E50]-([.C51]-[.C50])/[.C50]*[.E50]/2" office:value-type="float" office:value="0.0156253927038051" calcext:value-type="float">
            <text:p>0.015625392703805</text:p>
          </table:table-cell>
          <table:table-cell table:formula="of:=+[.F50]+([.C51]-[.C50])/[.C51]*[.F50]/2" office:value-type="float" office:value="0.119165321300825" calcext:value-type="float">
            <text:p>0.119165321300825</text:p>
          </table:table-cell>
          <table:table-cell table:formula="of:=+[.D51]+[.E51]*[.C51]+[.F51]*[.B51]" office:value-type="float" office:value="170.292901140427" calcext:value-type="float">
            <text:p>170.292901140427</text:p>
          </table:table-cell>
          <table:table-cell office:value-type="float" office:value="231.41" calcext:value-type="float">
            <text:p>231.41</text:p>
          </table:table-cell>
          <table:table-cell table:formula="of:=+[.H51]-[.G51]" office:value-type="float" office:value="61.1170988595733" calcext:value-type="float">
            <text:p>61.1170988595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+[.D24]*[.$K$3]" office:value-type="float" office:value="87" calcext:value-type="float">
            <text:p>87</text:p>
          </table:table-cell>
          <table:table-cell table:formula="of:=+[.E51]-([.C52]-[.C51])/[.C51]*[.E51]/2" office:value-type="float" office:value="0.0136722186158295" calcext:value-type="float">
            <text:p>0.01367221861583</text:p>
          </table:table-cell>
          <table:table-cell table:formula="of:=+[.F51]+([.C52]-[.C51])/[.C52]*[.F51]/2" office:value-type="float" office:value="0.131081853430907" calcext:value-type="float">
            <text:p>0.131081853430907</text:p>
          </table:table-cell>
          <table:table-cell table:formula="of:=+[.D52]+[.E52]*[.C52]+[.F52]*[.B52]" office:value-type="float" office:value="188.131556436874" calcext:value-type="float">
            <text:p>188.131556436874</text:p>
          </table:table-cell>
          <table:table-cell office:value-type="float" office:value="258.75" calcext:value-type="float">
            <text:p>258.75</text:p>
          </table:table-cell>
          <table:table-cell table:formula="of:=+[.H52]-[.G52]" office:value-type="float" office:value="70.6184435631257" calcext:value-type="float">
            <text:p>70.6184435631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000" calcext:value-type="float">
            <text:p>6000</text:p>
          </table:table-cell>
          <table:table-cell table:formula="of:=+[.D25]*[.$K$3]" office:value-type="float" office:value="97.5" calcext:value-type="float">
            <text:p>97.5</text:p>
          </table:table-cell>
          <table:table-cell table:formula="of:=+[.E52]-([.C53]-[.C52])/[.C52]*[.E52]/2" office:value-type="float" office:value="0.0123049967542465" calcext:value-type="float">
            <text:p>0.012304996754247</text:p>
          </table:table-cell>
          <table:table-cell table:formula="of:=+[.F52]+([.C53]-[.C52])/[.C53]*[.F52]/2" office:value-type="float" office:value="0.142005341216816" calcext:value-type="float">
            <text:p>0.142005341216816</text:p>
          </table:table-cell>
          <table:table-cell table:formula="of:=+[.D53]+[.E53]*[.C53]+[.F53]*[.B53]" office:value-type="float" office:value="206.831315829683" calcext:value-type="float">
            <text:p>206.831315829683</text:p>
          </table:table-cell>
          <table:table-cell office:value-type="float" office:value="283.47" calcext:value-type="float">
            <text:p>283.47</text:p>
          </table:table-cell>
          <table:table-cell table:formula="of:=+[.H53]-[.G53]" office:value-type="float" office:value="76.6386841703167" calcext:value-type="float">
            <text:p>76.6386841703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7000" calcext:value-type="float">
            <text:p>7000</text:p>
          </table:table-cell>
          <table:table-cell table:formula="of:=+[.D26]*[.$K$3]" office:value-type="float" office:value="105" calcext:value-type="float">
            <text:p>105</text:p>
          </table:table-cell>
          <table:table-cell table:formula="of:=+[.E53]-([.C54]-[.C53])/[.C53]*[.E53]/2" office:value-type="float" office:value="0.0112795803580593" calcext:value-type="float">
            <text:p>0.011279580358059</text:p>
          </table:table-cell>
          <table:table-cell table:formula="of:=+[.F53]+([.C54]-[.C53])/[.C54]*[.F53]/2" office:value-type="float" office:value="0.15214857987516" calcext:value-type="float">
            <text:p>0.15214857987516</text:p>
          </table:table-cell>
          <table:table-cell table:formula="of:=+[.D54]+[.E54]*[.C54]+[.F54]*[.B54]" office:value-type="float" office:value="221.994207475205" calcext:value-type="float">
            <text:p>221.994207475205</text:p>
          </table:table-cell>
          <table:table-cell office:value-type="float" office:value="306.21" calcext:value-type="float">
            <text:p>306.21</text:p>
          </table:table-cell>
          <table:table-cell table:formula="of:=+[.H54]-[.G54]" office:value-type="float" office:value="84.2157925247946" calcext:value-type="float">
            <text:p>84.2157925247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8000" calcext:value-type="float">
            <text:p>8000</text:p>
          </table:table-cell>
          <table:table-cell table:formula="of:=+[.D27]*[.$K$3]" office:value-type="float" office:value="111" calcext:value-type="float">
            <text:p>111</text:p>
          </table:table-cell>
          <table:table-cell table:formula="of:=+[.E54]-([.C55]-[.C54])/[.C54]*[.E54]/2" office:value-type="float" office:value="0.0104738960467694" calcext:value-type="float">
            <text:p>0.010473896046769</text:p>
          </table:table-cell>
          <table:table-cell table:formula="of:=+[.F54]+([.C55]-[.C54])/[.C55]*[.F54]/2" office:value-type="float" office:value="0.161657866117358" calcext:value-type="float">
            <text:p>0.161657866117358</text:p>
          </table:table-cell>
          <table:table-cell table:formula="of:=+[.D55]+[.E55]*[.C55]+[.F55]*[.B55]" office:value-type="float" office:value="235.205634903494" calcext:value-type="float">
            <text:p>235.205634903494</text:p>
          </table:table-cell>
          <table:table-cell office:value-type="float" office:value="327.37" calcext:value-type="float">
            <text:p>327.37</text:p>
          </table:table-cell>
          <table:table-cell table:formula="of:=+[.H55]-[.G55]" office:value-type="float" office:value="92.1643650965055" calcext:value-type="float">
            <text:p>92.1643650965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table:formula="of:=+[.D28]*[.$K$3]" office:value-type="float" office:value="117" calcext:value-type="float">
            <text:p>117</text:p>
          </table:table-cell>
          <table:table-cell table:formula="of:=+[.E55]-([.C56]-[.C55])/[.C55]*[.E55]/2" office:value-type="float" office:value="0.00981927754384629" calcext:value-type="float">
            <text:p>0.009819277543846</text:p>
          </table:table-cell>
          <table:table-cell table:formula="of:=+[.F55]+([.C56]-[.C55])/[.C56]*[.F55]/2" office:value-type="float" office:value="0.170638858679433" calcext:value-type="float">
            <text:p>0.170638858679433</text:p>
          </table:table-cell>
          <table:table-cell table:formula="of:=+[.D56]+[.E56]*[.C56]+[.F56]*[.B56]" office:value-type="float" office:value="248.033212564475" calcext:value-type="float">
            <text:p>248.033212564475</text:p>
          </table:table-cell>
          <table:table-cell office:value-type="float" office:value="347.24" calcext:value-type="float">
            <text:p>347.24</text:p>
          </table:table-cell>
          <table:table-cell table:formula="of:=+[.H56]-[.G56]" office:value-type="float" office:value="99.2067874355251" calcext:value-type="float">
            <text:p>99.20678743552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000" calcext:value-type="float">
            <text:p>10000</text:p>
          </table:table-cell>
          <table:table-cell table:formula="of:=+[.D29]*[.$K$3]" office:value-type="float" office:value="124.5" calcext:value-type="float">
            <text:p>124.5</text:p>
          </table:table-cell>
          <table:table-cell table:formula="of:=+[.E56]-([.C57]-[.C56])/[.C56]*[.E56]/2" office:value-type="float" office:value="0.00927376212474372" calcext:value-type="float">
            <text:p>0.009273762124744</text:p>
          </table:table-cell>
          <table:table-cell table:formula="of:=+[.F56]+([.C57]-[.C56])/[.C57]*[.F56]/2" office:value-type="float" office:value="0.179170801613405" calcext:value-type="float">
            <text:p>0.179170801613405</text:p>
          </table:table-cell>
          <table:table-cell table:formula="of:=+[.D57]+[.E57]*[.C57]+[.F57]*[.B57]" office:value-type="float" office:value="262.030321650788" calcext:value-type="float">
            <text:p>262.030321650788</text:p>
          </table:table-cell>
          <table:table-cell office:value-type="float" office:value="366.05" calcext:value-type="float">
            <text:p>366.05</text:p>
          </table:table-cell>
          <table:table-cell table:formula="of:=+[.H57]-[.G57]" office:value-type="float" office:value="104.019678349212" calcext:value-type="float">
            <text:p>104.019678349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5000" calcext:value-type="float">
            <text:p>15000</text:p>
          </table:table-cell>
          <table:table-cell table:formula="of:=+[.D30]*[.$K$3]" office:value-type="float" office:value="164.175" calcext:value-type="float">
            <text:p>164.175</text:p>
          </table:table-cell>
          <table:table-cell table:formula="of:=+[.E57]-([.C58]-[.C57])/[.C57]*[.E57]/2" office:value-type="float" office:value="0.00695532159355779" calcext:value-type="float">
            <text:p>0.006955321593558</text:p>
          </table:table-cell>
          <table:table-cell table:formula="of:=+[.F57]+([.C58]-[.C57])/[.C58]*[.F57]/2" office:value-type="float" office:value="0.209032601882306" calcext:value-type="float">
            <text:p>0.209032601882306</text:p>
          </table:table-cell>
          <table:table-cell table:formula="of:=+[.D58]+[.E58]*[.C58]+[.F58]*[.B58]" office:value-type="float" office:value="320.762974373943" calcext:value-type="float">
            <text:p>320.762974373943</text:p>
          </table:table-cell>
          <table:table-cell office:value-type="float" office:value="448.39" calcext:value-type="float">
            <text:p>448.39</text:p>
          </table:table-cell>
          <table:table-cell table:formula="of:=+[.H58]-[.G58]" office:value-type="float" office:value="127.627025626057" calcext:value-type="float">
            <text:p>127.627025626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4000" calcext:value-type="float">
            <text:p>24000</text:p>
          </table:table-cell>
          <table:table-cell table:formula="of:=+[.D31]*[.$K$3]" office:value-type="float" office:value="226.65" calcext:value-type="float">
            <text:p>226.65</text:p>
          </table:table-cell>
          <table:table-cell table:formula="of:=+[.E58]-([.C59]-[.C58])/[.C58]*[.E58]/2" office:value-type="float" office:value="0.00486872511549045" calcext:value-type="float">
            <text:p>0.00486872511549</text:p>
          </table:table-cell>
          <table:table-cell table:formula="of:=+[.F58]+([.C59]-[.C58])/[.C59]*[.F58]/2" office:value-type="float" office:value="0.248226214735238" calcext:value-type="float">
            <text:p>0.248226214735238</text:p>
          </table:table-cell>
          <table:table-cell table:formula="of:=+[.D59]+[.E59]*[.C59]+[.F59]*[.B59]" office:value-type="float" office:value="405.55595645558" calcext:value-type="float">
            <text:p>405.55595645558</text:p>
          </table:table-cell>
          <table:table-cell office:value-type="float" office:value="567.29" calcext:value-type="float">
            <text:p>567.29</text:p>
          </table:table-cell>
          <table:table-cell table:formula="of:=+[.H59]-[.G59]" office:value-type="float" office:value="161.73404354442" calcext:value-type="float">
            <text:p>161.73404354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formula="of:=+[.D32]*[.$K$3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35" calcext:value-type="float">
            <text:p>0.035</text:p>
          </table:table-cell>
          <table:table-cell table:formula="of:=+[.D60]+[.E60]*[.C60]+[.F60]*[.B60]" office:value-type="float" office:value="32.5" calcext:value-type="float">
            <text:p>32.5</text:p>
          </table:table-cell>
          <table:table-cell office:value-type="float" office:value="37" calcext:value-type="float">
            <text:p>37</text:p>
          </table:table-cell>
          <table:table-cell table:formula="of:=+[.H60]-[.G60]"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table:formula="of:=+[.D33]*[.$K$3]" office:value-type="float" office:value="1.3275" calcext:value-type="float">
            <text:p>1.3275</text:p>
          </table:table-cell>
          <table:table-cell table:formula="of:=+[.E60]-([.C61]-[.C60])/[.C60]*[.E60]/2" office:value-type="float" office:value="0.225" calcext:value-type="float">
            <text:p>0.225</text:p>
          </table:table-cell>
          <table:table-cell table:formula="of:=+[.F60]+([.C61]-[.C60])/[.C61]*[.F60]/2" office:value-type="float" office:value="0.0408333333333333" calcext:value-type="float">
            <text:p>0.040833333333333</text:p>
          </table:table-cell>
          <table:table-cell table:formula="of:=+[.D61]+[.E61]*[.C61]+[.F61]*[.B61]" office:value-type="float" office:value="38.6191666666667" calcext:value-type="float">
            <text:p>38.6191666666667</text:p>
          </table:table-cell>
          <table:table-cell office:value-type="float" office:value="45.99" calcext:value-type="float">
            <text:p>45.99</text:p>
          </table:table-cell>
          <table:table-cell table:formula="of:=+[.H61]-[.G61]" office:value-type="float" office:value="7.37083333333333" calcext:value-type="float">
            <text:p>7.37083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+[.D34]*[.$K$3]" office:value-type="float" office:value="2.8575" calcext:value-type="float">
            <text:p>2.8575</text:p>
          </table:table-cell>
          <table:table-cell table:formula="of:=+[.E61]-([.C62]-[.C61])/[.C61]*[.E61]/2" office:value-type="float" office:value="0.1875" calcext:value-type="float">
            <text:p>0.1875</text:p>
          </table:table-cell>
          <table:table-cell table:formula="of:=+[.F61]+([.C62]-[.C61])/[.C62]*[.F61]/2" office:value-type="float" office:value="0.0459375" calcext:value-type="float">
            <text:p>0.0459375</text:p>
          </table:table-cell>
          <table:table-cell table:formula="of:=+[.D62]+[.E62]*[.C62]+[.F62]*[.B62]" office:value-type="float" office:value="44.57625" calcext:value-type="float">
            <text:p>44.57625</text:p>
          </table:table-cell>
          <table:table-cell office:value-type="float" office:value="53.66" calcext:value-type="float">
            <text:p>53.66</text:p>
          </table:table-cell>
          <table:table-cell table:formula="of:=+[.H62]-[.G62]" office:value-type="float" office:value="9.08375" calcext:value-type="float">
            <text:p>9.08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+[.D35]*[.$K$3]" office:value-type="float" office:value="11.25" calcext:value-type="float">
            <text:p>11.25</text:p>
          </table:table-cell>
          <table:table-cell table:formula="of:=+[.E62]-([.C63]-[.C62])/[.C62]*[.E62]/2" office:value-type="float" office:value="0.09375" calcext:value-type="float">
            <text:p>0.09375</text:p>
          </table:table-cell>
          <table:table-cell table:formula="of:=+[.F62]+([.C63]-[.C62])/[.C63]*[.F62]/2" office:value-type="float" office:value="0.057421875" calcext:value-type="float">
            <text:p>0.057421875</text:p>
          </table:table-cell>
          <table:table-cell table:formula="of:=+[.D63]+[.E63]*[.C63]+[.F63]*[.B63]" office:value-type="float" office:value="58.7109375" calcext:value-type="float">
            <text:p>58.7109375</text:p>
          </table:table-cell>
          <table:table-cell office:value-type="float" office:value="77.82" calcext:value-type="float">
            <text:p>77.82</text:p>
          </table:table-cell>
          <table:table-cell table:formula="of:=+[.H63]-[.G63]" office:value-type="float" office:value="19.1090625" calcext:value-type="float">
            <text:p>19.10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formula="of:=+[.D36]*[.$K$3]" office:value-type="float" office:value="15.75" calcext:value-type="float">
            <text:p>15.75</text:p>
          </table:table-cell>
          <table:table-cell table:formula="of:=+[.E63]-([.C64]-[.C63])/[.C63]*[.E63]/2" office:value-type="float" office:value="0.0703125" calcext:value-type="float">
            <text:p>0.0703125</text:p>
          </table:table-cell>
          <table:table-cell table:formula="of:=+[.F63]+([.C64]-[.C63])/[.C64]*[.F63]/2" office:value-type="float" office:value="0.0669921875" calcext:value-type="float">
            <text:p>0.0669921875</text:p>
          </table:table-cell>
          <table:table-cell table:formula="of:=+[.D64]+[.E64]*[.C64]+[.F64]*[.B64]" office:value-type="float" office:value="70.33984375" calcext:value-type="float">
            <text:p>70.33984375</text:p>
          </table:table-cell>
          <table:table-cell office:value-type="float" office:value="96.73" calcext:value-type="float">
            <text:p>96.73</text:p>
          </table:table-cell>
          <table:table-cell table:formula="of:=+[.H64]-[.G64]" office:value-type="float" office:value="26.39015625" calcext:value-type="float">
            <text:p>26.390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+[.D37]*[.$K$3]" office:value-type="float" office:value="22.5" calcext:value-type="float">
            <text:p>22.5</text:p>
          </table:table-cell>
          <table:table-cell table:formula="of:=+[.E64]-([.C65]-[.C64])/[.C64]*[.E64]/2" office:value-type="float" office:value="0.05859375" calcext:value-type="float">
            <text:p>0.05859375</text:p>
          </table:table-cell>
          <table:table-cell table:formula="of:=+[.F64]+([.C65]-[.C64])/[.C65]*[.F64]/2" office:value-type="float" office:value="0.0753662109375" calcext:value-type="float">
            <text:p>0.0753662109375</text:p>
          </table:table-cell>
          <table:table-cell table:formula="of:=+[.D65]+[.E65]*[.C65]+[.F65]*[.B65]" office:value-type="float" office:value="83.62060546875" calcext:value-type="float">
            <text:p>83.62060546875</text:p>
          </table:table-cell>
          <table:table-cell office:value-type="float" office:value="112.86" calcext:value-type="float">
            <text:p>112.86</text:p>
          </table:table-cell>
          <table:table-cell table:formula="of:=+[.H65]-[.G65]" office:value-type="float" office:value="29.23939453125" calcext:value-type="float">
            <text:p>29.239394531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00" calcext:value-type="float">
            <text:p>500</text:p>
          </table:table-cell>
          <table:table-cell table:formula="of:=+[.D38]*[.$K$3]" office:value-type="float" office:value="27" calcext:value-type="float">
            <text:p>27</text:p>
          </table:table-cell>
          <table:table-cell table:formula="of:=+[.E65]-([.C66]-[.C65])/[.C65]*[.E65]/2" office:value-type="float" office:value="0.05126953125" calcext:value-type="float">
            <text:p>0.05126953125</text:p>
          </table:table-cell>
          <table:table-cell table:formula="of:=+[.F65]+([.C66]-[.C65])/[.C66]*[.F65]/2" office:value-type="float" office:value="0.08290283203125" calcext:value-type="float">
            <text:p>0.08290283203125</text:p>
          </table:table-cell>
          <table:table-cell table:formula="of:=+[.D66]+[.E66]*[.C66]+[.F66]*[.B66]" office:value-type="float" office:value="94.086181640625" calcext:value-type="float">
            <text:p>94.086181640625</text:p>
          </table:table-cell>
          <table:table-cell office:value-type="float" office:value="127.21" calcext:value-type="float">
            <text:p>127.21</text:p>
          </table:table-cell>
          <table:table-cell table:formula="of:=+[.H66]-[.G66]" office:value-type="float" office:value="33.123818359375" calcext:value-type="float">
            <text:p>33.1238183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+[.D39]*[.$K$3]" office:value-type="float" office:value="33.75" calcext:value-type="float">
            <text:p>33.75</text:p>
          </table:table-cell>
          <table:table-cell table:formula="of:=+[.E66]-([.C67]-[.C66])/[.C66]*[.E66]/2" office:value-type="float" office:value="0.046142578125" calcext:value-type="float">
            <text:p>0.046142578125</text:p>
          </table:table-cell>
          <table:table-cell table:formula="of:=+[.F66]+([.C67]-[.C66])/[.C67]*[.F66]/2" office:value-type="float" office:value="0.0898114013671875" calcext:value-type="float">
            <text:p>0.089811401367188</text:p>
          </table:table-cell>
          <table:table-cell table:formula="of:=+[.D67]+[.E67]*[.C67]+[.F67]*[.B67]" office:value-type="float" office:value="106.341247558594" calcext:value-type="float">
            <text:p>106.341247558594</text:p>
          </table:table-cell>
          <table:table-cell office:value-type="float" office:value="140.28" calcext:value-type="float">
            <text:p>140.28</text:p>
          </table:table-cell>
          <table:table-cell table:formula="of:=+[.H67]-[.G67]" office:value-type="float" office:value="33.9387524414062" calcext:value-type="float">
            <text:p>33.9387524414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table:formula="of:=+[.D40]*[.$K$3]" office:value-type="float" office:value="38.25" calcext:value-type="float">
            <text:p>38.25</text:p>
          </table:table-cell>
          <table:table-cell table:formula="of:=+[.E67]-([.C68]-[.C67])/[.C67]*[.E67]/2" office:value-type="float" office:value="0.04229736328125" calcext:value-type="float">
            <text:p>0.04229736328125</text:p>
          </table:table-cell>
          <table:table-cell table:formula="of:=+[.F67]+([.C68]-[.C67])/[.C68]*[.F67]/2" office:value-type="float" office:value="0.0962265014648438" calcext:value-type="float">
            <text:p>0.096226501464844</text:p>
          </table:table-cell>
          <table:table-cell table:formula="of:=+[.D68]+[.E68]*[.C68]+[.F68]*[.B68]" office:value-type="float" office:value="115.971405029297" calcext:value-type="float">
            <text:p>115.971405029297</text:p>
          </table:table-cell>
          <table:table-cell office:value-type="float" office:value="152.37" calcext:value-type="float">
            <text:p>152.37</text:p>
          </table:table-cell>
          <table:table-cell table:formula="of:=+[.H68]-[.G68]" office:value-type="float" office:value="36.3985949707031" calcext:value-type="float">
            <text:p>36.3985949707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table:formula="of:=+[.D41]*[.$K$3]" office:value-type="float" office:value="40.5" calcext:value-type="float">
            <text:p>40.5</text:p>
          </table:table-cell>
          <table:table-cell table:formula="of:=+[.E68]-([.C69]-[.C68])/[.C68]*[.E68]/2" office:value-type="float" office:value="0.039276123046875" calcext:value-type="float">
            <text:p>0.039276123046875</text:p>
          </table:table-cell>
          <table:table-cell table:formula="of:=+[.F68]+([.C69]-[.C68])/[.C69]*[.F68]/2" office:value-type="float" office:value="0.102240657806397" calcext:value-type="float">
            <text:p>0.102240657806397</text:p>
          </table:table-cell>
          <table:table-cell table:formula="of:=+[.D69]+[.E69]*[.C69]+[.F69]*[.B69]" office:value-type="float" office:value="123.041227340698" calcext:value-type="float">
            <text:p>123.041227340698</text:p>
          </table:table-cell>
          <table:table-cell office:value-type="float" office:value="163.68" calcext:value-type="float">
            <text:p>163.68</text:p>
          </table:table-cell>
          <table:table-cell table:formula="of:=+[.H69]-[.G69]" office:value-type="float" office:value="40.6387726593017" calcext:value-type="float">
            <text:p>40.63877265930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formula="of:=+[.D42]*[.$K$3]" office:value-type="float" office:value="45" calcext:value-type="float">
            <text:p>45</text:p>
          </table:table-cell>
          <table:table-cell table:formula="of:=+[.E69]-([.C70]-[.C69])/[.C69]*[.E69]/2" office:value-type="float" office:value="0.0368213653564453" calcext:value-type="float">
            <text:p>0.036821365356445</text:p>
          </table:table-cell>
          <table:table-cell table:formula="of:=+[.F69]+([.C70]-[.C69])/[.C70]*[.F69]/2" office:value-type="float" office:value="0.107920694351196" calcext:value-type="float">
            <text:p>0.107920694351196</text:p>
          </table:table-cell>
          <table:table-cell table:formula="of:=+[.D70]+[.E70]*[.C70]+[.F70]*[.B70]" office:value-type="float" office:value="132.099575996399" calcext:value-type="float">
            <text:p>132.099575996399</text:p>
          </table:table-cell>
          <table:table-cell office:value-type="float" office:value="174.36" calcext:value-type="float">
            <text:p>174.36</text:p>
          </table:table-cell>
          <table:table-cell table:formula="of:=+[.H70]-[.G70]" office:value-type="float" office:value="42.2604240036011" calcext:value-type="float">
            <text:p>42.2604240036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+[.D43]*[.$K$3]" office:value-type="float" office:value="47.25" calcext:value-type="float">
            <text:p>47.25</text:p>
          </table:table-cell>
          <table:table-cell table:formula="of:=+[.E70]-([.C71]-[.C70])/[.C70]*[.E70]/2" office:value-type="float" office:value="0.0347757339477539" calcext:value-type="float">
            <text:p>0.034775733947754</text:p>
          </table:table-cell>
          <table:table-cell table:formula="of:=+[.F70]+([.C71]-[.C70])/[.C71]*[.F70]/2" office:value-type="float" office:value="0.113316729068756" calcext:value-type="float">
            <text:p>0.113316729068756</text:p>
          </table:table-cell>
          <table:table-cell table:formula="of:=+[.D71]+[.E71]*[.C71]+[.F71]*[.B71]" office:value-type="float" office:value="138.684098482132" calcext:value-type="float">
            <text:p>138.684098482132</text:p>
          </table:table-cell>
          <table:table-cell office:value-type="float" office:value="184.49" calcext:value-type="float">
            <text:p>184.49</text:p>
          </table:table-cell>
          <table:table-cell table:formula="of:=+[.H71]-[.G71]" office:value-type="float" office:value="45.805901517868" calcext:value-type="float">
            <text:p>45.8059015178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250" calcext:value-type="float">
            <text:p>1250</text:p>
          </table:table-cell>
          <table:table-cell table:formula="of:=+[.D44]*[.$K$3]" office:value-type="float" office:value="54" calcext:value-type="float">
            <text:p>54</text:p>
          </table:table-cell>
          <table:table-cell table:formula="of:=+[.E71]-([.C72]-[.C71])/[.C71]*[.E71]/2" office:value-type="float" office:value="0.0304287672042847" calcext:value-type="float">
            <text:p>0.030428767204285</text:p>
          </table:table-cell>
          <table:table-cell table:formula="of:=+[.F71]+([.C72]-[.C71])/[.C72]*[.F71]/2" office:value-type="float" office:value="0.124648401975632" calcext:value-type="float">
            <text:p>0.124648401975632</text:p>
          </table:table-cell>
          <table:table-cell table:formula="of:=+[.D72]+[.E72]*[.C72]+[.F72]*[.B72]" office:value-type="float" office:value="154.360159993172" calcext:value-type="float">
            <text:p>154.360159993172</text:p>
          </table:table-cell>
          <table:table-cell office:value-type="float" office:value="207.95" calcext:value-type="float">
            <text:p>207.95</text:p>
          </table:table-cell>
          <table:table-cell table:formula="of:=+[.H72]-[.G72]" office:value-type="float" office:value="53.5898400068283" calcext:value-type="float">
            <text:p>53.5898400068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table:formula="of:=+[.D45]*[.$K$3]" office:value-type="float" office:value="60.75" calcext:value-type="float">
            <text:p>60.75</text:p>
          </table:table-cell>
          <table:table-cell table:formula="of:=+[.E72]-([.C73]-[.C72])/[.C72]*[.E72]/2" office:value-type="float" office:value="0.0273858904838562" calcext:value-type="float">
            <text:p>0.027385890483856</text:p>
          </table:table-cell>
          <table:table-cell table:formula="of:=+[.F72]+([.C73]-[.C72])/[.C73]*[.F72]/2" office:value-type="float" office:value="0.135035768806934" calcext:value-type="float">
            <text:p>0.135035768806934</text:p>
          </table:table-cell>
          <table:table-cell table:formula="of:=+[.D73]+[.E73]*[.C73]+[.F73]*[.B73]" office:value-type="float" office:value="169.346720129252" calcext:value-type="float">
            <text:p>169.346720129252</text:p>
          </table:table-cell>
          <table:table-cell office:value-type="float" office:value="229.31" calcext:value-type="float">
            <text:p>229.31</text:p>
          </table:table-cell>
          <table:table-cell table:formula="of:=+[.H73]-[.G73]" office:value-type="float" office:value="59.9632798707485" calcext:value-type="float">
            <text:p>59.96327987074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table:formula="of:=+[.D46]*[.$K$3]" office:value-type="float" office:value="67.5" calcext:value-type="float">
            <text:p>67.5</text:p>
          </table:table-cell>
          <table:table-cell table:formula="of:=+[.E73]-([.C74]-[.C73])/[.C73]*[.E73]/2" office:value-type="float" office:value="0.0251037329435349" calcext:value-type="float">
            <text:p>0.025103732943535</text:p>
          </table:table-cell>
          <table:table-cell table:formula="of:=+[.F73]+([.C74]-[.C73])/[.C74]*[.F73]/2" office:value-type="float" office:value="0.144681180864573" calcext:value-type="float">
            <text:p>0.144681180864573</text:p>
          </table:table-cell>
          <table:table-cell table:formula="of:=+[.D74]+[.E74]*[.C74]+[.F74]*[.B74]" office:value-type="float" office:value="183.772123083472" calcext:value-type="float">
            <text:p>183.772123083472</text:p>
          </table:table-cell>
          <table:table-cell office:value-type="float" office:value="249.07" calcext:value-type="float">
            <text:p>249.07</text:p>
          </table:table-cell>
          <table:table-cell table:formula="of:=+[.H74]-[.G74]" office:value-type="float" office:value="65.2978769165277" calcext:value-type="float">
            <text:p>65.29787691652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formula="of:=+[.D47]*[.$K$3]" office:value-type="float" office:value="72" calcext:value-type="float">
            <text:p>72</text:p>
          </table:table-cell>
          <table:table-cell table:formula="of:=+[.E74]-([.C75]-[.C74])/[.C74]*[.E74]/2" office:value-type="float" office:value="0.0233106091618538" calcext:value-type="float">
            <text:p>0.023310609161854</text:p>
          </table:table-cell>
          <table:table-cell table:formula="of:=+[.F74]+([.C75]-[.C74])/[.C75]*[.F74]/2" office:value-type="float" office:value="0.153723754668608" calcext:value-type="float">
            <text:p>0.153723754668608</text:p>
          </table:table-cell>
          <table:table-cell table:formula="of:=+[.D75]+[.E75]*[.C75]+[.F75]*[.B75]" office:value-type="float" office:value="195.483095658012" calcext:value-type="float">
            <text:p>195.483095658012</text:p>
          </table:table-cell>
          <table:table-cell office:value-type="float" office:value="267.57" calcext:value-type="float">
            <text:p>267.57</text:p>
          </table:table-cell>
          <table:table-cell table:formula="of:=+[.H75]-[.G75]" office:value-type="float" office:value="72.0869043419882" calcext:value-type="float">
            <text:p>72.0869043419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table:formula="of:=+[.D48]*[.$K$3]" office:value-type="float" office:value="83.25" calcext:value-type="float">
            <text:p>83.25</text:p>
          </table:table-cell>
          <table:table-cell table:formula="of:=+[.E75]-([.C76]-[.C75])/[.C75]*[.E75]/2" office:value-type="float" office:value="0.0203967830166221" calcext:value-type="float">
            <text:p>0.020396783016622</text:p>
          </table:table-cell>
          <table:table-cell table:formula="of:=+[.F75]+([.C76]-[.C75])/[.C76]*[.F75]/2" office:value-type="float" office:value="0.169096130135469" calcext:value-type="float">
            <text:p>0.169096130135469</text:p>
          </table:table-cell>
          <table:table-cell table:formula="of:=+[.D76]+[.E76]*[.C76]+[.F76]*[.B76]" office:value-type="float" office:value="218.79002260929" calcext:value-type="float">
            <text:p>218.79002260929</text:p>
          </table:table-cell>
          <table:table-cell office:value-type="float" office:value="301.58" calcext:value-type="float">
            <text:p>301.58</text:p>
          </table:table-cell>
          <table:table-cell table:formula="of:=+[.H76]-[.G76]" office:value-type="float" office:value="82.7899773907102" calcext:value-type="float">
            <text:p>82.7899773907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000" calcext:value-type="float">
            <text:p>3000</text:p>
          </table:table-cell>
          <table:table-cell table:formula="of:=+[.D49]*[.$K$3]" office:value-type="float" office:value="90" calcext:value-type="float">
            <text:p>90</text:p>
          </table:table-cell>
          <table:table-cell table:formula="of:=+[.E76]-([.C77]-[.C76])/[.C76]*[.E76]/2" office:value-type="float" office:value="0.0183571047149599" calcext:value-type="float">
            <text:p>0.01835710471496</text:p>
          </table:table-cell>
          <table:table-cell table:formula="of:=+[.F76]+([.C77]-[.C76])/[.C77]*[.F76]/2" office:value-type="float" office:value="0.183187474313425" calcext:value-type="float">
            <text:p>0.183187474313425</text:p>
          </table:table-cell>
          <table:table-cell table:formula="of:=+[.D77]+[.E77]*[.C77]+[.F77]*[.B77]" office:value-type="float" office:value="236.665051301592" calcext:value-type="float">
            <text:p>236.665051301592</text:p>
          </table:table-cell>
          <table:table-cell office:value-type="float" office:value="332.56" calcext:value-type="float">
            <text:p>332.56</text:p>
          </table:table-cell>
          <table:table-cell table:formula="of:=+[.H77]-[.G77]" office:value-type="float" office:value="95.894948698408" calcext:value-type="float">
            <text:p>95.894948698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table:formula="of:=+[.D50]*[.$K$3]" office:value-type="float" office:value="108" calcext:value-type="float">
            <text:p>108</text:p>
          </table:table-cell>
          <table:table-cell table:formula="of:=+[.E77]-([.C78]-[.C77])/[.C77]*[.E77]/2" office:value-type="float" office:value="0.0168273459887132" calcext:value-type="float">
            <text:p>0.016827345988713</text:p>
          </table:table-cell>
          <table:table-cell table:formula="of:=+[.F77]+([.C78]-[.C77])/[.C78]*[.F77]/2" office:value-type="float" office:value="0.196272293907241" calcext:value-type="float">
            <text:p>0.196272293907241</text:p>
          </table:table-cell>
          <table:table-cell table:formula="of:=+[.D78]+[.E78]*[.C78]+[.F78]*[.B78]" office:value-type="float" office:value="265.031857914117" calcext:value-type="float">
            <text:p>265.031857914117</text:p>
          </table:table-cell>
          <table:table-cell office:value-type="float" office:value="361.23" calcext:value-type="float">
            <text:p>361.23</text:p>
          </table:table-cell>
          <table:table-cell table:formula="of:=+[.H78]-[.G78]" office:value-type="float" office:value="96.1981420858833" calcext:value-type="float">
            <text:p>96.1981420858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0" calcext:value-type="float">
            <text:p>4000</text:p>
          </table:table-cell>
          <table:table-cell table:formula="of:=+[.D51]*[.$K$3]" office:value-type="float" office:value="117" calcext:value-type="float">
            <text:p>117</text:p>
          </table:table-cell>
          <table:table-cell table:formula="of:=+[.E78]-([.C79]-[.C78])/[.C78]*[.E78]/2" office:value-type="float" office:value="0.0156253927038051" calcext:value-type="float">
            <text:p>0.015625392703805</text:p>
          </table:table-cell>
          <table:table-cell table:formula="of:=+[.F78]+([.C79]-[.C78])/[.C79]*[.F78]/2" office:value-type="float" office:value="0.208539312276444" calcext:value-type="float">
            <text:p>0.208539312276444</text:p>
          </table:table-cell>
          <table:table-cell table:formula="of:=+[.D79]+[.E79]*[.C79]+[.F79]*[.B79]" office:value-type="float" office:value="283.771226953442" calcext:value-type="float">
            <text:p>283.771226953442</text:p>
          </table:table-cell>
          <table:table-cell office:value-type="float" office:value="388.05" calcext:value-type="float">
            <text:p>388.05</text:p>
          </table:table-cell>
          <table:table-cell table:formula="of:=+[.H79]-[.G79]" office:value-type="float" office:value="104.278773046558" calcext:value-type="float">
            <text:p>104.278773046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+[.D52]*[.$K$3]" office:value-type="float" office:value="130.5" calcext:value-type="float">
            <text:p>130.5</text:p>
          </table:table-cell>
          <table:table-cell table:formula="of:=+[.E79]-([.C80]-[.C79])/[.C79]*[.E79]/2" office:value-type="float" office:value="0.0136722186158295" calcext:value-type="float">
            <text:p>0.01367221861583</text:p>
          </table:table-cell>
          <table:table-cell table:formula="of:=+[.F79]+([.C80]-[.C79])/[.C80]*[.F79]/2" office:value-type="float" office:value="0.229393243504088" calcext:value-type="float">
            <text:p>0.229393243504088</text:p>
          </table:table-cell>
          <table:table-cell table:formula="of:=+[.D80]+[.E80]*[.C80]+[.F80]*[.B80]" office:value-type="float" office:value="313.557714831191" calcext:value-type="float">
            <text:p>313.557714831191</text:p>
          </table:table-cell>
          <table:table-cell office:value-type="float" office:value="437.38" calcext:value-type="float">
            <text:p>437.38</text:p>
          </table:table-cell>
          <table:table-cell table:formula="of:=+[.H80]-[.G80]" office:value-type="float" office:value="123.822285168809" calcext:value-type="float">
            <text:p>123.8222851688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000" calcext:value-type="float">
            <text:p>6000</text:p>
          </table:table-cell>
          <table:table-cell table:formula="of:=+[.D53]*[.$K$3]" office:value-type="float" office:value="146.25" calcext:value-type="float">
            <text:p>146.25</text:p>
          </table:table-cell>
          <table:table-cell table:formula="of:=+[.E80]-([.C81]-[.C80])/[.C80]*[.E80]/2" office:value-type="float" office:value="0.0123049967542465" calcext:value-type="float">
            <text:p>0.012304996754247</text:p>
          </table:table-cell>
          <table:table-cell table:formula="of:=+[.F80]+([.C81]-[.C80])/[.C81]*[.F80]/2" office:value-type="float" office:value="0.248509347129429" calcext:value-type="float">
            <text:p>0.248509347129429</text:p>
          </table:table-cell>
          <table:table-cell table:formula="of:=+[.D81]+[.E81]*[.C81]+[.F81]*[.B81]" office:value-type="float" office:value="344.334654090194" calcext:value-type="float">
            <text:p>344.334654090194</text:p>
          </table:table-cell>
          <table:table-cell office:value-type="float" office:value="482.31" calcext:value-type="float">
            <text:p>482.31</text:p>
          </table:table-cell>
          <table:table-cell table:formula="of:=+[.H81]-[.G81]" office:value-type="float" office:value="137.975345909806" calcext:value-type="float">
            <text:p>137.9753459098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000" calcext:value-type="float">
            <text:p>7000</text:p>
          </table:table-cell>
          <table:table-cell table:formula="of:=+[.D54]*[.$K$3]" office:value-type="float" office:value="157.5" calcext:value-type="float">
            <text:p>157.5</text:p>
          </table:table-cell>
          <table:table-cell table:formula="of:=+[.E81]-([.C82]-[.C81])/[.C81]*[.E81]/2" office:value-type="float" office:value="0.0112795803580593" calcext:value-type="float">
            <text:p>0.011279580358059</text:p>
          </table:table-cell>
          <table:table-cell table:formula="of:=+[.F81]+([.C82]-[.C81])/[.C82]*[.F81]/2" office:value-type="float" office:value="0.266260014781531" calcext:value-type="float">
            <text:p>0.266260014781531</text:p>
          </table:table-cell>
          <table:table-cell table:formula="of:=+[.D82]+[.E82]*[.C82]+[.F82]*[.B82]" office:value-type="float" office:value="369.587069897181" calcext:value-type="float">
            <text:p>369.587069897181</text:p>
          </table:table-cell>
          <table:table-cell office:value-type="float" office:value="523.88" calcext:value-type="float">
            <text:p>523.88</text:p>
          </table:table-cell>
          <table:table-cell table:formula="of:=+[.H82]-[.G82]" office:value-type="float" office:value="154.292930102819" calcext:value-type="float">
            <text:p>154.292930102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8000" calcext:value-type="float">
            <text:p>8000</text:p>
          </table:table-cell>
          <table:table-cell table:formula="of:=+[.D55]*[.$K$3]" office:value-type="float" office:value="166.5" calcext:value-type="float">
            <text:p>166.5</text:p>
          </table:table-cell>
          <table:table-cell table:formula="of:=+[.E82]-([.C83]-[.C82])/[.C82]*[.E82]/2" office:value-type="float" office:value="0.0104738960467694" calcext:value-type="float">
            <text:p>0.010473896046769</text:p>
          </table:table-cell>
          <table:table-cell table:formula="of:=+[.F82]+([.C83]-[.C82])/[.C83]*[.F82]/2" office:value-type="float" office:value="0.282901265705376" calcext:value-type="float">
            <text:p>0.282901265705376</text:p>
          </table:table-cell>
          <table:table-cell table:formula="of:=+[.D83]+[.E83]*[.C83]+[.F83]*[.B83]" office:value-type="float" office:value="391.741801226843" calcext:value-type="float">
            <text:p>391.741801226843</text:p>
          </table:table-cell>
          <table:table-cell office:value-type="float" office:value="562.78" calcext:value-type="float">
            <text:p>562.78</text:p>
          </table:table-cell>
          <table:table-cell table:formula="of:=+[.H83]-[.G83]" office:value-type="float" office:value="171.038198773157" calcext:value-type="float">
            <text:p>171.0381987731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000" calcext:value-type="float">
            <text:p>9000</text:p>
          </table:table-cell>
          <table:table-cell table:formula="of:=+[.D56]*[.$K$3]" office:value-type="float" office:value="175.5" calcext:value-type="float">
            <text:p>175.5</text:p>
          </table:table-cell>
          <table:table-cell table:formula="of:=+[.E83]-([.C84]-[.C83])/[.C83]*[.E83]/2" office:value-type="float" office:value="0.00981927754384629" calcext:value-type="float">
            <text:p>0.009819277543846</text:p>
          </table:table-cell>
          <table:table-cell table:formula="of:=+[.F83]+([.C84]-[.C83])/[.C84]*[.F83]/2" office:value-type="float" office:value="0.298618002689008" calcext:value-type="float">
            <text:p>0.298618002689008</text:p>
          </table:table-cell>
          <table:table-cell table:formula="of:=+[.D84]+[.E84]*[.C84]+[.F84]*[.B84]" office:value-type="float" office:value="413.182499239121" calcext:value-type="float">
            <text:p>413.182499239121</text:p>
          </table:table-cell>
          <table:table-cell office:value-type="float" office:value="599.48" calcext:value-type="float">
            <text:p>599.48</text:p>
          </table:table-cell>
          <table:table-cell table:formula="of:=+[.H84]-[.G84]" office:value-type="float" office:value="186.297500760879" calcext:value-type="float">
            <text:p>186.297500760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+[.D57]*[.$K$3]" office:value-type="float" office:value="186.75" calcext:value-type="float">
            <text:p>186.75</text:p>
          </table:table-cell>
          <table:table-cell table:formula="of:=+[.E84]-([.C85]-[.C84])/[.C84]*[.E84]/2" office:value-type="float" office:value="0.00927376212474372" calcext:value-type="float">
            <text:p>0.009273762124744</text:p>
          </table:table-cell>
          <table:table-cell table:formula="of:=+[.F84]+([.C85]-[.C84])/[.C85]*[.F84]/2" office:value-type="float" office:value="0.313548902823459" calcext:value-type="float">
            <text:p>0.313548902823459</text:p>
          </table:table-cell>
          <table:table-cell table:formula="of:=+[.D85]+[.E85]*[.C85]+[.F85]*[.B85]" office:value-type="float" office:value="436.262072659167" calcext:value-type="float">
            <text:p>436.262072659167</text:p>
          </table:table-cell>
          <table:table-cell office:value-type="float" office:value="634.33" calcext:value-type="float">
            <text:p>634.33</text:p>
          </table:table-cell>
          <table:table-cell table:formula="of:=+[.H85]-[.G85]" office:value-type="float" office:value="198.067927340833" calcext:value-type="float">
            <text:p>198.0679273408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5000" calcext:value-type="float">
            <text:p>15000</text:p>
          </table:table-cell>
          <table:table-cell table:formula="of:=+[.D58]*[.$K$3]" office:value-type="float" office:value="246.2625" calcext:value-type="float">
            <text:p>246.2625</text:p>
          </table:table-cell>
          <table:table-cell table:formula="of:=+[.E85]-([.C86]-[.C85])/[.C85]*[.E85]/2" office:value-type="float" office:value="0.00695532159355779" calcext:value-type="float">
            <text:p>0.006955321593558</text:p>
          </table:table-cell>
          <table:table-cell table:formula="of:=+[.F85]+([.C86]-[.C85])/[.C86]*[.F85]/2" office:value-type="float" office:value="0.365807053294035" calcext:value-type="float">
            <text:p>0.365807053294035</text:p>
          </table:table-cell>
          <table:table-cell table:formula="of:=+[.D86]+[.E86]*[.C86]+[.F86]*[.B86]" office:value-type="float" office:value="533.495850550385" calcext:value-type="float">
            <text:p>533.495850550385</text:p>
          </table:table-cell>
          <table:table-cell office:value-type="float" office:value="788.42" calcext:value-type="float">
            <text:p>788.42</text:p>
          </table:table-cell>
          <table:table-cell table:formula="of:=+[.H86]-[.G86]" office:value-type="float" office:value="254.924149449615" calcext:value-type="float">
            <text:p>254.924149449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4000" calcext:value-type="float">
            <text:p>24000</text:p>
          </table:table-cell>
          <table:table-cell table:formula="of:=+[.D59]*[.$K$3]" office:value-type="float" office:value="339.975" calcext:value-type="float">
            <text:p>339.975</text:p>
          </table:table-cell>
          <table:table-cell table:formula="of:=+[.E86]-([.C87]-[.C86])/[.C86]*[.E86]/2" office:value-type="float" office:value="0.00486872511549045" calcext:value-type="float">
            <text:p>0.00486872511549</text:p>
          </table:table-cell>
          <table:table-cell table:formula="of:=+[.F86]+([.C87]-[.C86])/[.C87]*[.F86]/2" office:value-type="float" office:value="0.434395875786667" calcext:value-type="float">
            <text:p>0.434395875786667</text:p>
          </table:table-cell>
          <table:table-cell table:formula="of:=+[.D87]+[.E87]*[.C87]+[.F87]*[.B87]" office:value-type="float" office:value="674.022340665104" calcext:value-type="float">
            <text:p>674.022340665104</text:p>
          </table:table-cell>
          <table:table-cell office:value-type="float" office:value="1014.46" calcext:value-type="float">
            <text:p>1014.46</text:p>
          </table:table-cell>
          <table:table-cell table:formula="of:=+[.H87]-[.G87]" office:value-type="float" office:value="340.437659334896" calcext:value-type="float">
            <text:p>340.437659334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+[.D60]*[.$K$3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table:formula="of:=+[.D88]+[.E88]*[.C88]+[.F88]*[.B88]" office:value-type="float" office:value="35" calcext:value-type="float">
            <text:p>35</text:p>
          </table:table-cell>
          <table:table-cell office:value-type="float" office:value="37.44819232" calcext:value-type="float">
            <text:p>37.44819232</text:p>
          </table:table-cell>
          <table:table-cell table:formula="of:=+[.H88]-[.G88]" office:value-type="float" office:value="2.44819232" calcext:value-type="float">
            <text:p>2.44819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formula="of:=+[.D61]*[.$K$3]" office:value-type="float" office:value="1.99125" calcext:value-type="float">
            <text:p>1.99125</text:p>
          </table:table-cell>
          <table:table-cell table:formula="of:=+[.E88]-([.C89]-[.C88])/[.C88]*[.E88]/2" office:value-type="float" office:value="0.075" calcext:value-type="float">
            <text:p>0.075</text:p>
          </table:table-cell>
          <table:table-cell table:formula="of:=+[.F88]+([.C89]-[.C88])/[.C89]*[.F88]/2" office:value-type="float" office:value="0.035" calcext:value-type="float">
            <text:p>0.035</text:p>
          </table:table-cell>
          <table:table-cell table:formula="of:=+[.D89]+[.E89]*[.C89]+[.F89]*[.B89]" office:value-type="float" office:value="42.61625" calcext:value-type="float">
            <text:p>42.61625</text:p>
          </table:table-cell>
          <table:table-cell office:value-type="float" office:value="46.54709094" calcext:value-type="float">
            <text:p>46.54709094</text:p>
          </table:table-cell>
          <table:table-cell table:formula="of:=+[.H89]-[.G89]" office:value-type="float" office:value="3.93084094" calcext:value-type="float">
            <text:p>3.9308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+[.D62]*[.$K$3]" office:value-type="float" office:value="4.28625" calcext:value-type="float">
            <text:p>4.28625</text:p>
          </table:table-cell>
          <table:table-cell table:formula="of:=+[.E89]-([.C90]-[.C89])/[.C89]*[.E89]/2" office:value-type="float" office:value="0.0625" calcext:value-type="float">
            <text:p>0.0625</text:p>
          </table:table-cell>
          <table:table-cell table:formula="of:=+[.F89]+([.C90]-[.C89])/[.C90]*[.F89]/2" office:value-type="float" office:value="0.039375" calcext:value-type="float">
            <text:p>0.039375</text:p>
          </table:table-cell>
          <table:table-cell table:formula="of:=+[.D90]+[.E90]*[.C90]+[.F90]*[.B90]" office:value-type="float" office:value="49.91125" calcext:value-type="float">
            <text:p>49.91125</text:p>
          </table:table-cell>
          <table:table-cell office:value-type="float" office:value="54.31" calcext:value-type="float">
            <text:p>54.31</text:p>
          </table:table-cell>
          <table:table-cell table:formula="of:=+[.H90]-[.G90]" office:value-type="float" office:value="4.39875000000001" calcext:value-type="float">
            <text:p>4.39875000000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formula="of:=+[.D63]*[.$K$3]" office:value-type="float" office:value="16.875" calcext:value-type="float">
            <text:p>16.875</text:p>
          </table:table-cell>
          <table:table-cell table:formula="of:=+[.E90]-([.C91]-[.C90])/[.C90]*[.E90]/2" office:value-type="float" office:value="0.03125" calcext:value-type="float">
            <text:p>0.03125</text:p>
          </table:table-cell>
          <table:table-cell table:formula="of:=+[.F90]+([.C91]-[.C90])/[.C91]*[.F90]/2" office:value-type="float" office:value="0.04921875" calcext:value-type="float">
            <text:p>0.04921875</text:p>
          </table:table-cell>
          <table:table-cell table:formula="of:=+[.D91]+[.E91]*[.C91]+[.F91]*[.B91]" office:value-type="float" office:value="72.34375" calcext:value-type="float">
            <text:p>72.34375</text:p>
          </table:table-cell>
          <table:table-cell office:value-type="float" office:value="84.42" calcext:value-type="float">
            <text:p>84.42</text:p>
          </table:table-cell>
          <table:table-cell table:formula="of:=+[.H91]-[.G91]" office:value-type="float" office:value="12.07625" calcext:value-type="float">
            <text:p>12.07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formula="of:=+[.D64]*[.$K$3]" office:value-type="float" office:value="23.625" calcext:value-type="float">
            <text:p>23.625</text:p>
          </table:table-cell>
          <table:table-cell table:formula="of:=+[.E91]-([.C92]-[.C91])/[.C91]*[.E91]/2" office:value-type="float" office:value="0.0234375" calcext:value-type="float">
            <text:p>0.0234375</text:p>
          </table:table-cell>
          <table:table-cell table:formula="of:=+[.F91]+([.C92]-[.C91])/[.C92]*[.F91]/2" office:value-type="float" office:value="0.057421875" calcext:value-type="float">
            <text:p>0.057421875</text:p>
          </table:table-cell>
          <table:table-cell table:formula="of:=+[.D92]+[.E92]*[.C92]+[.F92]*[.B92]" office:value-type="float" office:value="88.078125" calcext:value-type="float">
            <text:p>88.078125</text:p>
          </table:table-cell>
          <table:table-cell office:value-type="float" office:value="109.27" calcext:value-type="float">
            <text:p>109.27</text:p>
          </table:table-cell>
          <table:table-cell table:formula="of:=+[.H92]-[.G92]" office:value-type="float" office:value="21.191875" calcext:value-type="float">
            <text:p>21.19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formula="of:=+[.D65]*[.$K$3]" office:value-type="float" office:value="33.75" calcext:value-type="float">
            <text:p>33.75</text:p>
          </table:table-cell>
          <table:table-cell table:formula="of:=+[.E92]-([.C93]-[.C92])/[.C92]*[.E92]/2" office:value-type="float" office:value="0.01953125" calcext:value-type="float">
            <text:p>0.01953125</text:p>
          </table:table-cell>
          <table:table-cell table:formula="of:=+[.F92]+([.C93]-[.C92])/[.C93]*[.F92]/2" office:value-type="float" office:value="0.064599609375" calcext:value-type="float">
            <text:p>0.064599609375</text:p>
          </table:table-cell>
          <table:table-cell table:formula="of:=+[.D93]+[.E93]*[.C93]+[.F93]*[.B93]" office:value-type="float" office:value="106.162109375" calcext:value-type="float">
            <text:p>106.162109375</text:p>
          </table:table-cell>
          <table:table-cell office:value-type="float" office:value="131.22" calcext:value-type="float">
            <text:p>131.22</text:p>
          </table:table-cell>
          <table:table-cell table:formula="of:=+[.H93]-[.G93]" office:value-type="float" office:value="25.057890625" calcext:value-type="float">
            <text:p>25.0578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+[.D66]*[.$K$3]" office:value-type="float" office:value="40.5" calcext:value-type="float">
            <text:p>40.5</text:p>
          </table:table-cell>
          <table:table-cell table:formula="of:=+[.E93]-([.C94]-[.C93])/[.C93]*[.E93]/2" office:value-type="float" office:value="0.01708984375" calcext:value-type="float">
            <text:p>0.01708984375</text:p>
          </table:table-cell>
          <table:table-cell table:formula="of:=+[.F93]+([.C94]-[.C93])/[.C94]*[.F93]/2" office:value-type="float" office:value="0.0710595703125" calcext:value-type="float">
            <text:p>0.0710595703125</text:p>
          </table:table-cell>
          <table:table-cell table:formula="of:=+[.D94]+[.E94]*[.C94]+[.F94]*[.B94]" office:value-type="float" office:value="120.1044921875" calcext:value-type="float">
            <text:p>120.1044921875</text:p>
          </table:table-cell>
          <table:table-cell office:value-type="float" office:value="151.25" calcext:value-type="float">
            <text:p>151.25</text:p>
          </table:table-cell>
          <table:table-cell table:formula="of:=+[.H94]-[.G94]" office:value-type="float" office:value="31.1455078125" calcext:value-type="float">
            <text:p>31.145507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formula="of:=+[.D67]*[.$K$3]" office:value-type="float" office:value="50.625" calcext:value-type="float">
            <text:p>50.625</text:p>
          </table:table-cell>
          <table:table-cell table:formula="of:=+[.E94]-([.C95]-[.C94])/[.C94]*[.E94]/2" office:value-type="float" office:value="0.015380859375" calcext:value-type="float">
            <text:p>0.015380859375</text:p>
          </table:table-cell>
          <table:table-cell table:formula="of:=+[.F94]+([.C95]-[.C94])/[.C95]*[.F94]/2" office:value-type="float" office:value="0.076981201171875" calcext:value-type="float">
            <text:p>0.076981201171875</text:p>
          </table:table-cell>
          <table:table-cell table:formula="of:=+[.D95]+[.E95]*[.C95]+[.F95]*[.B95]" office:value-type="float" office:value="136.834716796875" calcext:value-type="float">
            <text:p>136.834716796875</text:p>
          </table:table-cell>
          <table:table-cell office:value-type="float" office:value="169.86" calcext:value-type="float">
            <text:p>169.86</text:p>
          </table:table-cell>
          <table:table-cell table:formula="of:=+[.H95]-[.G95]" office:value-type="float" office:value="33.025283203125" calcext:value-type="float">
            <text:p>33.02528320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formula="of:=+[.D68]*[.$K$3]" office:value-type="float" office:value="57.375" calcext:value-type="float">
            <text:p>57.375</text:p>
          </table:table-cell>
          <table:table-cell table:formula="of:=+[.E95]-([.C96]-[.C95])/[.C95]*[.E95]/2" office:value-type="float" office:value="0.01409912109375" calcext:value-type="float">
            <text:p>0.01409912109375</text:p>
          </table:table-cell>
          <table:table-cell table:formula="of:=+[.F95]+([.C96]-[.C95])/[.C96]*[.F95]/2" office:value-type="float" office:value="0.0824798583984375" calcext:value-type="float">
            <text:p>0.082479858398438</text:p>
          </table:table-cell>
          <table:table-cell table:formula="of:=+[.D96]+[.E96]*[.C96]+[.F96]*[.B96]" office:value-type="float" office:value="149.724243164063" calcext:value-type="float">
            <text:p>149.724243164063</text:p>
          </table:table-cell>
          <table:table-cell office:value-type="float" office:value="187.36" calcext:value-type="float">
            <text:p>187.36</text:p>
          </table:table-cell>
          <table:table-cell table:formula="of:=+[.H96]-[.G96]" office:value-type="float" office:value="37.6357568359375" calcext:value-type="float">
            <text:p>37.63575683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formula="of:=+[.D69]*[.$K$3]" office:value-type="float" office:value="60.75" calcext:value-type="float">
            <text:p>60.75</text:p>
          </table:table-cell>
          <table:table-cell table:formula="of:=+[.E96]-([.C97]-[.C96])/[.C96]*[.E96]/2" office:value-type="float" office:value="0.013092041015625" calcext:value-type="float">
            <text:p>0.013092041015625</text:p>
          </table:table-cell>
          <table:table-cell table:formula="of:=+[.F96]+([.C97]-[.C96])/[.C97]*[.F96]/2" office:value-type="float" office:value="0.0876348495483398" calcext:value-type="float">
            <text:p>0.08763484954834</text:p>
          </table:table-cell>
          <table:table-cell table:formula="of:=+[.D97]+[.E97]*[.C97]+[.F97]*[.B97]" office:value-type="float" office:value="158.85848236084" calcext:value-type="float">
            <text:p>158.85848236084</text:p>
          </table:table-cell>
          <table:table-cell office:value-type="float" office:value="203.98" calcext:value-type="float">
            <text:p>203.98</text:p>
          </table:table-cell>
          <table:table-cell table:formula="of:=+[.H97]-[.G97]" office:value-type="float" office:value="45.1215176391602" calcext:value-type="float">
            <text:p>45.1215176391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table:formula="of:=+[.D70]*[.$K$3]" office:value-type="float" office:value="67.5" calcext:value-type="float">
            <text:p>67.5</text:p>
          </table:table-cell>
          <table:table-cell table:formula="of:=+[.E97]-([.C98]-[.C97])/[.C97]*[.E97]/2" office:value-type="float" office:value="0.0122737884521484" calcext:value-type="float">
            <text:p>0.012273788452149</text:p>
          </table:table-cell>
          <table:table-cell table:formula="of:=+[.F97]+([.C98]-[.C97])/[.C98]*[.F97]/2" office:value-type="float" office:value="0.0925034523010254" calcext:value-type="float">
            <text:p>0.092503452301025</text:p>
          </table:table-cell>
          <table:table-cell table:formula="of:=+[.D98]+[.E98]*[.C98]+[.F98]*[.B98]" office:value-type="float" office:value="171.049861907959" calcext:value-type="float">
            <text:p>171.049861907959</text:p>
          </table:table-cell>
          <table:table-cell office:value-type="float" office:value="219.86" calcext:value-type="float">
            <text:p>219.86</text:p>
          </table:table-cell>
          <table:table-cell table:formula="of:=+[.H98]-[.G98]" office:value-type="float" office:value="48.8101380920411" calcext:value-type="float">
            <text:p>48.81013809204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00" calcext:value-type="float">
            <text:p>1000</text:p>
          </table:table-cell>
          <table:table-cell table:formula="of:=+[.D71]*[.$K$3]" office:value-type="float" office:value="70.875" calcext:value-type="float">
            <text:p>70.875</text:p>
          </table:table-cell>
          <table:table-cell table:formula="of:=+[.E98]-([.C99]-[.C98])/[.C98]*[.E98]/2" office:value-type="float" office:value="0.011591911315918" calcext:value-type="float">
            <text:p>0.011591911315918</text:p>
          </table:table-cell>
          <table:table-cell table:formula="of:=+[.F98]+([.C99]-[.C98])/[.C99]*[.F98]/2" office:value-type="float" office:value="0.0971286249160766" calcext:value-type="float">
            <text:p>0.097128624916077</text:p>
          </table:table-cell>
          <table:table-cell table:formula="of:=+[.D99]+[.E99]*[.C99]+[.F99]*[.B99]" office:value-type="float" office:value="179.595536231995" calcext:value-type="float">
            <text:p>179.595536231995</text:p>
          </table:table-cell>
          <table:table-cell office:value-type="float" office:value="235.11" calcext:value-type="float">
            <text:p>235.11</text:p>
          </table:table-cell>
          <table:table-cell table:formula="of:=+[.H99]-[.G99]" office:value-type="float" office:value="55.5144637680054" calcext:value-type="float">
            <text:p>55.51446376800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table:formula="of:=+[.D72]*[.$K$3]" office:value-type="float" office:value="81" calcext:value-type="float">
            <text:p>81</text:p>
          </table:table-cell>
          <table:table-cell table:formula="of:=+[.E99]-([.C100]-[.C99])/[.C99]*[.E99]/2" office:value-type="float" office:value="0.0101429224014282" calcext:value-type="float">
            <text:p>0.010142922401428</text:p>
          </table:table-cell>
          <table:table-cell table:formula="of:=+[.F99]+([.C100]-[.C99])/[.C100]*[.F99]/2" office:value-type="float" office:value="0.106841487407684" calcext:value-type="float">
            <text:p>0.106841487407684</text:p>
          </table:table-cell>
          <table:table-cell table:formula="of:=+[.D100]+[.E100]*[.C100]+[.F100]*[.B100]" office:value-type="float" office:value="200.52014040947" calcext:value-type="float">
            <text:p>200.52014040947</text:p>
          </table:table-cell>
          <table:table-cell office:value-type="float" office:value="270.98" calcext:value-type="float">
            <text:p>270.98</text:p>
          </table:table-cell>
          <table:table-cell table:formula="of:=+[.H100]-[.G100]" office:value-type="float" office:value="70.4598595905304" calcext:value-type="float">
            <text:p>70.459859590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formula="of:=+[.D73]*[.$K$3]" office:value-type="float" office:value="91.125" calcext:value-type="float">
            <text:p>91.125</text:p>
          </table:table-cell>
          <table:table-cell table:formula="of:=+[.E100]-([.C101]-[.C100])/[.C100]*[.E100]/2" office:value-type="float" office:value="0.00912863016128541" calcext:value-type="float">
            <text:p>0.009128630161285</text:p>
          </table:table-cell>
          <table:table-cell table:formula="of:=+[.F100]+([.C101]-[.C100])/[.C101]*[.F100]/2" office:value-type="float" office:value="0.115744944691658" calcext:value-type="float">
            <text:p>0.115744944691658</text:p>
          </table:table-cell>
          <table:table-cell table:formula="of:=+[.D101]+[.E101]*[.C101]+[.F101]*[.B101]" office:value-type="float" office:value="220.562889933586" calcext:value-type="float">
            <text:p>220.562889933586</text:p>
          </table:table-cell>
          <table:table-cell office:value-type="float" office:value="304.32" calcext:value-type="float">
            <text:p>304.32</text:p>
          </table:table-cell>
          <table:table-cell table:formula="of:=+[.H101]-[.G101]" office:value-type="float" office:value="83.7571100664139" calcext:value-type="float">
            <text:p>83.7571100664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750" calcext:value-type="float">
            <text:p>1750</text:p>
          </table:table-cell>
          <table:table-cell table:formula="of:=+[.D74]*[.$K$3]" office:value-type="float" office:value="101.25" calcext:value-type="float">
            <text:p>101.25</text:p>
          </table:table-cell>
          <table:table-cell table:formula="of:=+[.E101]-([.C102]-[.C101])/[.C101]*[.E101]/2" office:value-type="float" office:value="0.00836791098117829" calcext:value-type="float">
            <text:p>0.008367910981178</text:p>
          </table:table-cell>
          <table:table-cell table:formula="of:=+[.F101]+([.C102]-[.C101])/[.C102]*[.F101]/2" office:value-type="float" office:value="0.124012440741062" calcext:value-type="float">
            <text:p>0.124012440741062</text:p>
          </table:table-cell>
          <table:table-cell table:formula="of:=+[.D102]+[.E102]*[.C102]+[.F102]*[.B102]" office:value-type="float" office:value="239.906284958124" calcext:value-type="float">
            <text:p>239.906284958124</text:p>
          </table:table-cell>
          <table:table-cell office:value-type="float" office:value="335.69" calcext:value-type="float">
            <text:p>335.69</text:p>
          </table:table-cell>
          <table:table-cell table:formula="of:=+[.H102]-[.G102]" office:value-type="float" office:value="95.7837150418758" calcext:value-type="float">
            <text:p>95.7837150418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+[.D75]*[.$K$3]" office:value-type="float" office:value="108" calcext:value-type="float">
            <text:p>108</text:p>
          </table:table-cell>
          <table:table-cell table:formula="of:=+[.E102]-([.C103]-[.C102])/[.C102]*[.E102]/2" office:value-type="float" office:value="0.00777020305395127" calcext:value-type="float">
            <text:p>0.007770203053951</text:p>
          </table:table-cell>
          <table:table-cell table:formula="of:=+[.F102]+([.C103]-[.C102])/[.C103]*[.F102]/2" office:value-type="float" office:value="0.131763218287379" calcext:value-type="float">
            <text:p>0.131763218287379</text:p>
          </table:table-cell>
          <table:table-cell table:formula="of:=+[.D103]+[.E103]*[.C103]+[.F103]*[.B103]" office:value-type="float" office:value="255.303624395281" calcext:value-type="float">
            <text:p>255.303624395281</text:p>
          </table:table-cell>
          <table:table-cell office:value-type="float" office:value="365.46" calcext:value-type="float">
            <text:p>365.46</text:p>
          </table:table-cell>
          <table:table-cell table:formula="of:=+[.H103]-[.G103]" office:value-type="float" office:value="110.156375604719" calcext:value-type="float">
            <text:p>110.156375604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table:formula="of:=+[.D76]*[.$K$3]" office:value-type="float" office:value="124.875" calcext:value-type="float">
            <text:p>124.875</text:p>
          </table:table-cell>
          <table:table-cell table:formula="of:=+[.E103]-([.C104]-[.C103])/[.C103]*[.E103]/2" office:value-type="float" office:value="0.00679892767220736" calcext:value-type="float">
            <text:p>0.006798927672207</text:p>
          </table:table-cell>
          <table:table-cell table:formula="of:=+[.F103]+([.C104]-[.C103])/[.C104]*[.F103]/2" office:value-type="float" office:value="0.144939540116116" calcext:value-type="float">
            <text:p>0.144939540116116</text:p>
          </table:table-cell>
          <table:table-cell table:formula="of:=+[.D104]+[.E104]*[.C104]+[.F104]*[.B104]" office:value-type="float" office:value="286.811859296635" calcext:value-type="float">
            <text:p>286.811859296635</text:p>
          </table:table-cell>
          <table:table-cell office:value-type="float" office:value="421.23" calcext:value-type="float">
            <text:p>421.23</text:p>
          </table:table-cell>
          <table:table-cell table:formula="of:=+[.H104]-[.G104]" office:value-type="float" office:value="134.418140703365" calcext:value-type="float">
            <text:p>134.418140703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formula="of:=+[.D77]*[.$K$3]" office:value-type="float" office:value="135" calcext:value-type="float">
            <text:p>135</text:p>
          </table:table-cell>
          <table:table-cell table:formula="of:=+[.E104]-([.C105]-[.C104])/[.C104]*[.E104]/2" office:value-type="float" office:value="0.00611903490498663" calcext:value-type="float">
            <text:p>0.006119034904987</text:p>
          </table:table-cell>
          <table:table-cell table:formula="of:=+[.F104]+([.C105]-[.C104])/[.C105]*[.F104]/2" office:value-type="float" office:value="0.157017835125793" calcext:value-type="float">
            <text:p>0.157017835125793</text:p>
          </table:table-cell>
          <table:table-cell table:formula="of:=+[.D105]+[.E105]*[.C105]+[.F105]*[.B105]" office:value-type="float" office:value="310.374939840753" calcext:value-type="float">
            <text:p>310.374939840753</text:p>
          </table:table-cell>
          <table:table-cell office:value-type="float" office:value="473.05" calcext:value-type="float">
            <text:p>473.05</text:p>
          </table:table-cell>
          <table:table-cell table:formula="of:=+[.H105]-[.G105]" office:value-type="float" office:value="162.675060159247" calcext:value-type="float">
            <text:p>162.675060159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 table:formula="of:=+[.D78]*[.$K$3]" office:value-type="float" office:value="162" calcext:value-type="float">
            <text:p>162</text:p>
          </table:table-cell>
          <table:table-cell table:formula="of:=+[.E105]-([.C106]-[.C105])/[.C105]*[.E105]/2" office:value-type="float" office:value="0.00560911532957107" calcext:value-type="float">
            <text:p>0.005609115329571</text:p>
          </table:table-cell>
          <table:table-cell table:formula="of:=+[.F105]+([.C106]-[.C105])/[.C106]*[.F105]/2" office:value-type="float" office:value="0.168233394777635" calcext:value-type="float">
            <text:p>0.168233394777635</text:p>
          </table:table-cell>
          <table:table-cell table:formula="of:=+[.D106]+[.E106]*[.C106]+[.F106]*[.B106]" office:value-type="float" office:value="349.865298431134" calcext:value-type="float">
            <text:p>349.865298431134</text:p>
          </table:table-cell>
          <table:table-cell office:value-type="float" office:value="521.81" calcext:value-type="float">
            <text:p>521.81</text:p>
          </table:table-cell>
          <table:table-cell table:formula="of:=+[.H106]-[.G106]" office:value-type="float" office:value="171.944701568866" calcext:value-type="float">
            <text:p>171.9447015688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+[.D79]*[.$K$3]" office:value-type="float" office:value="175.5" calcext:value-type="float">
            <text:p>175.5</text:p>
          </table:table-cell>
          <table:table-cell table:formula="of:=+[.E106]-([.C107]-[.C106])/[.C106]*[.E106]/2" office:value-type="float" office:value="0.00520846423460171" calcext:value-type="float">
            <text:p>0.005208464234602</text:p>
          </table:table-cell>
          <table:table-cell table:formula="of:=+[.F106]+([.C107]-[.C106])/[.C107]*[.F106]/2" office:value-type="float" office:value="0.178747981951237" calcext:value-type="float">
            <text:p>0.178747981951237</text:p>
          </table:table-cell>
          <table:table-cell table:formula="of:=+[.D107]+[.E107]*[.C107]+[.F107]*[.B107]" office:value-type="float" office:value="375.081838889644" calcext:value-type="float">
            <text:p>375.081838889644</text:p>
          </table:table-cell>
          <table:table-cell office:value-type="float" office:value="568.09" calcext:value-type="float">
            <text:p>568.09</text:p>
          </table:table-cell>
          <table:table-cell table:formula="of:=+[.H107]-[.G107]" office:value-type="float" office:value="193.008161110356" calcext:value-type="float">
            <text:p>193.00816111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table:formula="of:=+[.D80]*[.$K$3]" office:value-type="float" office:value="195.75" calcext:value-type="float">
            <text:p>195.75</text:p>
          </table:table-cell>
          <table:table-cell table:formula="of:=+[.E107]-([.C108]-[.C107])/[.C107]*[.E107]/2" office:value-type="float" office:value="0.0045574062052765" calcext:value-type="float">
            <text:p>0.004557406205277</text:p>
          </table:table-cell>
          <table:table-cell table:formula="of:=+[.F107]+([.C108]-[.C107])/[.C108]*[.F107]/2" office:value-type="float" office:value="0.196622780146361" calcext:value-type="float">
            <text:p>0.196622780146361</text:p>
          </table:table-cell>
          <table:table-cell table:formula="of:=+[.D108]+[.E108]*[.C108]+[.F108]*[.B108]" office:value-type="float" office:value="415.159811172744" calcext:value-type="float">
            <text:p>415.159811172744</text:p>
          </table:table-cell>
          <table:table-cell office:value-type="float" office:value="654.77" calcext:value-type="float">
            <text:p>654.77</text:p>
          </table:table-cell>
          <table:table-cell table:formula="of:=+[.H108]-[.G108]" office:value-type="float" office:value="239.610188827256" calcext:value-type="float">
            <text:p>239.610188827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table:formula="of:=+[.D81]*[.$K$3]" office:value-type="float" office:value="219.375" calcext:value-type="float">
            <text:p>219.375</text:p>
          </table:table-cell>
          <table:table-cell table:formula="of:=+[.E108]-([.C109]-[.C108])/[.C108]*[.E108]/2" office:value-type="float" office:value="0.00410166558474885" calcext:value-type="float">
            <text:p>0.004101665584749</text:p>
          </table:table-cell>
          <table:table-cell table:formula="of:=+[.F108]+([.C109]-[.C108])/[.C109]*[.F108]/2" office:value-type="float" office:value="0.213008011825224" calcext:value-type="float">
            <text:p>0.213008011825224</text:p>
          </table:table-cell>
          <table:table-cell table:formula="of:=+[.D109]+[.E109]*[.C109]+[.F109]*[.B109]" office:value-type="float" office:value="456.993005333718" calcext:value-type="float">
            <text:p>456.993005333718</text:p>
          </table:table-cell>
          <table:table-cell office:value-type="float" office:value="735.33" calcext:value-type="float">
            <text:p>735.33</text:p>
          </table:table-cell>
          <table:table-cell table:formula="of:=+[.H109]-[.G109]" office:value-type="float" office:value="278.336994666283" calcext:value-type="float">
            <text:p>278.3369946662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7000" calcext:value-type="float">
            <text:p>7000</text:p>
          </table:table-cell>
          <table:table-cell table:formula="of:=+[.D82]*[.$K$3]" office:value-type="float" office:value="236.25" calcext:value-type="float">
            <text:p>236.25</text:p>
          </table:table-cell>
          <table:table-cell table:formula="of:=+[.E109]-([.C110]-[.C109])/[.C109]*[.E109]/2" office:value-type="float" office:value="0.00375986011935311" calcext:value-type="float">
            <text:p>0.003759860119353</text:p>
          </table:table-cell>
          <table:table-cell table:formula="of:=+[.F109]+([.C110]-[.C109])/[.C110]*[.F109]/2" office:value-type="float" office:value="0.22822286981274" calcext:value-type="float">
            <text:p>0.22822286981274</text:p>
          </table:table-cell>
          <table:table-cell table:formula="of:=+[.D110]+[.E110]*[.C110]+[.F110]*[.B110]" office:value-type="float" office:value="490.791890648212" calcext:value-type="float">
            <text:p>490.791890648212</text:p>
          </table:table-cell>
          <table:table-cell office:value-type="float" office:value="811.12" calcext:value-type="float">
            <text:p>811.12</text:p>
          </table:table-cell>
          <table:table-cell table:formula="of:=+[.H110]-[.G110]" office:value-type="float" office:value="320.328109351788" calcext:value-type="float">
            <text:p>320.3281093517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8000" calcext:value-type="float">
            <text:p>8000</text:p>
          </table:table-cell>
          <table:table-cell table:formula="of:=+[.D83]*[.$K$3]" office:value-type="float" office:value="249.75" calcext:value-type="float">
            <text:p>249.75</text:p>
          </table:table-cell>
          <table:table-cell table:formula="of:=+[.E110]-([.C111]-[.C110])/[.C110]*[.E110]/2" office:value-type="float" office:value="0.00349129868225646" calcext:value-type="float">
            <text:p>0.003491298682256</text:p>
          </table:table-cell>
          <table:table-cell table:formula="of:=+[.F110]+([.C111]-[.C110])/[.C111]*[.F110]/2" office:value-type="float" office:value="0.242486799176037" calcext:value-type="float">
            <text:p>0.242486799176037</text:p>
          </table:table-cell>
          <table:table-cell table:formula="of:=+[.D111]+[.E111]*[.C111]+[.F111]*[.B111]" office:value-type="float" office:value="520.167188634088" calcext:value-type="float">
            <text:p>520.167188634088</text:p>
          </table:table-cell>
          <table:table-cell office:value-type="float" office:value="883.07" calcext:value-type="float">
            <text:p>883.07</text:p>
          </table:table-cell>
          <table:table-cell table:formula="of:=+[.H111]-[.G111]" office:value-type="float" office:value="362.902811365912" calcext:value-type="float">
            <text:p>362.902811365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+[.D84]*[.$K$3]" office:value-type="float" office:value="263.25" calcext:value-type="float">
            <text:p>263.25</text:p>
          </table:table-cell>
          <table:table-cell table:formula="of:=+[.E111]-([.C112]-[.C111])/[.C111]*[.E111]/2" office:value-type="float" office:value="0.00327309251461543" calcext:value-type="float">
            <text:p>0.003273092514615</text:p>
          </table:table-cell>
          <table:table-cell table:formula="of:=+[.F111]+([.C112]-[.C111])/[.C112]*[.F111]/2" office:value-type="float" office:value="0.25595828801915" calcext:value-type="float">
            <text:p>0.25595828801915</text:p>
          </table:table-cell>
          <table:table-cell table:formula="of:=+[.D112]+[.E112]*[.C112]+[.F112]*[.B112]" office:value-type="float" office:value="548.666120650689" calcext:value-type="float">
            <text:p>548.666120650689</text:p>
          </table:table-cell>
          <table:table-cell office:value-type="float" office:value="951.8" calcext:value-type="float">
            <text:p>951.8</text:p>
          </table:table-cell>
          <table:table-cell table:formula="of:=+[.H112]-[.G112]" office:value-type="float" office:value="403.133879349311" calcext:value-type="float">
            <text:p>403.1338793493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+[.D85]*[.$K$3]" office:value-type="float" office:value="280.125" calcext:value-type="float">
            <text:p>280.125</text:p>
          </table:table-cell>
          <table:table-cell table:formula="of:=+[.E112]-([.C113]-[.C112])/[.C112]*[.E112]/2" office:value-type="float" office:value="0.00309125404158124" calcext:value-type="float">
            <text:p>0.003091254041581</text:p>
          </table:table-cell>
          <table:table-cell table:formula="of:=+[.F112]+([.C113]-[.C112])/[.C113]*[.F112]/2" office:value-type="float" office:value="0.268756202420107" calcext:value-type="float">
            <text:p>0.268756202420107</text:p>
          </table:table-cell>
          <table:table-cell table:formula="of:=+[.D113]+[.E113]*[.C113]+[.F113]*[.B113]" office:value-type="float" office:value="579.79374283592" calcext:value-type="float">
            <text:p>579.79374283592</text:p>
          </table:table-cell>
          <table:table-cell office:value-type="float" office:value="1017.81" calcext:value-type="float">
            <text:p>1017.81</text:p>
          </table:table-cell>
          <table:table-cell table:formula="of:=+[.H113]-[.G113]" office:value-type="float" office:value="438.01625716408" calcext:value-type="float">
            <text:p>438.016257164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table:formula="of:=+[.D86]*[.$K$3]" office:value-type="float" office:value="369.39375" calcext:value-type="float">
            <text:p>369.39375</text:p>
          </table:table-cell>
          <table:table-cell table:formula="of:=+[.E113]-([.C114]-[.C113])/[.C113]*[.E113]/2" office:value-type="float" office:value="0.00231844053118593" calcext:value-type="float">
            <text:p>0.002318440531186</text:p>
          </table:table-cell>
          <table:table-cell table:formula="of:=+[.F113]+([.C114]-[.C113])/[.C114]*[.F113]/2" office:value-type="float" office:value="0.313548902823459" calcext:value-type="float">
            <text:p>0.313548902823459</text:p>
          </table:table-cell>
          <table:table-cell table:formula="of:=+[.D114]+[.E114]*[.C114]+[.F114]*[.B114]" office:value-type="float" office:value="717.719260791248" calcext:value-type="float">
            <text:p>717.719260791248</text:p>
          </table:table-cell>
          <table:table-cell office:value-type="float" office:value="1317.45" calcext:value-type="float">
            <text:p>1317.45</text:p>
          </table:table-cell>
          <table:table-cell table:formula="of:=+[.H114]-[.G114]" office:value-type="float" office:value="599.730739208753" calcext:value-type="float">
            <text:p>599.730739208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4000" calcext:value-type="float">
            <text:p>24000</text:p>
          </table:table-cell>
          <table:table-cell table:formula="of:=+[.D87]*[.$K$3]" office:value-type="float" office:value="509.9625" calcext:value-type="float">
            <text:p>509.9625</text:p>
          </table:table-cell>
          <table:table-cell table:formula="of:=+[.E114]-([.C115]-[.C114])/[.C114]*[.E114]/2" office:value-type="float" office:value="0.00162290837183015" calcext:value-type="float">
            <text:p>0.00162290837183</text:p>
          </table:table-cell>
          <table:table-cell table:formula="of:=+[.F114]+([.C115]-[.C114])/[.C115]*[.F114]/2" office:value-type="float" office:value="0.372339322102857" calcext:value-type="float">
            <text:p>0.372339322102857</text:p>
          </table:table-cell>
          <table:table-cell table:formula="of:=+[.D115]+[.E115]*[.C115]+[.F115]*[.B115]" office:value-type="float" office:value="921.251623026781" calcext:value-type="float">
            <text:p>921.251623026781</text:p>
          </table:table-cell>
          <table:table-cell office:value-type="float" office:value="1776.79" calcext:value-type="float">
            <text:p>1776.79</text:p>
          </table:table-cell>
          <table:table-cell table:formula="of:=+[.H115]-[.G115]" office:value-type="float" office:value="855.538376973219" calcext:value-type="float">
            <text:p>855.53837697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table:formula="of:=+[.D88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formula="of:=+[.D116]+[.E116]*[.C116]+[.F116]*[.B116]" office:value-type="float" office:value="62.5" calcext:value-type="float">
            <text:p>62.5</text:p>
          </table:table-cell>
          <table:table-cell office:value-type="float" office:value="51.36" calcext:value-type="float">
            <text:p>51.36</text:p>
          </table:table-cell>
          <table:table-cell table:formula="of:=+[.H116]-[.G116]" office:value-type="float" office:value="-11.14" calcext:value-type="float">
            <text:p>-11.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formula="of:=+[.D89]*[.$K$3]" office:value-type="float" office:value="2.986875" calcext:value-type="float">
            <text:p>2.986875</text:p>
          </table:table-cell>
          <table:table-cell table:formula="of:=+[.E116]-([.C117]-[.C116])/[.C116]*[.E116]/2" office:value-type="float" office:value="0.0375" calcext:value-type="float">
            <text:p>0.0375</text:p>
          </table:table-cell>
          <table:table-cell table:formula="of:=+[.F116]+([.C117]-[.C116])/[.C117]*[.F116]/2" office:value-type="float" office:value="0.0466666666666667" calcext:value-type="float">
            <text:p>0.046666666666667</text:p>
          </table:table-cell>
          <table:table-cell table:formula="of:=+[.D117]+[.E117]*[.C117]+[.F117]*[.B117]" office:value-type="float" office:value="75.799375" calcext:value-type="float">
            <text:p>75.799375</text:p>
          </table:table-cell>
          <table:table-cell office:value-type="float" office:value="66.48" calcext:value-type="float">
            <text:p>66.48</text:p>
          </table:table-cell>
          <table:table-cell table:formula="of:=+[.H117]-[.G117]" office:value-type="float" office:value="-9.31937499999999" calcext:value-type="float">
            <text:p>-9.3193749999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+[.D90]*[.$K$3]" office:value-type="float" office:value="6.429375" calcext:value-type="float">
            <text:p>6.429375</text:p>
          </table:table-cell>
          <table:table-cell table:formula="of:=+[.E117]-([.C118]-[.C117])/[.C117]*[.E117]/2" office:value-type="float" office:value="0.03125" calcext:value-type="float">
            <text:p>0.03125</text:p>
          </table:table-cell>
          <table:table-cell table:formula="of:=+[.F117]+([.C118]-[.C117])/[.C118]*[.F117]/2" office:value-type="float" office:value="0.0525" calcext:value-type="float">
            <text:p>0.0525</text:p>
          </table:table-cell>
          <table:table-cell table:formula="of:=+[.D118]+[.E118]*[.C118]+[.F118]*[.B118]" office:value-type="float" office:value="88.304375" calcext:value-type="float">
            <text:p>88.304375</text:p>
          </table:table-cell>
          <table:table-cell office:value-type="float" office:value="79.84" calcext:value-type="float">
            <text:p>79.84</text:p>
          </table:table-cell>
          <table:table-cell table:formula="of:=+[.H118]-[.G118]" office:value-type="float" office:value="-8.46437500000002" calcext:value-type="float">
            <text:p>-8.46437500000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+[.D91]*[.$K$3]" office:value-type="float" office:value="25.3125" calcext:value-type="float">
            <text:p>25.3125</text:p>
          </table:table-cell>
          <table:table-cell table:formula="of:=+[.E118]-([.C119]-[.C118])/[.C118]*[.E118]/2" office:value-type="float" office:value="0.015625" calcext:value-type="float">
            <text:p>0.015625</text:p>
          </table:table-cell>
          <table:table-cell table:formula="of:=+[.F118]+([.C119]-[.C118])/[.C119]*[.F118]/2" office:value-type="float" office:value="0.065625" calcext:value-type="float">
            <text:p>0.065625</text:p>
          </table:table-cell>
          <table:table-cell table:formula="of:=+[.D119]+[.E119]*[.C119]+[.F119]*[.B119]" office:value-type="float" office:value="126.875" calcext:value-type="float">
            <text:p>126.875</text:p>
          </table:table-cell>
          <table:table-cell office:value-type="float" office:value="124.11" calcext:value-type="float">
            <text:p>124.11</text:p>
          </table:table-cell>
          <table:table-cell table:formula="of:=+[.H119]-[.G119]" office:value-type="float" office:value="-2.765" calcext:value-type="float">
            <text:p>-2.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formula="of:=+[.D92]*[.$K$3]" office:value-type="float" office:value="35.4375" calcext:value-type="float">
            <text:p>35.4375</text:p>
          </table:table-cell>
          <table:table-cell table:formula="of:=+[.E119]-([.C120]-[.C119])/[.C119]*[.E119]/2" office:value-type="float" office:value="0.01171875" calcext:value-type="float">
            <text:p>0.01171875</text:p>
          </table:table-cell>
          <table:table-cell table:formula="of:=+[.F119]+([.C120]-[.C119])/[.C120]*[.F119]/2" office:value-type="float" office:value="0.0765625" calcext:value-type="float">
            <text:p>0.0765625</text:p>
          </table:table-cell>
          <table:table-cell table:formula="of:=+[.D120]+[.E120]*[.C120]+[.F120]*[.B120]" office:value-type="float" office:value="153.796875" calcext:value-type="float">
            <text:p>153.796875</text:p>
          </table:table-cell>
          <table:table-cell office:value-type="float" office:value="160.65" calcext:value-type="float">
            <text:p>160.65</text:p>
          </table:table-cell>
          <table:table-cell table:formula="of:=+[.H120]-[.G120]" office:value-type="float" office:value="6.85312500000001" calcext:value-type="float">
            <text:p>6.85312500000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table:formula="of:=+[.D93]*[.$K$3]" office:value-type="float" office:value="50.625" calcext:value-type="float">
            <text:p>50.625</text:p>
          </table:table-cell>
          <table:table-cell table:formula="of:=+[.E120]-([.C121]-[.C120])/[.C120]*[.E120]/2" office:value-type="float" office:value="0.009765625" calcext:value-type="float">
            <text:p>0.009765625</text:p>
          </table:table-cell>
          <table:table-cell table:formula="of:=+[.F120]+([.C121]-[.C120])/[.C121]*[.F120]/2" office:value-type="float" office:value="0.0861328125" calcext:value-type="float">
            <text:p>0.0861328125</text:p>
          </table:table-cell>
          <table:table-cell table:formula="of:=+[.D121]+[.E121]*[.C121]+[.F121]*[.B121]" office:value-type="float" office:value="183.73046875" calcext:value-type="float">
            <text:p>183.73046875</text:p>
          </table:table-cell>
          <table:table-cell office:value-type="float" office:value="192.92" calcext:value-type="float">
            <text:p>192.92</text:p>
          </table:table-cell>
          <table:table-cell table:formula="of:=+[.H121]-[.G121]" office:value-type="float" office:value="9.18953124999999" calcext:value-type="float">
            <text:p>9.1895312499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+[.D94]*[.$K$3]" office:value-type="float" office:value="60.75" calcext:value-type="float">
            <text:p>60.75</text:p>
          </table:table-cell>
          <table:table-cell table:formula="of:=+[.E121]-([.C122]-[.C121])/[.C121]*[.E121]/2" office:value-type="float" office:value="0.008544921875" calcext:value-type="float">
            <text:p>0.008544921875</text:p>
          </table:table-cell>
          <table:table-cell table:formula="of:=+[.F121]+([.C122]-[.C121])/[.C122]*[.F121]/2" office:value-type="float" office:value="0.09474609375" calcext:value-type="float">
            <text:p>0.09474609375</text:p>
          </table:table-cell>
          <table:table-cell table:formula="of:=+[.D122]+[.E122]*[.C122]+[.F122]*[.B122]" office:value-type="float" office:value="207.1416015625" calcext:value-type="float">
            <text:p>207.1416015625</text:p>
          </table:table-cell>
          <table:table-cell office:value-type="float" office:value="222.36" calcext:value-type="float">
            <text:p>222.36</text:p>
          </table:table-cell>
          <table:table-cell table:formula="of:=+[.H122]-[.G122]" office:value-type="float" office:value="15.2183984375" calcext:value-type="float">
            <text:p>15.218398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table:formula="of:=+[.D95]*[.$K$3]" office:value-type="float" office:value="75.9375" calcext:value-type="float">
            <text:p>75.9375</text:p>
          </table:table-cell>
          <table:table-cell table:formula="of:=+[.E122]-([.C123]-[.C122])/[.C122]*[.E122]/2" office:value-type="float" office:value="0.0076904296875" calcext:value-type="float">
            <text:p>0.0076904296875</text:p>
          </table:table-cell>
          <table:table-cell table:formula="of:=+[.F122]+([.C123]-[.C122])/[.C123]*[.F122]/2" office:value-type="float" office:value="0.1026416015625" calcext:value-type="float">
            <text:p>0.1026416015625</text:p>
          </table:table-cell>
          <table:table-cell table:formula="of:=+[.D123]+[.E123]*[.C123]+[.F123]*[.B123]" office:value-type="float" office:value="234.51416015625" calcext:value-type="float">
            <text:p>234.51416015625</text:p>
          </table:table-cell>
          <table:table-cell office:value-type="float" office:value="249.72" calcext:value-type="float">
            <text:p>249.72</text:p>
          </table:table-cell>
          <table:table-cell table:formula="of:=+[.H123]-[.G123]" office:value-type="float" office:value="15.20583984375" calcext:value-type="float">
            <text:p>15.2058398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table:formula="of:=+[.D96]*[.$K$3]" office:value-type="float" office:value="86.0625" calcext:value-type="float">
            <text:p>86.0625</text:p>
          </table:table-cell>
          <table:table-cell table:formula="of:=+[.E123]-([.C124]-[.C123])/[.C123]*[.E123]/2" office:value-type="float" office:value="0.007049560546875" calcext:value-type="float">
            <text:p>0.007049560546875</text:p>
          </table:table-cell>
          <table:table-cell table:formula="of:=+[.F123]+([.C124]-[.C123])/[.C124]*[.F123]/2" office:value-type="float" office:value="0.10997314453125" calcext:value-type="float">
            <text:p>0.10997314453125</text:p>
          </table:table-cell>
          <table:table-cell table:formula="of:=+[.D124]+[.E124]*[.C124]+[.F124]*[.B124]" office:value-type="float" office:value="255.956909179688" calcext:value-type="float">
            <text:p>255.956909179688</text:p>
          </table:table-cell>
          <table:table-cell office:value-type="float" office:value="275.46" calcext:value-type="float">
            <text:p>275.46</text:p>
          </table:table-cell>
          <table:table-cell table:formula="of:=+[.H124]-[.G124]" office:value-type="float" office:value="19.5030908203125" calcext:value-type="float">
            <text:p>19.503090820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table:formula="of:=+[.D97]*[.$K$3]" office:value-type="float" office:value="91.125" calcext:value-type="float">
            <text:p>91.125</text:p>
          </table:table-cell>
          <table:table-cell table:formula="of:=+[.E124]-([.C125]-[.C124])/[.C124]*[.E124]/2" office:value-type="float" office:value="0.0065460205078125" calcext:value-type="float">
            <text:p>0.006546020507813</text:p>
          </table:table-cell>
          <table:table-cell table:formula="of:=+[.F124]+([.C125]-[.C124])/[.C125]*[.F124]/2" office:value-type="float" office:value="0.116846466064453" calcext:value-type="float">
            <text:p>0.116846466064453</text:p>
          </table:table-cell>
          <table:table-cell table:formula="of:=+[.D125]+[.E125]*[.C125]+[.F125]*[.B125]" office:value-type="float" office:value="271.63151550293" calcext:value-type="float">
            <text:p>271.63151550293</text:p>
          </table:table-cell>
          <table:table-cell office:value-type="float" office:value="299.89" calcext:value-type="float">
            <text:p>299.89</text:p>
          </table:table-cell>
          <table:table-cell table:formula="of:=+[.H125]-[.G125]" office:value-type="float" office:value="28.2584844970703" calcext:value-type="float">
            <text:p>28.2584844970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table:formula="of:=+[.D98]*[.$K$3]" office:value-type="float" office:value="101.25" calcext:value-type="float">
            <text:p>101.25</text:p>
          </table:table-cell>
          <table:table-cell table:formula="of:=+[.E125]-([.C126]-[.C125])/[.C125]*[.E125]/2" office:value-type="float" office:value="0.00613689422607422" calcext:value-type="float">
            <text:p>0.006136894226074</text:p>
          </table:table-cell>
          <table:table-cell table:formula="of:=+[.F125]+([.C126]-[.C125])/[.C126]*[.F125]/2" office:value-type="float" office:value="0.123337936401367" calcext:value-type="float">
            <text:p>0.123337936401367</text:p>
          </table:table-cell>
          <table:table-cell table:formula="of:=+[.D126]+[.E126]*[.C126]+[.F126]*[.B126]" office:value-type="float" office:value="291.780109405518" calcext:value-type="float">
            <text:p>291.780109405518</text:p>
          </table:table-cell>
          <table:table-cell office:value-type="float" office:value="323.23" calcext:value-type="float">
            <text:p>323.23</text:p>
          </table:table-cell>
          <table:table-cell table:formula="of:=+[.H126]-[.G126]" office:value-type="float" office:value="31.4498905944824" calcext:value-type="float">
            <text:p>31.44989059448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+[.D99]*[.$K$3]" office:value-type="float" office:value="106.3125" calcext:value-type="float">
            <text:p>106.3125</text:p>
          </table:table-cell>
          <table:table-cell table:formula="of:=+[.E126]-([.C127]-[.C126])/[.C126]*[.E126]/2" office:value-type="float" office:value="0.00579595565795899" calcext:value-type="float">
            <text:p>0.005795955657959</text:p>
          </table:table-cell>
          <table:table-cell table:formula="of:=+[.F126]+([.C127]-[.C126])/[.C127]*[.F126]/2" office:value-type="float" office:value="0.129504833221436" calcext:value-type="float">
            <text:p>0.129504833221436</text:p>
          </table:table-cell>
          <table:table-cell table:formula="of:=+[.D127]+[.E127]*[.C127]+[.F127]*[.B127]" office:value-type="float" office:value="306.365705490112" calcext:value-type="float">
            <text:p>306.365705490112</text:p>
          </table:table-cell>
          <table:table-cell office:value-type="float" office:value="345.65" calcext:value-type="float">
            <text:p>345.65</text:p>
          </table:table-cell>
          <table:table-cell table:formula="of:=+[.H127]-[.G127]" office:value-type="float" office:value="39.2842945098876" calcext:value-type="float">
            <text:p>39.2842945098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250" calcext:value-type="float">
            <text:p>1250</text:p>
          </table:table-cell>
          <table:table-cell table:formula="of:=+[.D100]*[.$K$3]" office:value-type="float" office:value="121.5" calcext:value-type="float">
            <text:p>121.5</text:p>
          </table:table-cell>
          <table:table-cell table:formula="of:=+[.E127]-([.C128]-[.C127])/[.C127]*[.E127]/2" office:value-type="float" office:value="0.00507146120071412" calcext:value-type="float">
            <text:p>0.005071461200714</text:p>
          </table:table-cell>
          <table:table-cell table:formula="of:=+[.F127]+([.C128]-[.C127])/[.C128]*[.F127]/2" office:value-type="float" office:value="0.142455316543579" calcext:value-type="float">
            <text:p>0.142455316543579</text:p>
          </table:table-cell>
          <table:table-cell table:formula="of:=+[.D128]+[.E128]*[.C128]+[.F128]*[.B128]" office:value-type="float" office:value="341.522301316261" calcext:value-type="float">
            <text:p>341.522301316261</text:p>
          </table:table-cell>
          <table:table-cell office:value-type="float" office:value="398.39" calcext:value-type="float">
            <text:p>398.39</text:p>
          </table:table-cell>
          <table:table-cell table:formula="of:=+[.H128]-[.G128]" office:value-type="float" office:value="56.8676986837387" calcext:value-type="float">
            <text:p>56.867698683738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00" calcext:value-type="float">
            <text:p>1500</text:p>
          </table:table-cell>
          <table:table-cell table:formula="of:=+[.D101]*[.$K$3]" office:value-type="float" office:value="136.6875" calcext:value-type="float">
            <text:p>136.6875</text:p>
          </table:table-cell>
          <table:table-cell table:formula="of:=+[.E128]-([.C129]-[.C128])/[.C128]*[.E128]/2" office:value-type="float" office:value="0.0045643150806427" calcext:value-type="float">
            <text:p>0.004564315080643</text:p>
          </table:table-cell>
          <table:table-cell table:formula="of:=+[.F128]+([.C129]-[.C128])/[.C129]*[.F128]/2" office:value-type="float" office:value="0.154326592922211" calcext:value-type="float">
            <text:p>0.154326592922211</text:p>
          </table:table-cell>
          <table:table-cell table:formula="of:=+[.D129]+[.E129]*[.C129]+[.F129]*[.B129]" office:value-type="float" office:value="375.02386200428" calcext:value-type="float">
            <text:p>375.02386200428</text:p>
          </table:table-cell>
          <table:table-cell office:value-type="float" office:value="447.41" calcext:value-type="float">
            <text:p>447.41</text:p>
          </table:table-cell>
          <table:table-cell table:formula="of:=+[.H129]-[.G129]" office:value-type="float" office:value="72.3861379957199" calcext:value-type="float">
            <text:p>72.3861379957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table:formula="of:=+[.D102]*[.$K$3]" office:value-type="float" office:value="151.875" calcext:value-type="float">
            <text:p>151.875</text:p>
          </table:table-cell>
          <table:table-cell table:formula="of:=+[.E129]-([.C130]-[.C129])/[.C129]*[.E129]/2" office:value-type="float" office:value="0.00418395549058915" calcext:value-type="float">
            <text:p>0.004183955490589</text:p>
          </table:table-cell>
          <table:table-cell table:formula="of:=+[.F129]+([.C130]-[.C129])/[.C130]*[.F129]/2" office:value-type="float" office:value="0.165349920988083" calcext:value-type="float">
            <text:p>0.165349920988083</text:p>
          </table:table-cell>
          <table:table-cell table:formula="of:=+[.D130]+[.E130]*[.C130]+[.F130]*[.B130]" office:value-type="float" office:value="407.221803590655" calcext:value-type="float">
            <text:p>407.221803590655</text:p>
          </table:table-cell>
          <table:table-cell office:value-type="float" office:value="493.52" calcext:value-type="float">
            <text:p>493.52</text:p>
          </table:table-cell>
          <table:table-cell table:formula="of:=+[.H130]-[.G130]" office:value-type="float" office:value="86.2981964093447" calcext:value-type="float">
            <text:p>86.29819640934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+[.D103]*[.$K$3]" office:value-type="float" office:value="162" calcext:value-type="float">
            <text:p>162</text:p>
          </table:table-cell>
          <table:table-cell table:formula="of:=+[.E130]-([.C131]-[.C130])/[.C130]*[.E130]/2" office:value-type="float" office:value="0.00388510152697564" calcext:value-type="float">
            <text:p>0.003885101526976</text:p>
          </table:table-cell>
          <table:table-cell table:formula="of:=+[.F130]+([.C131]-[.C130])/[.C131]*[.F130]/2" office:value-type="float" office:value="0.175684291049838" calcext:value-type="float">
            <text:p>0.175684291049838</text:p>
          </table:table-cell>
          <table:table-cell table:formula="of:=+[.D131]+[.E131]*[.C131]+[.F131]*[.B131]" office:value-type="float" office:value="433.296639628708" calcext:value-type="float">
            <text:p>433.296639628708</text:p>
          </table:table-cell>
          <table:table-cell office:value-type="float" office:value="537.3" calcext:value-type="float">
            <text:p>537.3</text:p>
          </table:table-cell>
          <table:table-cell table:formula="of:=+[.H131]-[.G131]" office:value-type="float" office:value="104.003360371292" calcext:value-type="float">
            <text:p>104.0033603712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table:formula="of:=+[.D104]*[.$K$3]" office:value-type="float" office:value="187.3125" calcext:value-type="float">
            <text:p>187.3125</text:p>
          </table:table-cell>
          <table:table-cell table:formula="of:=+[.E131]-([.C132]-[.C131])/[.C131]*[.E131]/2" office:value-type="float" office:value="0.00339946383610368" calcext:value-type="float">
            <text:p>0.003399463836104</text:p>
          </table:table-cell>
          <table:table-cell table:formula="of:=+[.F131]+([.C132]-[.C131])/[.C132]*[.F131]/2" office:value-type="float" office:value="0.193252720154822" calcext:value-type="float">
            <text:p>0.193252720154822</text:p>
          </table:table-cell>
          <table:table-cell table:formula="of:=+[.D132]+[.E132]*[.C132]+[.F132]*[.B132]" office:value-type="float" office:value="485.690239822492" calcext:value-type="float">
            <text:p>485.690239822492</text:p>
          </table:table-cell>
          <table:table-cell office:value-type="float" office:value="619.28" calcext:value-type="float">
            <text:p>619.28</text:p>
          </table:table-cell>
          <table:table-cell table:formula="of:=+[.H132]-[.G132]" office:value-type="float" office:value="133.589760177508" calcext:value-type="float">
            <text:p>133.5897601775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table:formula="of:=+[.D105]*[.$K$3]" office:value-type="float" office:value="202.5" calcext:value-type="float">
            <text:p>202.5</text:p>
          </table:table-cell>
          <table:table-cell table:formula="of:=+[.E132]-([.C133]-[.C132])/[.C132]*[.E132]/2" office:value-type="float" office:value="0.00305951745249331" calcext:value-type="float">
            <text:p>0.003059517452493</text:p>
          </table:table-cell>
          <table:table-cell table:formula="of:=+[.F132]+([.C133]-[.C132])/[.C133]*[.F132]/2" office:value-type="float" office:value="0.209357113501057" calcext:value-type="float">
            <text:p>0.209357113501057</text:p>
          </table:table-cell>
          <table:table-cell table:formula="of:=+[.D133]+[.E133]*[.C133]+[.F133]*[.B133]" office:value-type="float" office:value="525.714222609065" calcext:value-type="float">
            <text:p>525.714222609065</text:p>
          </table:table-cell>
          <table:table-cell office:value-type="float" office:value="695.47" calcext:value-type="float">
            <text:p>695.47</text:p>
          </table:table-cell>
          <table:table-cell table:formula="of:=+[.H133]-[.G133]" office:value-type="float" office:value="169.755777390935" calcext:value-type="float">
            <text:p>169.7557773909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500" calcext:value-type="float">
            <text:p>3500</text:p>
          </table:table-cell>
          <table:table-cell table:formula="of:=+[.D106]*[.$K$3]" office:value-type="float" office:value="243" calcext:value-type="float">
            <text:p>243</text:p>
          </table:table-cell>
          <table:table-cell table:formula="of:=+[.E133]-([.C134]-[.C133])/[.C133]*[.E133]/2" office:value-type="float" office:value="0.00280455766478554" calcext:value-type="float">
            <text:p>0.002804557664786</text:p>
          </table:table-cell>
          <table:table-cell table:formula="of:=+[.F133]+([.C134]-[.C133])/[.C134]*[.F133]/2" office:value-type="float" office:value="0.224311193036847" calcext:value-type="float">
            <text:p>0.224311193036847</text:p>
          </table:table-cell>
          <table:table-cell table:formula="of:=+[.D134]+[.E134]*[.C134]+[.F134]*[.B134]" office:value-type="float" office:value="589.28274138202" calcext:value-type="float">
            <text:p>589.28274138202</text:p>
          </table:table-cell>
          <table:table-cell office:value-type="float" office:value="767.15" calcext:value-type="float">
            <text:p>767.15</text:p>
          </table:table-cell>
          <table:table-cell table:formula="of:=+[.H134]-[.G134]" office:value-type="float" office:value="177.86725861798" calcext:value-type="float">
            <text:p>177.867258617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4000" calcext:value-type="float">
            <text:p>4000</text:p>
          </table:table-cell>
          <table:table-cell table:formula="of:=+[.D107]*[.$K$3]" office:value-type="float" office:value="263.25" calcext:value-type="float">
            <text:p>263.25</text:p>
          </table:table-cell>
          <table:table-cell table:formula="of:=+[.E134]-([.C135]-[.C134])/[.C134]*[.E134]/2" office:value-type="float" office:value="0.00260423211730086" calcext:value-type="float">
            <text:p>0.002604232117301</text:p>
          </table:table-cell>
          <table:table-cell table:formula="of:=+[.F134]+([.C135]-[.C134])/[.C135]*[.F134]/2" office:value-type="float" office:value="0.23833064260165" calcext:value-type="float">
            <text:p>0.23833064260165</text:p>
          </table:table-cell>
          <table:table-cell table:formula="of:=+[.D135]+[.E135]*[.C135]+[.F135]*[.B135]" office:value-type="float" office:value="631.162892371678" calcext:value-type="float">
            <text:p>631.162892371678</text:p>
          </table:table-cell>
          <table:table-cell office:value-type="float" office:value="835.2" calcext:value-type="float">
            <text:p>835.2</text:p>
          </table:table-cell>
          <table:table-cell table:formula="of:=+[.H135]-[.G135]" office:value-type="float" office:value="204.037107628322" calcext:value-type="float">
            <text:p>204.037107628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5000" calcext:value-type="float">
            <text:p>5000</text:p>
          </table:table-cell>
          <table:table-cell table:formula="of:=+[.D108]*[.$K$3]" office:value-type="float" office:value="293.625" calcext:value-type="float">
            <text:p>293.625</text:p>
          </table:table-cell>
          <table:table-cell table:formula="of:=+[.E135]-([.C136]-[.C135])/[.C135]*[.E135]/2" office:value-type="float" office:value="0.00227870310263825" calcext:value-type="float">
            <text:p>0.002278703102638</text:p>
          </table:table-cell>
          <table:table-cell table:formula="of:=+[.F135]+([.C136]-[.C135])/[.C136]*[.F135]/2" office:value-type="float" office:value="0.262163706861815" calcext:value-type="float">
            <text:p>0.262163706861815</text:p>
          </table:table-cell>
          <table:table-cell table:formula="of:=+[.D136]+[.E136]*[.C136]+[.F136]*[.B136]" office:value-type="float" office:value="698.264075805913" calcext:value-type="float">
            <text:p>698.264075805913</text:p>
          </table:table-cell>
          <table:table-cell office:value-type="float" office:value="962.64" calcext:value-type="float">
            <text:p>962.64</text:p>
          </table:table-cell>
          <table:table-cell table:formula="of:=+[.H136]-[.G136]" office:value-type="float" office:value="264.375924194087" calcext:value-type="float">
            <text:p>264.375924194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6000" calcext:value-type="float">
            <text:p>6000</text:p>
          </table:table-cell>
          <table:table-cell table:formula="of:=+[.D109]*[.$K$3]" office:value-type="float" office:value="329.0625" calcext:value-type="float">
            <text:p>329.0625</text:p>
          </table:table-cell>
          <table:table-cell table:formula="of:=+[.E136]-([.C137]-[.C136])/[.C136]*[.E136]/2" office:value-type="float" office:value="0.00205083279237442" calcext:value-type="float">
            <text:p>0.002050832792374</text:p>
          </table:table-cell>
          <table:table-cell table:formula="of:=+[.F136]+([.C137]-[.C136])/[.C137]*[.F136]/2" office:value-type="float" office:value="0.284010682433633" calcext:value-type="float">
            <text:p>0.284010682433633</text:p>
          </table:table-cell>
          <table:table-cell table:formula="of:=+[.D137]+[.E137]*[.C137]+[.F137]*[.B137]" office:value-type="float" office:value="767.383520404696" calcext:value-type="float">
            <text:p>767.383520404696</text:p>
          </table:table-cell>
          <table:table-cell office:value-type="float" office:value="1081.07" calcext:value-type="float">
            <text:p>1081.07</text:p>
          </table:table-cell>
          <table:table-cell table:formula="of:=+[.H137]-[.G137]" office:value-type="float" office:value="313.686479595304" calcext:value-type="float">
            <text:p>313.68647959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7000" calcext:value-type="float">
            <text:p>7000</text:p>
          </table:table-cell>
          <table:table-cell table:formula="of:=+[.D110]*[.$K$3]" office:value-type="float" office:value="354.375" calcext:value-type="float">
            <text:p>354.375</text:p>
          </table:table-cell>
          <table:table-cell table:formula="of:=+[.E137]-([.C138]-[.C137])/[.C137]*[.E137]/2" office:value-type="float" office:value="0.00187993005967656" calcext:value-type="float">
            <text:p>0.001879930059677</text:p>
          </table:table-cell>
          <table:table-cell table:formula="of:=+[.F137]+([.C138]-[.C137])/[.C138]*[.F137]/2" office:value-type="float" office:value="0.304297159750321" calcext:value-type="float">
            <text:p>0.304297159750321</text:p>
          </table:table-cell>
          <table:table-cell table:formula="of:=+[.D138]+[.E138]*[.C138]+[.F138]*[.B138]" office:value-type="float" office:value="823.980250043217" calcext:value-type="float">
            <text:p>823.980250043217</text:p>
          </table:table-cell>
          <table:table-cell office:value-type="float" office:value="1192.5" calcext:value-type="float">
            <text:p>1192.5</text:p>
          </table:table-cell>
          <table:table-cell table:formula="of:=+[.H138]-[.G138]" office:value-type="float" office:value="368.519749956783" calcext:value-type="float">
            <text:p>368.519749956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8000" calcext:value-type="float">
            <text:p>8000</text:p>
          </table:table-cell>
          <table:table-cell table:formula="of:=+[.D111]*[.$K$3]" office:value-type="float" office:value="374.625" calcext:value-type="float">
            <text:p>374.625</text:p>
          </table:table-cell>
          <table:table-cell table:formula="of:=+[.E138]-([.C139]-[.C138])/[.C138]*[.E138]/2" office:value-type="float" office:value="0.00174564934112823" calcext:value-type="float">
            <text:p>0.001745649341128</text:p>
          </table:table-cell>
          <table:table-cell table:formula="of:=+[.F138]+([.C139]-[.C138])/[.C139]*[.F138]/2" office:value-type="float" office:value="0.323315732234716" calcext:value-type="float">
            <text:p>0.323315732234716</text:p>
          </table:table-cell>
          <table:table-cell table:formula="of:=+[.D139]+[.E139]*[.C139]+[.F139]*[.B139]" office:value-type="float" office:value="873.5637930811" calcext:value-type="float">
            <text:p>873.5637930811</text:p>
          </table:table-cell>
          <table:table-cell office:value-type="float" office:value="1298.27" calcext:value-type="float">
            <text:p>1298.27</text:p>
          </table:table-cell>
          <table:table-cell table:formula="of:=+[.H139]-[.G139]" office:value-type="float" office:value="424.706206918901" calcext:value-type="float">
            <text:p>424.706206918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9000" calcext:value-type="float">
            <text:p>9000</text:p>
          </table:table-cell>
          <table:table-cell table:formula="of:=+[.D112]*[.$K$3]" office:value-type="float" office:value="394.875" calcext:value-type="float">
            <text:p>394.875</text:p>
          </table:table-cell>
          <table:table-cell table:formula="of:=+[.E139]-([.C140]-[.C139])/[.C139]*[.E139]/2" office:value-type="float" office:value="0.00163654625730772" calcext:value-type="float">
            <text:p>0.001636546257308</text:p>
          </table:table-cell>
          <table:table-cell table:formula="of:=+[.F139]+([.C140]-[.C139])/[.C140]*[.F139]/2" office:value-type="float" office:value="0.341277717358867" calcext:value-type="float">
            <text:p>0.341277717358867</text:p>
          </table:table-cell>
          <table:table-cell table:formula="of:=+[.D140]+[.E140]*[.C140]+[.F140]*[.B140]" office:value-type="float" office:value="921.520492354069" calcext:value-type="float">
            <text:p>921.520492354069</text:p>
          </table:table-cell>
          <table:table-cell office:value-type="float" office:value="1399.33" calcext:value-type="float">
            <text:p>1399.33</text:p>
          </table:table-cell>
          <table:table-cell table:formula="of:=+[.H140]-[.G140]" office:value-type="float" office:value="477.809507645931" calcext:value-type="float">
            <text:p>477.809507645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formula="of:=+[.D113]*[.$K$3]" office:value-type="float" office:value="420.1875" calcext:value-type="float">
            <text:p>420.1875</text:p>
          </table:table-cell>
          <table:table-cell table:formula="of:=+[.E140]-([.C141]-[.C140])/[.C140]*[.E140]/2" office:value-type="float" office:value="0.00154562702079062" calcext:value-type="float">
            <text:p>0.001545627020791</text:p>
          </table:table-cell>
          <table:table-cell table:formula="of:=+[.F140]+([.C141]-[.C140])/[.C141]*[.F140]/2" office:value-type="float" office:value="0.35834160322681" calcext:value-type="float">
            <text:p>0.35834160322681</text:p>
          </table:table-cell>
          <table:table-cell table:formula="of:=+[.D141]+[.E141]*[.C141]+[.F141]*[.B141]" office:value-type="float" office:value="973.156175048121" calcext:value-type="float">
            <text:p>973.156175048121</text:p>
          </table:table-cell>
          <table:table-cell office:value-type="float" office:value="1496.37" calcext:value-type="float">
            <text:p>1496.37</text:p>
          </table:table-cell>
          <table:table-cell table:formula="of:=+[.H141]-[.G141]" office:value-type="float" office:value="523.213824951879" calcext:value-type="float">
            <text:p>523.213824951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15000" calcext:value-type="float">
            <text:p>15000</text:p>
          </table:table-cell>
          <table:table-cell table:formula="of:=+[.D114]*[.$K$3]" office:value-type="float" office:value="554.090625" calcext:value-type="float">
            <text:p>554.090625</text:p>
          </table:table-cell>
          <table:table-cell table:formula="of:=+[.E141]-([.C142]-[.C141])/[.C141]*[.E141]/2" office:value-type="float" office:value="0.00115922026559297" calcext:value-type="float">
            <text:p>0.001159220265593</text:p>
          </table:table-cell>
          <table:table-cell table:formula="of:=+[.F141]+([.C142]-[.C141])/[.C142]*[.F141]/2" office:value-type="float" office:value="0.418065203764612" calcext:value-type="float">
            <text:p>0.418065203764612</text:p>
          </table:table-cell>
          <table:table-cell table:formula="of:=+[.D142]+[.E142]*[.C142]+[.F142]*[.B142]" office:value-type="float" office:value="1198.57673463081" calcext:value-type="float">
            <text:p>1198.57673463081</text:p>
          </table:table-cell>
          <table:table-cell office:value-type="float" office:value="1936.89" calcext:value-type="float">
            <text:p>1936.89</text:p>
          </table:table-cell>
          <table:table-cell table:formula="of:=+[.H142]-[.G142]" office:value-type="float" office:value="738.313265369188" calcext:value-type="float">
            <text:p>738.3132653691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24000" calcext:value-type="float">
            <text:p>24000</text:p>
          </table:table-cell>
          <table:table-cell table:formula="of:=+[.D115]*[.$K$3]" office:value-type="float" office:value="764.94375" calcext:value-type="float">
            <text:p>764.94375</text:p>
          </table:table-cell>
          <table:table-cell table:formula="of:=+[.E142]-([.C143]-[.C142])/[.C142]*[.E142]/2" office:value-type="float" office:value="0.000811454185915076" calcext:value-type="float">
            <text:p>0.000811454185915</text:p>
          </table:table-cell>
          <table:table-cell table:formula="of:=+[.F142]+([.C143]-[.C142])/[.C143]*[.F142]/2" office:value-type="float" office:value="0.496452429470476" calcext:value-type="float">
            <text:p>0.496452429470476</text:p>
          </table:table-cell>
          <table:table-cell table:formula="of:=+[.D143]+[.E143]*[.C143]+[.F143]*[.B143]" office:value-type="float" office:value="1529.09729466768" calcext:value-type="float">
            <text:p>1529.09729466768</text:p>
          </table:table-cell>
          <table:table-cell office:value-type="float" office:value="2612.2" calcext:value-type="float">
            <text:p>2612.2</text:p>
          </table:table-cell>
          <table:table-cell table:formula="of:=+[.H143]-[.G143]" office:value-type="float" office:value="1083.10270533232" calcext:value-type="float">
            <text:p>1083.102705332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+[.D116]*[.$K$3]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5" calcext:value-type="float">
            <text:p>0.035</text:p>
          </table:table-cell>
          <table:table-cell table:formula="of:=+[.D144]+[.E144]*[.C144]+[.F144]*[.B144]" office:value-type="float" office:value="72.5" calcext:value-type="float">
            <text:p>72.5</text:p>
          </table:table-cell>
          <table:table-cell office:value-type="float" office:value="67.79" calcext:value-type="float">
            <text:p>67.79</text:p>
          </table:table-cell>
          <table:table-cell table:formula="of:=+[.H144]-[.G144]" office:value-type="float" office:value="-4.70999999999999" calcext:value-type="float">
            <text:p>-4.70999999999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formula="of:=+[.D117]*[.$K$3]" office:value-type="float" office:value="4.4803125" calcext:value-type="float">
            <text:p>4.4803125</text:p>
          </table:table-cell>
          <table:table-cell table:formula="of:=+[.E144]-([.C145]-[.C144])/[.C144]*[.E144]/2" office:value-type="float" office:value="0.0375" calcext:value-type="float">
            <text:p>0.0375</text:p>
          </table:table-cell>
          <table:table-cell table:formula="of:=+[.F144]+([.C145]-[.C144])/[.C145]*[.F144]/2" office:value-type="float" office:value="0.0408333333333333" calcext:value-type="float">
            <text:p>0.040833333333333</text:p>
          </table:table-cell>
          <table:table-cell table:formula="of:=+[.D145]+[.E145]*[.C145]+[.F145]*[.B145]" office:value-type="float" office:value="88.9594791666667" calcext:value-type="float">
            <text:p>88.9594791666667</text:p>
          </table:table-cell>
          <table:table-cell office:value-type="float" office:value="87.75" calcext:value-type="float">
            <text:p>87.75</text:p>
          </table:table-cell>
          <table:table-cell table:formula="of:=+[.H145]-[.G145]" office:value-type="float" office:value="-1.20947916666668" calcext:value-type="float">
            <text:p>-1.20947916666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+[.D118]*[.$K$3]" office:value-type="float" office:value="9.6440625" calcext:value-type="float">
            <text:p>9.6440625</text:p>
          </table:table-cell>
          <table:table-cell table:formula="of:=+[.E145]-([.C146]-[.C145])/[.C145]*[.E145]/2" office:value-type="float" office:value="0.03125" calcext:value-type="float">
            <text:p>0.03125</text:p>
          </table:table-cell>
          <table:table-cell table:formula="of:=+[.F145]+([.C146]-[.C145])/[.C146]*[.F145]/2" office:value-type="float" office:value="0.0459375" calcext:value-type="float">
            <text:p>0.0459375</text:p>
          </table:table-cell>
          <table:table-cell table:formula="of:=+[.D146]+[.E146]*[.C146]+[.F146]*[.B146]" office:value-type="float" office:value="104.6440625" calcext:value-type="float">
            <text:p>104.6440625</text:p>
          </table:table-cell>
          <table:table-cell office:value-type="float" office:value="105.38" calcext:value-type="float">
            <text:p>105.38</text:p>
          </table:table-cell>
          <table:table-cell table:formula="of:=+[.H146]-[.G146]" office:value-type="float" office:value="0.735937499999977" calcext:value-type="float">
            <text:p>0.735937499999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+[.D119]*[.$K$3]" office:value-type="float" office:value="37.96875" calcext:value-type="float">
            <text:p>37.96875</text:p>
          </table:table-cell>
          <table:table-cell table:formula="of:=+[.E146]-([.C147]-[.C146])/[.C146]*[.E146]/2" office:value-type="float" office:value="0.015625" calcext:value-type="float">
            <text:p>0.015625</text:p>
          </table:table-cell>
          <table:table-cell table:formula="of:=+[.F146]+([.C147]-[.C146])/[.C147]*[.F146]/2" office:value-type="float" office:value="0.057421875" calcext:value-type="float">
            <text:p>0.057421875</text:p>
          </table:table-cell>
          <table:table-cell table:formula="of:=+[.D147]+[.E147]*[.C147]+[.F147]*[.B147]" office:value-type="float" office:value="155.9375" calcext:value-type="float">
            <text:p>155.9375</text:p>
          </table:table-cell>
          <table:table-cell office:value-type="float" office:value="163.8" calcext:value-type="float">
            <text:p>163.8</text:p>
          </table:table-cell>
          <table:table-cell table:formula="of:=+[.H147]-[.G147]" office:value-type="float" office:value="7.86249999999998" calcext:value-type="float">
            <text:p>7.862499999999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table:formula="of:=+[.D120]*[.$K$3]" office:value-type="float" office:value="53.15625" calcext:value-type="float">
            <text:p>53.15625</text:p>
          </table:table-cell>
          <table:table-cell table:formula="of:=+[.E147]-([.C148]-[.C147])/[.C147]*[.E147]/2" office:value-type="float" office:value="0.01171875" calcext:value-type="float">
            <text:p>0.01171875</text:p>
          </table:table-cell>
          <table:table-cell table:formula="of:=+[.F147]+([.C148]-[.C147])/[.C148]*[.F147]/2" office:value-type="float" office:value="0.0669921875" calcext:value-type="float">
            <text:p>0.0669921875</text:p>
          </table:table-cell>
          <table:table-cell table:formula="of:=+[.D148]+[.E148]*[.C148]+[.F148]*[.B148]" office:value-type="float" office:value="190.65625" calcext:value-type="float">
            <text:p>190.65625</text:p>
          </table:table-cell>
          <table:table-cell office:value-type="float" office:value="212.03" calcext:value-type="float">
            <text:p>212.03</text:p>
          </table:table-cell>
          <table:table-cell table:formula="of:=+[.H148]-[.G148]" office:value-type="float" office:value="21.37375" calcext:value-type="float">
            <text:p>21.37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table:formula="of:=+[.D121]*[.$K$3]" office:value-type="float" office:value="75.9375" calcext:value-type="float">
            <text:p>75.9375</text:p>
          </table:table-cell>
          <table:table-cell table:formula="of:=+[.E148]-([.C149]-[.C148])/[.C148]*[.E148]/2" office:value-type="float" office:value="0.009765625" calcext:value-type="float">
            <text:p>0.009765625</text:p>
          </table:table-cell>
          <table:table-cell table:formula="of:=+[.F148]+([.C149]-[.C148])/[.C149]*[.F148]/2" office:value-type="float" office:value="0.0753662109375" calcext:value-type="float">
            <text:p>0.0753662109375</text:p>
          </table:table-cell>
          <table:table-cell table:formula="of:=+[.D149]+[.E149]*[.C149]+[.F149]*[.B149]" office:value-type="float" office:value="230.576171875" calcext:value-type="float">
            <text:p>230.576171875</text:p>
          </table:table-cell>
          <table:table-cell office:value-type="float" office:value="254.62" calcext:value-type="float">
            <text:p>254.62</text:p>
          </table:table-cell>
          <table:table-cell table:formula="of:=+[.H149]-[.G149]" office:value-type="float" office:value="24.043828125" calcext:value-type="float">
            <text:p>24.04382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+[.D122]*[.$K$3]" office:value-type="float" office:value="91.125" calcext:value-type="float">
            <text:p>91.125</text:p>
          </table:table-cell>
          <table:table-cell table:formula="of:=+[.E149]-([.C150]-[.C149])/[.C149]*[.E149]/2" office:value-type="float" office:value="0.008544921875" calcext:value-type="float">
            <text:p>0.008544921875</text:p>
          </table:table-cell>
          <table:table-cell table:formula="of:=+[.F149]+([.C150]-[.C149])/[.C150]*[.F149]/2" office:value-type="float" office:value="0.08290283203125" calcext:value-type="float">
            <text:p>0.08290283203125</text:p>
          </table:table-cell>
          <table:table-cell table:formula="of:=+[.D150]+[.E150]*[.C150]+[.F150]*[.B150]" office:value-type="float" office:value="261.203125" calcext:value-type="float">
            <text:p>261.203125</text:p>
          </table:table-cell>
          <table:table-cell office:value-type="float" office:value="293.48" calcext:value-type="float">
            <text:p>293.48</text:p>
          </table:table-cell>
          <table:table-cell table:formula="of:=+[.H150]-[.G150]" office:value-type="float" office:value="32.276875" calcext:value-type="float">
            <text:p>32.27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table:formula="of:=+[.D123]*[.$K$3]" office:value-type="float" office:value="113.90625" calcext:value-type="float">
            <text:p>113.90625</text:p>
          </table:table-cell>
          <table:table-cell table:formula="of:=+[.E150]-([.C151]-[.C150])/[.C150]*[.E150]/2" office:value-type="float" office:value="0.0076904296875" calcext:value-type="float">
            <text:p>0.0076904296875</text:p>
          </table:table-cell>
          <table:table-cell table:formula="of:=+[.F150]+([.C151]-[.C150])/[.C151]*[.F150]/2" office:value-type="float" office:value="0.0898114013671875" calcext:value-type="float">
            <text:p>0.089811401367188</text:p>
          </table:table-cell>
          <table:table-cell table:formula="of:=+[.D151]+[.E151]*[.C151]+[.F151]*[.B151]" office:value-type="float" office:value="298.143310546875" calcext:value-type="float">
            <text:p>298.143310546875</text:p>
          </table:table-cell>
          <table:table-cell office:value-type="float" office:value="329.58" calcext:value-type="float">
            <text:p>329.58</text:p>
          </table:table-cell>
          <table:table-cell table:formula="of:=+[.H151]-[.G151]" office:value-type="float" office:value="31.436689453125" calcext:value-type="float">
            <text:p>31.43668945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table:formula="of:=+[.D124]*[.$K$3]" office:value-type="float" office:value="129.09375" calcext:value-type="float">
            <text:p>129.09375</text:p>
          </table:table-cell>
          <table:table-cell table:formula="of:=+[.E151]-([.C152]-[.C151])/[.C151]*[.E151]/2" office:value-type="float" office:value="0.007049560546875" calcext:value-type="float">
            <text:p>0.007049560546875</text:p>
          </table:table-cell>
          <table:table-cell table:formula="of:=+[.F151]+([.C152]-[.C151])/[.C152]*[.F151]/2" office:value-type="float" office:value="0.0962265014648438" calcext:value-type="float">
            <text:p>0.096226501464844</text:p>
          </table:table-cell>
          <table:table-cell table:formula="of:=+[.D152]+[.E152]*[.C152]+[.F152]*[.B152]" office:value-type="float" office:value="326.4814453125" calcext:value-type="float">
            <text:p>326.4814453125</text:p>
          </table:table-cell>
          <table:table-cell office:value-type="float" office:value="363.55" calcext:value-type="float">
            <text:p>363.55</text:p>
          </table:table-cell>
          <table:table-cell table:formula="of:=+[.H152]-[.G152]" office:value-type="float" office:value="37.0685546875" calcext:value-type="float">
            <text:p>37.068554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table:formula="of:=+[.D125]*[.$K$3]" office:value-type="float" office:value="136.6875" calcext:value-type="float">
            <text:p>136.6875</text:p>
          </table:table-cell>
          <table:table-cell table:formula="of:=+[.E152]-([.C153]-[.C152])/[.C152]*[.E152]/2" office:value-type="float" office:value="0.0065460205078125" calcext:value-type="float">
            <text:p>0.006546020507813</text:p>
          </table:table-cell>
          <table:table-cell table:formula="of:=+[.F152]+([.C153]-[.C152])/[.C153]*[.F152]/2" office:value-type="float" office:value="0.102240657806397" calcext:value-type="float">
            <text:p>0.102240657806397</text:p>
          </table:table-cell>
          <table:table-cell table:formula="of:=+[.D153]+[.E153]*[.C153]+[.F153]*[.B153]" office:value-type="float" office:value="346.405632019043" calcext:value-type="float">
            <text:p>346.405632019043</text:p>
          </table:table-cell>
          <table:table-cell office:value-type="float" office:value="395.8" calcext:value-type="float">
            <text:p>395.8</text:p>
          </table:table-cell>
          <table:table-cell table:formula="of:=+[.H153]-[.G153]" office:value-type="float" office:value="49.394367980957" calcext:value-type="float">
            <text:p>49.3943679809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table:formula="of:=+[.D126]*[.$K$3]" office:value-type="float" office:value="151.875" calcext:value-type="float">
            <text:p>151.875</text:p>
          </table:table-cell>
          <table:table-cell table:formula="of:=+[.E153]-([.C154]-[.C153])/[.C153]*[.E153]/2" office:value-type="float" office:value="0.00613689422607422" calcext:value-type="float">
            <text:p>0.006136894226074</text:p>
          </table:table-cell>
          <table:table-cell table:formula="of:=+[.F153]+([.C154]-[.C153])/[.C154]*[.F153]/2" office:value-type="float" office:value="0.107920694351196" calcext:value-type="float">
            <text:p>0.107920694351196</text:p>
          </table:table-cell>
          <table:table-cell table:formula="of:=+[.D154]+[.E154]*[.C154]+[.F154]*[.B154]" office:value-type="float" office:value="373.239593505859" calcext:value-type="float">
            <text:p>373.239593505859</text:p>
          </table:table-cell>
          <table:table-cell office:value-type="float" office:value="426.61" calcext:value-type="float">
            <text:p>426.61</text:p>
          </table:table-cell>
          <table:table-cell table:formula="of:=+[.H154]-[.G154]" office:value-type="float" office:value="53.3704064941406" calcext:value-type="float">
            <text:p>53.3704064941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+[.D127]*[.$K$3]" office:value-type="float" office:value="159.46875" calcext:value-type="float">
            <text:p>159.46875</text:p>
          </table:table-cell>
          <table:table-cell table:formula="of:=+[.E154]-([.C155]-[.C154])/[.C154]*[.E154]/2" office:value-type="float" office:value="0.00579595565795899" calcext:value-type="float">
            <text:p>0.005795955657959</text:p>
          </table:table-cell>
          <table:table-cell table:formula="of:=+[.F154]+([.C155]-[.C154])/[.C155]*[.F154]/2" office:value-type="float" office:value="0.113316729068756" calcext:value-type="float">
            <text:p>0.113316729068756</text:p>
          </table:table-cell>
          <table:table-cell table:formula="of:=+[.D155]+[.E155]*[.C155]+[.F155]*[.B155]" office:value-type="float" office:value="391.898163795471" calcext:value-type="float">
            <text:p>391.898163795471</text:p>
          </table:table-cell>
          <table:table-cell office:value-type="float" office:value="456.19" calcext:value-type="float">
            <text:p>456.19</text:p>
          </table:table-cell>
          <table:table-cell table:formula="of:=+[.H155]-[.G155]" office:value-type="float" office:value="64.2918362045288" calcext:value-type="float">
            <text:p>64.2918362045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+[.D128]*[.$K$3]" office:value-type="float" office:value="182.25" calcext:value-type="float">
            <text:p>182.25</text:p>
          </table:table-cell>
          <table:table-cell table:formula="of:=+[.E155]-([.C156]-[.C155])/[.C155]*[.E155]/2" office:value-type="float" office:value="0.00507146120071412" calcext:value-type="float">
            <text:p>0.005071461200714</text:p>
          </table:table-cell>
          <table:table-cell table:formula="of:=+[.F155]+([.C156]-[.C155])/[.C156]*[.F155]/2" office:value-type="float" office:value="0.124648401975632" calcext:value-type="float">
            <text:p>0.124648401975632</text:p>
          </table:table-cell>
          <table:table-cell table:formula="of:=+[.D156]+[.E156]*[.C156]+[.F156]*[.B156]" office:value-type="float" office:value="437.886130452156" calcext:value-type="float">
            <text:p>437.886130452156</text:p>
          </table:table-cell>
          <table:table-cell office:value-type="float" office:value="525.8" calcext:value-type="float">
            <text:p>525.8</text:p>
          </table:table-cell>
          <table:table-cell table:formula="of:=+[.H156]-[.G156]" office:value-type="float" office:value="87.9138695478439" calcext:value-type="float">
            <text:p>87.9138695478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table:formula="of:=+[.D129]*[.$K$3]" office:value-type="float" office:value="205.03125" calcext:value-type="float">
            <text:p>205.03125</text:p>
          </table:table-cell>
          <table:table-cell table:formula="of:=+[.E156]-([.C157]-[.C156])/[.C156]*[.E156]/2" office:value-type="float" office:value="0.0045643150806427" calcext:value-type="float">
            <text:p>0.004564315080643</text:p>
          </table:table-cell>
          <table:table-cell table:formula="of:=+[.F156]+([.C157]-[.C156])/[.C157]*[.F156]/2" office:value-type="float" office:value="0.135035768806934" calcext:value-type="float">
            <text:p>0.135035768806934</text:p>
          </table:table-cell>
          <table:table-cell table:formula="of:=+[.D157]+[.E157]*[.C157]+[.F157]*[.B157]" office:value-type="float" office:value="481.949260234833" calcext:value-type="float">
            <text:p>481.949260234833</text:p>
          </table:table-cell>
          <table:table-cell office:value-type="float" office:value="590.49" calcext:value-type="float">
            <text:p>590.49</text:p>
          </table:table-cell>
          <table:table-cell table:formula="of:=+[.H157]-[.G157]" office:value-type="float" office:value="108.540739765167" calcext:value-type="float">
            <text:p>108.540739765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750" calcext:value-type="float">
            <text:p>1750</text:p>
          </table:table-cell>
          <table:table-cell table:formula="of:=+[.D130]*[.$K$3]" office:value-type="float" office:value="227.8125" calcext:value-type="float">
            <text:p>227.8125</text:p>
          </table:table-cell>
          <table:table-cell table:formula="of:=+[.E157]-([.C158]-[.C157])/[.C157]*[.E157]/2" office:value-type="float" office:value="0.00418395549058915" calcext:value-type="float">
            <text:p>0.004183955490589</text:p>
          </table:table-cell>
          <table:table-cell table:formula="of:=+[.F157]+([.C158]-[.C157])/[.C158]*[.F157]/2" office:value-type="float" office:value="0.144681180864573" calcext:value-type="float">
            <text:p>0.144681180864573</text:p>
          </table:table-cell>
          <table:table-cell table:formula="of:=+[.D158]+[.E158]*[.C158]+[.F158]*[.B158]" office:value-type="float" office:value="524.496783837676" calcext:value-type="float">
            <text:p>524.496783837676</text:p>
          </table:table-cell>
          <table:table-cell office:value-type="float" office:value="651.36" calcext:value-type="float">
            <text:p>651.36</text:p>
          </table:table-cell>
          <table:table-cell table:formula="of:=+[.H158]-[.G158]" office:value-type="float" office:value="126.863216162324" calcext:value-type="float">
            <text:p>126.8632161623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000" calcext:value-type="float">
            <text:p>2000</text:p>
          </table:table-cell>
          <table:table-cell table:formula="of:=+[.D131]*[.$K$3]" office:value-type="float" office:value="243" calcext:value-type="float">
            <text:p>243</text:p>
          </table:table-cell>
          <table:table-cell table:formula="of:=+[.E158]-([.C159]-[.C158])/[.C158]*[.E158]/2" office:value-type="float" office:value="0.00388510152697564" calcext:value-type="float">
            <text:p>0.003885101526976</text:p>
          </table:table-cell>
          <table:table-cell table:formula="of:=+[.F158]+([.C159]-[.C158])/[.C159]*[.F158]/2" office:value-type="float" office:value="0.153723754668608" calcext:value-type="float">
            <text:p>0.153723754668608</text:p>
          </table:table-cell>
          <table:table-cell table:formula="of:=+[.D159]+[.E159]*[.C159]+[.F159]*[.B159]" office:value-type="float" office:value="558.217712391168" calcext:value-type="float">
            <text:p>558.217712391168</text:p>
          </table:table-cell>
          <table:table-cell office:value-type="float" office:value="709.13" calcext:value-type="float">
            <text:p>709.13</text:p>
          </table:table-cell>
          <table:table-cell table:formula="of:=+[.H159]-[.G159]" office:value-type="float" office:value="150.912287608832" calcext:value-type="float">
            <text:p>150.9122876088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table:formula="of:=+[.D132]*[.$K$3]" office:value-type="float" office:value="280.96875" calcext:value-type="float">
            <text:p>280.96875</text:p>
          </table:table-cell>
          <table:table-cell table:formula="of:=+[.E159]-([.C160]-[.C159])/[.C159]*[.E159]/2" office:value-type="float" office:value="0.00339946383610368" calcext:value-type="float">
            <text:p>0.003399463836104</text:p>
          </table:table-cell>
          <table:table-cell table:formula="of:=+[.F159]+([.C160]-[.C159])/[.C160]*[.F159]/2" office:value-type="float" office:value="0.169096130135469" calcext:value-type="float">
            <text:p>0.169096130135469</text:p>
          </table:table-cell>
          <table:table-cell table:formula="of:=+[.D160]+[.E160]*[.C160]+[.F160]*[.B160]" office:value-type="float" office:value="627.659669861198" calcext:value-type="float">
            <text:p>627.659669861198</text:p>
          </table:table-cell>
          <table:table-cell office:value-type="float" office:value="817.33" calcext:value-type="float">
            <text:p>817.33</text:p>
          </table:table-cell>
          <table:table-cell table:formula="of:=+[.H160]-[.G160]" office:value-type="float" office:value="189.670330138803" calcext:value-type="float">
            <text:p>189.670330138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formula="of:=+[.D133]*[.$K$3]" office:value-type="float" office:value="303.75" calcext:value-type="float">
            <text:p>303.75</text:p>
          </table:table-cell>
          <table:table-cell table:formula="of:=+[.E160]-([.C161]-[.C160])/[.C160]*[.E160]/2" office:value-type="float" office:value="0.00305951745249331" calcext:value-type="float">
            <text:p>0.003059517452493</text:p>
          </table:table-cell>
          <table:table-cell table:formula="of:=+[.F160]+([.C161]-[.C160])/[.C161]*[.F160]/2" office:value-type="float" office:value="0.183187474313425" calcext:value-type="float">
            <text:p>0.183187474313425</text:p>
          </table:table-cell>
          <table:table-cell table:formula="of:=+[.D161]+[.E161]*[.C161]+[.F161]*[.B161]" office:value-type="float" office:value="679.30350098433" calcext:value-type="float">
            <text:p>679.30350098433</text:p>
          </table:table-cell>
          <table:table-cell office:value-type="float" office:value="917.89" calcext:value-type="float">
            <text:p>917.89</text:p>
          </table:table-cell>
          <table:table-cell table:formula="of:=+[.H161]-[.G161]" office:value-type="float" office:value="238.58649901567" calcext:value-type="float">
            <text:p>238.58649901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table:formula="of:=+[.D134]*[.$K$3]" office:value-type="float" office:value="364.5" calcext:value-type="float">
            <text:p>364.5</text:p>
          </table:table-cell>
          <table:table-cell table:formula="of:=+[.E161]-([.C162]-[.C161])/[.C161]*[.E161]/2" office:value-type="float" office:value="0.00280455766478554" calcext:value-type="float">
            <text:p>0.002804557664786</text:p>
          </table:table-cell>
          <table:table-cell table:formula="of:=+[.F161]+([.C162]-[.C161])/[.C162]*[.F161]/2" office:value-type="float" office:value="0.196272293907241" calcext:value-type="float">
            <text:p>0.196272293907241</text:p>
          </table:table-cell>
          <table:table-cell table:formula="of:=+[.D162]+[.E162]*[.C162]+[.F162]*[.B162]" office:value-type="float" office:value="766.860539641231" calcext:value-type="float">
            <text:p>766.860539641231</text:p>
          </table:table-cell>
          <table:table-cell office:value-type="float" office:value="1012.5" calcext:value-type="float">
            <text:p>1012.5</text:p>
          </table:table-cell>
          <table:table-cell table:formula="of:=+[.H162]-[.G162]" office:value-type="float" office:value="245.639460358769" calcext:value-type="float">
            <text:p>245.639460358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+[.D135]*[.$K$3]" office:value-type="float" office:value="394.875" calcext:value-type="float">
            <text:p>394.875</text:p>
          </table:table-cell>
          <table:table-cell table:formula="of:=+[.E162]-([.C163]-[.C162])/[.C162]*[.E162]/2" office:value-type="float" office:value="0.00260423211730086" calcext:value-type="float">
            <text:p>0.002604232117301</text:p>
          </table:table-cell>
          <table:table-cell table:formula="of:=+[.F162]+([.C163]-[.C162])/[.C163]*[.F162]/2" office:value-type="float" office:value="0.208539312276444" calcext:value-type="float">
            <text:p>0.208539312276444</text:p>
          </table:table-cell>
          <table:table-cell table:formula="of:=+[.D163]+[.E163]*[.C163]+[.F163]*[.B163]" office:value-type="float" office:value="822.37055302209" calcext:value-type="float">
            <text:p>822.37055302209</text:p>
          </table:table-cell>
          <table:table-cell office:value-type="float" office:value="1102.3" calcext:value-type="float">
            <text:p>1102.3</text:p>
          </table:table-cell>
          <table:table-cell table:formula="of:=+[.H163]-[.G163]" office:value-type="float" office:value="279.929446977909" calcext:value-type="float">
            <text:p>279.929446977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table:formula="of:=+[.D136]*[.$K$3]" office:value-type="float" office:value="440.4375" calcext:value-type="float">
            <text:p>440.4375</text:p>
          </table:table-cell>
          <table:table-cell table:formula="of:=+[.E163]-([.C164]-[.C163])/[.C163]*[.E163]/2" office:value-type="float" office:value="0.00227870310263825" calcext:value-type="float">
            <text:p>0.002278703102638</text:p>
          </table:table-cell>
          <table:table-cell table:formula="of:=+[.F163]+([.C164]-[.C163])/[.C164]*[.F163]/2" office:value-type="float" office:value="0.229393243504088" calcext:value-type="float">
            <text:p>0.229393243504088</text:p>
          </table:table-cell>
          <table:table-cell table:formula="of:=+[.D164]+[.E164]*[.C164]+[.F164]*[.B164]" office:value-type="float" office:value="910.617502521367" calcext:value-type="float">
            <text:p>910.617502521367</text:p>
          </table:table-cell>
          <table:table-cell office:value-type="float" office:value="1270.5" calcext:value-type="float">
            <text:p>1270.5</text:p>
          </table:table-cell>
          <table:table-cell table:formula="of:=+[.H164]-[.G164]" office:value-type="float" office:value="359.882497478633" calcext:value-type="float">
            <text:p>359.8824974786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000" calcext:value-type="float">
            <text:p>6000</text:p>
          </table:table-cell>
          <table:table-cell table:formula="of:=+[.D137]*[.$K$3]" office:value-type="float" office:value="493.59375" calcext:value-type="float">
            <text:p>493.59375</text:p>
          </table:table-cell>
          <table:table-cell table:formula="of:=+[.E164]-([.C165]-[.C164])/[.C164]*[.E164]/2" office:value-type="float" office:value="0.00205083279237442" calcext:value-type="float">
            <text:p>0.002050832792374</text:p>
          </table:table-cell>
          <table:table-cell table:formula="of:=+[.F164]+([.C165]-[.C164])/[.C165]*[.F164]/2" office:value-type="float" office:value="0.248509347129429" calcext:value-type="float">
            <text:p>0.248509347129429</text:p>
          </table:table-cell>
          <table:table-cell table:formula="of:=+[.D165]+[.E165]*[.C165]+[.F165]*[.B165]" office:value-type="float" office:value="1002.9174410131" calcext:value-type="float">
            <text:p>1002.9174410131</text:p>
          </table:table-cell>
          <table:table-cell office:value-type="float" office:value="1426.81" calcext:value-type="float">
            <text:p>1426.81</text:p>
          </table:table-cell>
          <table:table-cell table:formula="of:=+[.H165]-[.G165]" office:value-type="float" office:value="423.892558986896" calcext:value-type="float">
            <text:p>423.8925589868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7000" calcext:value-type="float">
            <text:p>7000</text:p>
          </table:table-cell>
          <table:table-cell table:formula="of:=+[.D138]*[.$K$3]" office:value-type="float" office:value="531.5625" calcext:value-type="float">
            <text:p>531.5625</text:p>
          </table:table-cell>
          <table:table-cell table:formula="of:=+[.E165]-([.C166]-[.C165])/[.C165]*[.E165]/2" office:value-type="float" office:value="0.00187993005967656" calcext:value-type="float">
            <text:p>0.001879930059677</text:p>
          </table:table-cell>
          <table:table-cell table:formula="of:=+[.F165]+([.C166]-[.C165])/[.C166]*[.F165]/2" office:value-type="float" office:value="0.266260014781531" calcext:value-type="float">
            <text:p>0.266260014781531</text:p>
          </table:table-cell>
          <table:table-cell table:formula="of:=+[.D166]+[.E166]*[.C166]+[.F166]*[.B166]" office:value-type="float" office:value="1077.2420399808" calcext:value-type="float">
            <text:p>1077.2420399808</text:p>
          </table:table-cell>
          <table:table-cell office:value-type="float" office:value="1573.88" calcext:value-type="float">
            <text:p>1573.88</text:p>
          </table:table-cell>
          <table:table-cell table:formula="of:=+[.H166]-[.G166]" office:value-type="float" office:value="496.637960019203" calcext:value-type="float">
            <text:p>496.637960019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000" calcext:value-type="float">
            <text:p>8000</text:p>
          </table:table-cell>
          <table:table-cell table:formula="of:=+[.D139]*[.$K$3]" office:value-type="float" office:value="561.9375" calcext:value-type="float">
            <text:p>561.9375</text:p>
          </table:table-cell>
          <table:table-cell table:formula="of:=+[.E166]-([.C167]-[.C166])/[.C166]*[.E166]/2" office:value-type="float" office:value="0.00174564934112823" calcext:value-type="float">
            <text:p>0.001745649341128</text:p>
          </table:table-cell>
          <table:table-cell table:formula="of:=+[.F166]+([.C167]-[.C166])/[.C167]*[.F166]/2" office:value-type="float" office:value="0.282901265705376" calcext:value-type="float">
            <text:p>0.282901265705376</text:p>
          </table:table-cell>
          <table:table-cell table:formula="of:=+[.D167]+[.E167]*[.C167]+[.F167]*[.B167]" office:value-type="float" office:value="1141.70522613978" calcext:value-type="float">
            <text:p>1141.70522613978</text:p>
          </table:table-cell>
          <table:table-cell office:value-type="float" office:value="1713.47" calcext:value-type="float">
            <text:p>1713.47</text:p>
          </table:table-cell>
          <table:table-cell table:formula="of:=+[.H167]-[.G167]" office:value-type="float" office:value="571.764773860222" calcext:value-type="float">
            <text:p>571.764773860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+[.D140]*[.$K$3]" office:value-type="float" office:value="592.3125" calcext:value-type="float">
            <text:p>592.3125</text:p>
          </table:table-cell>
          <table:table-cell table:formula="of:=+[.E167]-([.C168]-[.C167])/[.C167]*[.E167]/2" office:value-type="float" office:value="0.00163654625730772" calcext:value-type="float">
            <text:p>0.001636546257308</text:p>
          </table:table-cell>
          <table:table-cell table:formula="of:=+[.F167]+([.C168]-[.C167])/[.C168]*[.F167]/2" office:value-type="float" office:value="0.298618002689008" calcext:value-type="float">
            <text:p>0.298618002689008</text:p>
          </table:table-cell>
          <table:table-cell table:formula="of:=+[.D168]+[.E168]*[.C168]+[.F168]*[.B168]" office:value-type="float" office:value="1204.27742169379" calcext:value-type="float">
            <text:p>1204.27742169379</text:p>
          </table:table-cell>
          <table:table-cell office:value-type="float" office:value="1846.85" calcext:value-type="float">
            <text:p>1846.85</text:p>
          </table:table-cell>
          <table:table-cell table:formula="of:=+[.H168]-[.G168]" office:value-type="float" office:value="642.572578306214" calcext:value-type="float">
            <text:p>642.572578306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formula="of:=+[.D141]*[.$K$3]" office:value-type="float" office:value="630.28125" calcext:value-type="float">
            <text:p>630.28125</text:p>
          </table:table-cell>
          <table:table-cell table:formula="of:=+[.E168]-([.C169]-[.C168])/[.C168]*[.E168]/2" office:value-type="float" office:value="0.00154562702079062" calcext:value-type="float">
            <text:p>0.001545627020791</text:p>
          </table:table-cell>
          <table:table-cell table:formula="of:=+[.F168]+([.C169]-[.C168])/[.C169]*[.F168]/2" office:value-type="float" office:value="0.313548902823459" calcext:value-type="float">
            <text:p>0.313548902823459</text:p>
          </table:table-cell>
          <table:table-cell table:formula="of:=+[.D169]+[.E169]*[.C169]+[.F169]*[.B169]" office:value-type="float" office:value="1272.83532585482" calcext:value-type="float">
            <text:p>1272.83532585482</text:p>
          </table:table-cell>
          <table:table-cell office:value-type="float" office:value="1974.93" calcext:value-type="float">
            <text:p>1974.93</text:p>
          </table:table-cell>
          <table:table-cell table:formula="of:=+[.H169]-[.G169]" office:value-type="float" office:value="702.094674145176" calcext:value-type="float">
            <text:p>702.094674145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table:formula="of:=+[.D142]*[.$K$3]" office:value-type="float" office:value="831.1359375" calcext:value-type="float">
            <text:p>831.1359375</text:p>
          </table:table-cell>
          <table:table-cell table:formula="of:=+[.E169]-([.C170]-[.C169])/[.C169]*[.E169]/2" office:value-type="float" office:value="0.00115922026559297" calcext:value-type="float">
            <text:p>0.001159220265593</text:p>
          </table:table-cell>
          <table:table-cell table:formula="of:=+[.F169]+([.C170]-[.C169])/[.C170]*[.F169]/2" office:value-type="float" office:value="0.365807053294035" calcext:value-type="float">
            <text:p>0.365807053294035</text:p>
          </table:table-cell>
          <table:table-cell table:formula="of:=+[.D170]+[.E170]*[.C170]+[.F170]*[.B170]" office:value-type="float" office:value="1580.13834807197" calcext:value-type="float">
            <text:p>1580.13834807197</text:p>
          </table:table-cell>
          <table:table-cell office:value-type="float" office:value="2556.33" calcext:value-type="float">
            <text:p>2556.33</text:p>
          </table:table-cell>
          <table:table-cell table:formula="of:=+[.H170]-[.G170]" office:value-type="float" office:value="976.191651928035" calcext:value-type="float">
            <text:p>976.191651928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24000" calcext:value-type="float">
            <text:p>24000</text:p>
          </table:table-cell>
          <table:table-cell table:formula="of:=+[.D143]*[.$K$3]" office:value-type="float" office:value="1147.415625" calcext:value-type="float">
            <text:p>1147.415625</text:p>
          </table:table-cell>
          <table:table-cell table:formula="of:=+[.E170]-([.C171]-[.C170])/[.C170]*[.E170]/2" office:value-type="float" office:value="0.000811454185915076" calcext:value-type="float">
            <text:p>0.000811454185915</text:p>
          </table:table-cell>
          <table:table-cell table:formula="of:=+[.F170]+([.C171]-[.C170])/[.C171]*[.F170]/2" office:value-type="float" office:value="0.434395875786667" calcext:value-type="float">
            <text:p>0.434395875786667</text:p>
          </table:table-cell>
          <table:table-cell table:formula="of:=+[.D171]+[.E171]*[.C171]+[.F171]*[.B171]" office:value-type="float" office:value="2035.6822770353" calcext:value-type="float">
            <text:p>2035.6822770353</text:p>
          </table:table-cell>
          <table:table-cell office:value-type="float" office:value="3447.62" calcext:value-type="float">
            <text:p>3447.62</text:p>
          </table:table-cell>
          <table:table-cell table:formula="of:=+[.H171]-[.G171]" office:value-type="float" office:value="1411.9377229647" calcext:value-type="float">
            <text:p>1411.93772296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formula="of:=+[.D144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172]+[.E172]*[.C172]+[.F172]*[.B172]" office:value-type="float" office:value="76" calcext:value-type="float">
            <text:p>76</text:p>
          </table:table-cell>
          <table:table-cell office:value-type="float" office:value="84.22" calcext:value-type="float">
            <text:p>84.22</text:p>
          </table:table-cell>
          <table:table-cell table:formula="of:=+[.H172]-[.G172]" office:value-type="float" office:value="8.22" calcext:value-type="float">
            <text:p>8.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formula="of:=+[.D145]*[.$K$3]" office:value-type="float" office:value="6.72046875" calcext:value-type="float">
            <text:p>6.72046875</text:p>
          </table:table-cell>
          <table:table-cell table:formula="of:=+[.E172]-([.C173]-[.C172])/[.C172]*[.E172]/2" office:value-type="float" office:value="0.015" calcext:value-type="float">
            <text:p>0.015</text:p>
          </table:table-cell>
          <table:table-cell table:formula="of:=+[.F172]+([.C173]-[.C172])/[.C173]*[.F172]/2" office:value-type="float" office:value="0.035" calcext:value-type="float">
            <text:p>0.035</text:p>
          </table:table-cell>
          <table:table-cell table:formula="of:=+[.D173]+[.E173]*[.C173]+[.F173]*[.B173]" office:value-type="float" office:value="95.34546875" calcext:value-type="float">
            <text:p>95.34546875</text:p>
          </table:table-cell>
          <table:table-cell office:value-type="float" office:value="109.01" calcext:value-type="float">
            <text:p>109.01</text:p>
          </table:table-cell>
          <table:table-cell table:formula="of:=+[.H173]-[.G173]" office:value-type="float" office:value="13.66453125" calcext:value-type="float">
            <text:p>13.6645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+[.D146]*[.$K$3]" office:value-type="float" office:value="14.46609375" calcext:value-type="float">
            <text:p>14.46609375</text:p>
          </table:table-cell>
          <table:table-cell table:formula="of:=+[.E173]-([.C174]-[.C173])/[.C173]*[.E173]/2" office:value-type="float" office:value="0.0125" calcext:value-type="float">
            <text:p>0.0125</text:p>
          </table:table-cell>
          <table:table-cell table:formula="of:=+[.F173]+([.C174]-[.C173])/[.C174]*[.F173]/2" office:value-type="float" office:value="0.039375" calcext:value-type="float">
            <text:p>0.039375</text:p>
          </table:table-cell>
          <table:table-cell table:formula="of:=+[.D174]+[.E174]*[.C174]+[.F174]*[.B174]" office:value-type="float" office:value="114.15359375" calcext:value-type="float">
            <text:p>114.15359375</text:p>
          </table:table-cell>
          <table:table-cell office:value-type="float" office:value="130.91" calcext:value-type="float">
            <text:p>130.91</text:p>
          </table:table-cell>
          <table:table-cell table:formula="of:=+[.H174]-[.G174]" office:value-type="float" office:value="16.75640625" calcext:value-type="float">
            <text:p>16.7564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+[.D147]*[.$K$3]" office:value-type="float" office:value="56.953125" calcext:value-type="float">
            <text:p>56.953125</text:p>
          </table:table-cell>
          <table:table-cell table:formula="of:=+[.E174]-([.C175]-[.C174])/[.C174]*[.E174]/2" office:value-type="float" office:value="0.00625" calcext:value-type="float">
            <text:p>0.00625</text:p>
          </table:table-cell>
          <table:table-cell table:formula="of:=+[.F174]+([.C175]-[.C174])/[.C175]*[.F174]/2" office:value-type="float" office:value="0.04921875" calcext:value-type="float">
            <text:p>0.04921875</text:p>
          </table:table-cell>
          <table:table-cell table:formula="of:=+[.D175]+[.E175]*[.C175]+[.F175]*[.B175]" office:value-type="float" office:value="181.25" calcext:value-type="float">
            <text:p>181.25</text:p>
          </table:table-cell>
          <table:table-cell office:value-type="float" office:value="203.5" calcext:value-type="float">
            <text:p>203.5</text:p>
          </table:table-cell>
          <table:table-cell table:formula="of:=+[.H175]-[.G175]" office:value-type="float" office:value="22.25" calcext:value-type="float">
            <text:p>22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table:formula="of:=+[.D148]*[.$K$3]" office:value-type="float" office:value="79.734375" calcext:value-type="float">
            <text:p>79.734375</text:p>
          </table:table-cell>
          <table:table-cell table:formula="of:=+[.E175]-([.C176]-[.C175])/[.C175]*[.E175]/2" office:value-type="float" office:value="0.0046875" calcext:value-type="float">
            <text:p>0.0046875</text:p>
          </table:table-cell>
          <table:table-cell table:formula="of:=+[.F175]+([.C176]-[.C175])/[.C176]*[.F175]/2" office:value-type="float" office:value="0.057421875" calcext:value-type="float">
            <text:p>0.057421875</text:p>
          </table:table-cell>
          <table:table-cell table:formula="of:=+[.D176]+[.E176]*[.C176]+[.F176]*[.B176]" office:value-type="float" office:value="224.6953125" calcext:value-type="float">
            <text:p>224.6953125</text:p>
          </table:table-cell>
          <table:table-cell office:value-type="float" office:value="263.4" calcext:value-type="float">
            <text:p>263.4</text:p>
          </table:table-cell>
          <table:table-cell table:formula="of:=+[.H176]-[.G176]" office:value-type="float" office:value="38.7046875" calcext:value-type="float">
            <text:p>38.704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table:formula="of:=+[.D149]*[.$K$3]" office:value-type="float" office:value="113.90625" calcext:value-type="float">
            <text:p>113.90625</text:p>
          </table:table-cell>
          <table:table-cell table:formula="of:=+[.E176]-([.C177]-[.C176])/[.C176]*[.E176]/2" office:value-type="float" office:value="0.00390625" calcext:value-type="float">
            <text:p>0.00390625</text:p>
          </table:table-cell>
          <table:table-cell table:formula="of:=+[.F176]+([.C177]-[.C176])/[.C177]*[.F176]/2" office:value-type="float" office:value="0.064599609375" calcext:value-type="float">
            <text:p>0.064599609375</text:p>
          </table:table-cell>
          <table:table-cell table:formula="of:=+[.D177]+[.E177]*[.C177]+[.F177]*[.B177]" office:value-type="float" office:value="276.9677734375" calcext:value-type="float">
            <text:p>276.9677734375</text:p>
          </table:table-cell>
          <table:table-cell office:value-type="float" office:value="316.32" calcext:value-type="float">
            <text:p>316.32</text:p>
          </table:table-cell>
          <table:table-cell table:formula="of:=+[.H177]-[.G177]" office:value-type="float" office:value="39.3522265625" calcext:value-type="float">
            <text:p>39.35222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+[.D150]*[.$K$3]" office:value-type="float" office:value="136.6875" calcext:value-type="float">
            <text:p>136.6875</text:p>
          </table:table-cell>
          <table:table-cell table:formula="of:=+[.E177]-([.C178]-[.C177])/[.C177]*[.E177]/2" office:value-type="float" office:value="0.00341796875" calcext:value-type="float">
            <text:p>0.00341796875</text:p>
          </table:table-cell>
          <table:table-cell table:formula="of:=+[.F177]+([.C178]-[.C177])/[.C178]*[.F177]/2" office:value-type="float" office:value="0.0710595703125" calcext:value-type="float">
            <text:p>0.0710595703125</text:p>
          </table:table-cell>
          <table:table-cell table:formula="of:=+[.D178]+[.E178]*[.C178]+[.F178]*[.B178]" office:value-type="float" office:value="316.04541015625" calcext:value-type="float">
            <text:p>316.04541015625</text:p>
          </table:table-cell>
          <table:table-cell office:value-type="float" office:value="364.59" calcext:value-type="float">
            <text:p>364.59</text:p>
          </table:table-cell>
          <table:table-cell table:formula="of:=+[.H178]-[.G178]" office:value-type="float" office:value="48.54458984375" calcext:value-type="float">
            <text:p>48.54458984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table:formula="of:=+[.D151]*[.$K$3]" office:value-type="float" office:value="170.859375" calcext:value-type="float">
            <text:p>170.859375</text:p>
          </table:table-cell>
          <table:table-cell table:formula="of:=+[.E178]-([.C179]-[.C178])/[.C178]*[.E178]/2" office:value-type="float" office:value="0.003076171875" calcext:value-type="float">
            <text:p>0.003076171875</text:p>
          </table:table-cell>
          <table:table-cell table:formula="of:=+[.F178]+([.C179]-[.C178])/[.C179]*[.F178]/2" office:value-type="float" office:value="0.076981201171875" calcext:value-type="float">
            <text:p>0.076981201171875</text:p>
          </table:table-cell>
          <table:table-cell table:formula="of:=+[.D179]+[.E179]*[.C179]+[.F179]*[.B179]" office:value-type="float" office:value="365.158081054687" calcext:value-type="float">
            <text:p>365.158081054687</text:p>
          </table:table-cell>
          <table:table-cell office:value-type="float" office:value="409.45" calcext:value-type="float">
            <text:p>409.45</text:p>
          </table:table-cell>
          <table:table-cell table:formula="of:=+[.H179]-[.G179]" office:value-type="float" office:value="44.2919189453125" calcext:value-type="float">
            <text:p>44.2919189453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table:formula="of:=+[.D152]*[.$K$3]" office:value-type="float" office:value="193.640625" calcext:value-type="float">
            <text:p>193.640625</text:p>
          </table:table-cell>
          <table:table-cell table:formula="of:=+[.E179]-([.C180]-[.C179])/[.C179]*[.E179]/2" office:value-type="float" office:value="0.00281982421875" calcext:value-type="float">
            <text:p>0.00281982421875</text:p>
          </table:table-cell>
          <table:table-cell table:formula="of:=+[.F179]+([.C180]-[.C179])/[.C180]*[.F179]/2" office:value-type="float" office:value="0.0824798583984375" calcext:value-type="float">
            <text:p>0.082479858398438</text:p>
          </table:table-cell>
          <table:table-cell table:formula="of:=+[.D180]+[.E180]*[.C180]+[.F180]*[.B180]" office:value-type="float" office:value="401.814147949219" calcext:value-type="float">
            <text:p>401.814147949219</text:p>
          </table:table-cell>
          <table:table-cell office:value-type="float" office:value="451.65" calcext:value-type="float">
            <text:p>451.65</text:p>
          </table:table-cell>
          <table:table-cell table:formula="of:=+[.H180]-[.G180]" office:value-type="float" office:value="49.8358520507813" calcext:value-type="float">
            <text:p>49.8358520507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table:formula="of:=+[.D153]*[.$K$3]" office:value-type="float" office:value="205.03125" calcext:value-type="float">
            <text:p>205.03125</text:p>
          </table:table-cell>
          <table:table-cell table:formula="of:=+[.E180]-([.C181]-[.C180])/[.C180]*[.E180]/2" office:value-type="float" office:value="0.002618408203125" calcext:value-type="float">
            <text:p>0.002618408203125</text:p>
          </table:table-cell>
          <table:table-cell table:formula="of:=+[.F180]+([.C181]-[.C180])/[.C181]*[.F180]/2" office:value-type="float" office:value="0.0876348495483398" calcext:value-type="float">
            <text:p>0.08763484954834</text:p>
          </table:table-cell>
          <table:table-cell table:formula="of:=+[.D181]+[.E181]*[.C181]+[.F181]*[.B181]" office:value-type="float" office:value="426.21310043335" calcext:value-type="float">
            <text:p>426.21310043335</text:p>
          </table:table-cell>
          <table:table-cell office:value-type="float" office:value="491.71" calcext:value-type="float">
            <text:p>491.71</text:p>
          </table:table-cell>
          <table:table-cell table:formula="of:=+[.H181]-[.G181]" office:value-type="float" office:value="65.4968995666504" calcext:value-type="float">
            <text:p>65.4968995666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table:formula="of:=+[.D154]*[.$K$3]" office:value-type="float" office:value="227.8125" calcext:value-type="float">
            <text:p>227.8125</text:p>
          </table:table-cell>
          <table:table-cell table:formula="of:=+[.E181]-([.C182]-[.C181])/[.C181]*[.E181]/2" office:value-type="float" office:value="0.00245475769042969" calcext:value-type="float">
            <text:p>0.00245475769043</text:p>
          </table:table-cell>
          <table:table-cell table:formula="of:=+[.F181]+([.C182]-[.C181])/[.C182]*[.F181]/2" office:value-type="float" office:value="0.0925034523010254" calcext:value-type="float">
            <text:p>0.092503452301025</text:p>
          </table:table-cell>
          <table:table-cell table:formula="of:=+[.D182]+[.E182]*[.C182]+[.F182]*[.B182]" office:value-type="float" office:value="461.28041267395" calcext:value-type="float">
            <text:p>461.28041267395</text:p>
          </table:table-cell>
          <table:table-cell office:value-type="float" office:value="529.98" calcext:value-type="float">
            <text:p>529.98</text:p>
          </table:table-cell>
          <table:table-cell table:formula="of:=+[.H182]-[.G182]" office:value-type="float" office:value="68.6995873260499" calcext:value-type="float">
            <text:p>68.6995873260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+[.D155]*[.$K$3]" office:value-type="float" office:value="239.203125" calcext:value-type="float">
            <text:p>239.203125</text:p>
          </table:table-cell>
          <table:table-cell table:formula="of:=+[.E182]-([.C183]-[.C182])/[.C182]*[.E182]/2" office:value-type="float" office:value="0.00231838226318359" calcext:value-type="float">
            <text:p>0.002318382263184</text:p>
          </table:table-cell>
          <table:table-cell table:formula="of:=+[.F182]+([.C183]-[.C182])/[.C183]*[.F182]/2" office:value-type="float" office:value="0.0971286249160766" calcext:value-type="float">
            <text:p>0.097128624916077</text:p>
          </table:table-cell>
          <table:table-cell table:formula="of:=+[.D183]+[.E183]*[.C183]+[.F183]*[.B183]" office:value-type="float" office:value="484.343069553375" calcext:value-type="float">
            <text:p>484.343069553375</text:p>
          </table:table-cell>
          <table:table-cell office:value-type="float" office:value="566.74" calcext:value-type="float">
            <text:p>566.74</text:p>
          </table:table-cell>
          <table:table-cell table:formula="of:=+[.H183]-[.G183]" office:value-type="float" office:value="82.3969304466249" calcext:value-type="float">
            <text:p>82.3969304466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table:formula="of:=+[.D156]*[.$K$3]" office:value-type="float" office:value="273.375" calcext:value-type="float">
            <text:p>273.375</text:p>
          </table:table-cell>
          <table:table-cell table:formula="of:=+[.E183]-([.C184]-[.C183])/[.C183]*[.E183]/2" office:value-type="float" office:value="0.00202858448028564" calcext:value-type="float">
            <text:p>0.002028584480286</text:p>
          </table:table-cell>
          <table:table-cell table:formula="of:=+[.F183]+([.C184]-[.C183])/[.C184]*[.F183]/2" office:value-type="float" office:value="0.106841487407684" calcext:value-type="float">
            <text:p>0.106841487407684</text:p>
          </table:table-cell>
          <table:table-cell table:formula="of:=+[.D184]+[.E184]*[.C184]+[.F184]*[.B184]" office:value-type="float" office:value="543.014449119568" calcext:value-type="float">
            <text:p>543.014449119568</text:p>
          </table:table-cell>
          <table:table-cell office:value-type="float" office:value="653.21" calcext:value-type="float">
            <text:p>653.21</text:p>
          </table:table-cell>
          <table:table-cell table:formula="of:=+[.H184]-[.G184]" office:value-type="float" office:value="110.195550880432" calcext:value-type="float">
            <text:p>110.195550880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" calcext:value-type="float">
            <text:p>1500</text:p>
          </table:table-cell>
          <table:table-cell table:formula="of:=+[.D157]*[.$K$3]" office:value-type="float" office:value="307.546875" calcext:value-type="float">
            <text:p>307.546875</text:p>
          </table:table-cell>
          <table:table-cell table:formula="of:=+[.E184]-([.C185]-[.C184])/[.C184]*[.E184]/2" office:value-type="float" office:value="0.00182572603225708" calcext:value-type="float">
            <text:p>0.001825726032257</text:p>
          </table:table-cell>
          <table:table-cell table:formula="of:=+[.F184]+([.C185]-[.C184])/[.C185]*[.F184]/2" office:value-type="float" office:value="0.115744944691658" calcext:value-type="float">
            <text:p>0.115744944691658</text:p>
          </table:table-cell>
          <table:table-cell table:formula="of:=+[.D185]+[.E185]*[.C185]+[.F185]*[.B185]" office:value-type="float" office:value="599.647825777531" calcext:value-type="float">
            <text:p>599.647825777531</text:p>
          </table:table-cell>
          <table:table-cell office:value-type="float" office:value="733.58" calcext:value-type="float">
            <text:p>733.58</text:p>
          </table:table-cell>
          <table:table-cell table:formula="of:=+[.H185]-[.G185]" office:value-type="float" office:value="133.932174222469" calcext:value-type="float">
            <text:p>133.9321742224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750" calcext:value-type="float">
            <text:p>1750</text:p>
          </table:table-cell>
          <table:table-cell table:formula="of:=+[.D158]*[.$K$3]" office:value-type="float" office:value="341.71875" calcext:value-type="float">
            <text:p>341.71875</text:p>
          </table:table-cell>
          <table:table-cell table:formula="of:=+[.E185]-([.C186]-[.C185])/[.C185]*[.E185]/2" office:value-type="float" office:value="0.00167358219623566" calcext:value-type="float">
            <text:p>0.001673582196236</text:p>
          </table:table-cell>
          <table:table-cell table:formula="of:=+[.F185]+([.C186]-[.C185])/[.C186]*[.F185]/2" office:value-type="float" office:value="0.124012440741062" calcext:value-type="float">
            <text:p>0.124012440741062</text:p>
          </table:table-cell>
          <table:table-cell table:formula="of:=+[.D186]+[.E186]*[.C186]+[.F186]*[.B186]" office:value-type="float" office:value="654.678620696068" calcext:value-type="float">
            <text:p>654.678620696068</text:p>
          </table:table-cell>
          <table:table-cell office:value-type="float" office:value="809.19" calcext:value-type="float">
            <text:p>809.19</text:p>
          </table:table-cell>
          <table:table-cell table:formula="of:=+[.H186]-[.G186]" office:value-type="float" office:value="154.511379303932" calcext:value-type="float">
            <text:p>154.511379303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table:formula="of:=+[.D159]*[.$K$3]" office:value-type="float" office:value="364.5" calcext:value-type="float">
            <text:p>364.5</text:p>
          </table:table-cell>
          <table:table-cell table:formula="of:=+[.E186]-([.C187]-[.C186])/[.C186]*[.E186]/2" office:value-type="float" office:value="0.00155404061079025" calcext:value-type="float">
            <text:p>0.00155404061079</text:p>
          </table:table-cell>
          <table:table-cell table:formula="of:=+[.F186]+([.C187]-[.C186])/[.C187]*[.F186]/2" office:value-type="float" office:value="0.131763218287379" calcext:value-type="float">
            <text:p>0.131763218287379</text:p>
          </table:table-cell>
          <table:table-cell table:formula="of:=+[.D187]+[.E187]*[.C187]+[.F187]*[.B187]" office:value-type="float" office:value="697.016126940027" calcext:value-type="float">
            <text:p>697.016126940027</text:p>
          </table:table-cell>
          <table:table-cell office:value-type="float" office:value="880.96" calcext:value-type="float">
            <text:p>880.96</text:p>
          </table:table-cell>
          <table:table-cell table:formula="of:=+[.H187]-[.G187]" office:value-type="float" office:value="183.943873059973" calcext:value-type="float">
            <text:p>183.94387305997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00" calcext:value-type="float">
            <text:p>2500</text:p>
          </table:table-cell>
          <table:table-cell table:formula="of:=+[.D160]*[.$K$3]" office:value-type="float" office:value="421.453125" calcext:value-type="float">
            <text:p>421.453125</text:p>
          </table:table-cell>
          <table:table-cell table:formula="of:=+[.E187]-([.C188]-[.C187])/[.C187]*[.E187]/2" office:value-type="float" office:value="0.00135978553444147" calcext:value-type="float">
            <text:p>0.001359785534441</text:p>
          </table:table-cell>
          <table:table-cell table:formula="of:=+[.F187]+([.C188]-[.C187])/[.C188]*[.F187]/2" office:value-type="float" office:value="0.144939540116116" calcext:value-type="float">
            <text:p>0.144939540116116</text:p>
          </table:table-cell>
          <table:table-cell table:formula="of:=+[.D188]+[.E188]*[.C188]+[.F188]*[.B188]" office:value-type="float" office:value="787.201439126395" calcext:value-type="float">
            <text:p>787.201439126395</text:p>
          </table:table-cell>
          <table:table-cell office:value-type="float" office:value="1015.39" calcext:value-type="float">
            <text:p>1015.39</text:p>
          </table:table-cell>
          <table:table-cell table:formula="of:=+[.H188]-[.G188]" office:value-type="float" office:value="228.188560873605" calcext:value-type="float">
            <text:p>228.188560873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table:formula="of:=+[.D161]*[.$K$3]" office:value-type="float" office:value="455.625" calcext:value-type="float">
            <text:p>455.625</text:p>
          </table:table-cell>
          <table:table-cell table:formula="of:=+[.E188]-([.C189]-[.C188])/[.C188]*[.E188]/2" office:value-type="float" office:value="0.00122380698099732" calcext:value-type="float">
            <text:p>0.001223806980997</text:p>
          </table:table-cell>
          <table:table-cell table:formula="of:=+[.F188]+([.C189]-[.C188])/[.C189]*[.F188]/2" office:value-type="float" office:value="0.157017835125793" calcext:value-type="float">
            <text:p>0.157017835125793</text:p>
          </table:table-cell>
          <table:table-cell table:formula="of:=+[.D189]+[.E189]*[.C189]+[.F189]*[.B189]" office:value-type="float" office:value="851.841008757474" calcext:value-type="float">
            <text:p>851.841008757474</text:p>
          </table:table-cell>
          <table:table-cell office:value-type="float" office:value="1140.31" calcext:value-type="float">
            <text:p>1140.31</text:p>
          </table:table-cell>
          <table:table-cell table:formula="of:=+[.H189]-[.G189]" office:value-type="float" office:value="288.468991242526" calcext:value-type="float">
            <text:p>288.468991242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formula="of:=+[.D162]*[.$K$3]" office:value-type="float" office:value="546.75" calcext:value-type="float">
            <text:p>546.75</text:p>
          </table:table-cell>
          <table:table-cell table:formula="of:=+[.E189]-([.C190]-[.C189])/[.C189]*[.E189]/2" office:value-type="float" office:value="0.00112182306591421" calcext:value-type="float">
            <text:p>0.001121823065914</text:p>
          </table:table-cell>
          <table:table-cell table:formula="of:=+[.F189]+([.C190]-[.C189])/[.C190]*[.F189]/2" office:value-type="float" office:value="0.168233394777635" calcext:value-type="float">
            <text:p>0.168233394777635</text:p>
          </table:table-cell>
          <table:table-cell table:formula="of:=+[.D190]+[.E190]*[.C190]+[.F190]*[.B190]" office:value-type="float" office:value="971.259867674787" calcext:value-type="float">
            <text:p>971.259867674787</text:p>
          </table:table-cell>
          <table:table-cell office:value-type="float" office:value="1257.85" calcext:value-type="float">
            <text:p>1257.85</text:p>
          </table:table-cell>
          <table:table-cell table:formula="of:=+[.H190]-[.G190]" office:value-type="float" office:value="286.590132325212" calcext:value-type="float">
            <text:p>286.590132325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4000" calcext:value-type="float">
            <text:p>4000</text:p>
          </table:table-cell>
          <table:table-cell table:formula="of:=+[.D163]*[.$K$3]" office:value-type="float" office:value="592.3125" calcext:value-type="float">
            <text:p>592.3125</text:p>
          </table:table-cell>
          <table:table-cell table:formula="of:=+[.E190]-([.C191]-[.C190])/[.C190]*[.E190]/2" office:value-type="float" office:value="0.00104169284692034" calcext:value-type="float">
            <text:p>0.00104169284692</text:p>
          </table:table-cell>
          <table:table-cell table:formula="of:=+[.F190]+([.C191]-[.C190])/[.C191]*[.F190]/2" office:value-type="float" office:value="0.178747981951237" calcext:value-type="float">
            <text:p>0.178747981951237</text:p>
          </table:table-cell>
          <table:table-cell table:formula="of:=+[.D191]+[.E191]*[.C191]+[.F191]*[.B191]" office:value-type="float" office:value="1043.34922626577" calcext:value-type="float">
            <text:p>1043.34922626577</text:p>
          </table:table-cell>
          <table:table-cell office:value-type="float" office:value="1369.41" calcext:value-type="float">
            <text:p>1369.41</text:p>
          </table:table-cell>
          <table:table-cell table:formula="of:=+[.H191]-[.G191]" office:value-type="float" office:value="326.060773734225" calcext:value-type="float">
            <text:p>326.060773734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formula="of:=+[.D164]*[.$K$3]" office:value-type="float" office:value="660.65625" calcext:value-type="float">
            <text:p>660.65625</text:p>
          </table:table-cell>
          <table:table-cell table:formula="of:=+[.E191]-([.C192]-[.C191])/[.C191]*[.E191]/2" office:value-type="float" office:value="0.000911481241055299" calcext:value-type="float">
            <text:p>0.000911481241055</text:p>
          </table:table-cell>
          <table:table-cell table:formula="of:=+[.F191]+([.C192]-[.C191])/[.C192]*[.F191]/2" office:value-type="float" office:value="0.196622780146361" calcext:value-type="float">
            <text:p>0.196622780146361</text:p>
          </table:table-cell>
          <table:table-cell table:formula="of:=+[.D192]+[.E192]*[.C192]+[.F192]*[.B192]" office:value-type="float" office:value="1156.77060657118" calcext:value-type="float">
            <text:p>1156.77060657118</text:p>
          </table:table-cell>
          <table:table-cell office:value-type="float" office:value="1578.37" calcext:value-type="float">
            <text:p>1578.37</text:p>
          </table:table-cell>
          <table:table-cell table:formula="of:=+[.H192]-[.G192]" office:value-type="float" office:value="421.599393428821" calcext:value-type="float">
            <text:p>421.5993934288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6000" calcext:value-type="float">
            <text:p>6000</text:p>
          </table:table-cell>
          <table:table-cell table:formula="of:=+[.D165]*[.$K$3]" office:value-type="float" office:value="740.390625" calcext:value-type="float">
            <text:p>740.390625</text:p>
          </table:table-cell>
          <table:table-cell table:formula="of:=+[.E192]-([.C193]-[.C192])/[.C192]*[.E192]/2" office:value-type="float" office:value="0.000820333116949769" calcext:value-type="float">
            <text:p>0.00082033311695</text:p>
          </table:table-cell>
          <table:table-cell table:formula="of:=+[.F192]+([.C193]-[.C192])/[.C193]*[.F192]/2" office:value-type="float" office:value="0.213008011825224" calcext:value-type="float">
            <text:p>0.213008011825224</text:p>
          </table:table-cell>
          <table:table-cell table:formula="of:=+[.D193]+[.E193]*[.C193]+[.F193]*[.B193]" office:value-type="float" office:value="1277.83265326476" calcext:value-type="float">
            <text:p>1277.83265326476</text:p>
          </table:table-cell>
          <table:table-cell office:value-type="float" office:value="1772.55" calcext:value-type="float">
            <text:p>1772.55</text:p>
          </table:table-cell>
          <table:table-cell table:formula="of:=+[.H193]-[.G193]" office:value-type="float" office:value="494.71734673524" calcext:value-type="float">
            <text:p>494.71734673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7000" calcext:value-type="float">
            <text:p>7000</text:p>
          </table:table-cell>
          <table:table-cell table:formula="of:=+[.D166]*[.$K$3]" office:value-type="float" office:value="797.34375" calcext:value-type="float">
            <text:p>797.34375</text:p>
          </table:table-cell>
          <table:table-cell table:formula="of:=+[.E193]-([.C194]-[.C193])/[.C193]*[.E193]/2" office:value-type="float" office:value="0.000751972023870621" calcext:value-type="float">
            <text:p>0.000751972023871</text:p>
          </table:table-cell>
          <table:table-cell table:formula="of:=+[.F193]+([.C194]-[.C193])/[.C194]*[.F193]/2" office:value-type="float" office:value="0.22822286981274" calcext:value-type="float">
            <text:p>0.22822286981274</text:p>
          </table:table-cell>
          <table:table-cell table:formula="of:=+[.D194]+[.E194]*[.C194]+[.F194]*[.B194]" office:value-type="float" office:value="1373.16472869895" calcext:value-type="float">
            <text:p>1373.16472869895</text:p>
          </table:table-cell>
          <table:table-cell office:value-type="float" office:value="1955.26" calcext:value-type="float">
            <text:p>1955.26</text:p>
          </table:table-cell>
          <table:table-cell table:formula="of:=+[.H194]-[.G194]" office:value-type="float" office:value="582.095271301055" calcext:value-type="float">
            <text:p>582.0952713010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8000" calcext:value-type="float">
            <text:p>8000</text:p>
          </table:table-cell>
          <table:table-cell table:formula="of:=+[.D167]*[.$K$3]" office:value-type="float" office:value="842.90625" calcext:value-type="float">
            <text:p>842.90625</text:p>
          </table:table-cell>
          <table:table-cell table:formula="of:=+[.E194]-([.C195]-[.C194])/[.C194]*[.E194]/2" office:value-type="float" office:value="0.000698259736451291" calcext:value-type="float">
            <text:p>0.000698259736451</text:p>
          </table:table-cell>
          <table:table-cell table:formula="of:=+[.F194]+([.C195]-[.C194])/[.C195]*[.F194]/2" office:value-type="float" office:value="0.242486799176037" calcext:value-type="float">
            <text:p>0.242486799176037</text:p>
          </table:table-cell>
          <table:table-cell table:formula="of:=+[.D195]+[.E195]*[.C195]+[.F195]*[.B195]" office:value-type="float" office:value="1454.7093258317" calcext:value-type="float">
            <text:p>1454.7093258317</text:p>
          </table:table-cell>
          <table:table-cell office:value-type="float" office:value="2128.68" calcext:value-type="float">
            <text:p>2128.68</text:p>
          </table:table-cell>
          <table:table-cell table:formula="of:=+[.H195]-[.G195]" office:value-type="float" office:value="673.970674168298" calcext:value-type="float">
            <text:p>673.970674168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9000" calcext:value-type="float">
            <text:p>9000</text:p>
          </table:table-cell>
          <table:table-cell table:formula="of:=+[.D168]*[.$K$3]" office:value-type="float" office:value="888.46875" calcext:value-type="float">
            <text:p>888.46875</text:p>
          </table:table-cell>
          <table:table-cell table:formula="of:=+[.E195]-([.C196]-[.C195])/[.C195]*[.E195]/2" office:value-type="float" office:value="0.000654618502923086" calcext:value-type="float">
            <text:p>0.000654618502923</text:p>
          </table:table-cell>
          <table:table-cell table:formula="of:=+[.F195]+([.C196]-[.C195])/[.C196]*[.F195]/2" office:value-type="float" office:value="0.25595828801915" calcext:value-type="float">
            <text:p>0.25595828801915</text:p>
          </table:table-cell>
          <table:table-cell table:formula="of:=+[.D196]+[.E196]*[.C196]+[.F196]*[.B196]" office:value-type="float" office:value="1534.25603657418" calcext:value-type="float">
            <text:p>1534.25603657418</text:p>
          </table:table-cell>
          <table:table-cell office:value-type="float" office:value="2294.37" calcext:value-type="float">
            <text:p>2294.37</text:p>
          </table:table-cell>
          <table:table-cell table:formula="of:=+[.H196]-[.G196]" office:value-type="float" office:value="760.113963425818" calcext:value-type="float">
            <text:p>760.113963425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table:formula="of:=+[.D169]*[.$K$3]" office:value-type="float" office:value="945.421875" calcext:value-type="float">
            <text:p>945.421875</text:p>
          </table:table-cell>
          <table:table-cell table:formula="of:=+[.E196]-([.C197]-[.C196])/[.C196]*[.E196]/2" office:value-type="float" office:value="0.000618250808316247" calcext:value-type="float">
            <text:p>0.000618250808316</text:p>
          </table:table-cell>
          <table:table-cell table:formula="of:=+[.F196]+([.C197]-[.C196])/[.C197]*[.F196]/2" office:value-type="float" office:value="0.268756202420107" calcext:value-type="float">
            <text:p>0.268756202420107</text:p>
          </table:table-cell>
          <table:table-cell table:formula="of:=+[.D197]+[.E197]*[.C197]+[.F197]*[.B197]" office:value-type="float" office:value="1623.49488913343" calcext:value-type="float">
            <text:p>1623.49488913343</text:p>
          </table:table-cell>
          <table:table-cell office:value-type="float" office:value="2453.49" calcext:value-type="float">
            <text:p>2453.49</text:p>
          </table:table-cell>
          <table:table-cell table:formula="of:=+[.H197]-[.G197]" office:value-type="float" office:value="829.995110866569" calcext:value-type="float">
            <text:p>829.9951108665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15000" calcext:value-type="float">
            <text:p>15000</text:p>
          </table:table-cell>
          <table:table-cell table:formula="of:=+[.D170]*[.$K$3]" office:value-type="float" office:value="1246.70390625" calcext:value-type="float">
            <text:p>1246.70390625</text:p>
          </table:table-cell>
          <table:table-cell table:formula="of:=+[.E197]-([.C198]-[.C197])/[.C197]*[.E197]/2" office:value-type="float" office:value="0.000463688106237186" calcext:value-type="float">
            <text:p>0.000463688106237</text:p>
          </table:table-cell>
          <table:table-cell table:formula="of:=+[.F197]+([.C198]-[.C197])/[.C198]*[.F197]/2" office:value-type="float" office:value="0.313548902823459" calcext:value-type="float">
            <text:p>0.313548902823459</text:p>
          </table:table-cell>
          <table:table-cell table:formula="of:=+[.D198]+[.E198]*[.C198]+[.F198]*[.B198]" office:value-type="float" office:value="2037.5314849022" calcext:value-type="float">
            <text:p>2037.5314849022</text:p>
          </table:table-cell>
          <table:table-cell office:value-type="float" office:value="3175.77" calcext:value-type="float">
            <text:p>3175.77</text:p>
          </table:table-cell>
          <table:table-cell table:formula="of:=+[.H198]-[.G198]" office:value-type="float" office:value="1138.2385150978" calcext:value-type="float">
            <text:p>1138.2385150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4000" calcext:value-type="float">
            <text:p>24000</text:p>
          </table:table-cell>
          <table:table-cell table:formula="of:=+[.D171]*[.$K$3]" office:value-type="float" office:value="1721.1234375" calcext:value-type="float">
            <text:p>1721.1234375</text:p>
          </table:table-cell>
          <table:table-cell table:formula="of:=+[.E198]-([.C199]-[.C198])/[.C198]*[.E198]/2" office:value-type="float" office:value="0.00032458167436603" calcext:value-type="float">
            <text:p>0.000324581674366</text:p>
          </table:table-cell>
          <table:table-cell table:formula="of:=+[.F198]+([.C199]-[.C198])/[.C199]*[.F198]/2" office:value-type="float" office:value="0.372339322102857" calcext:value-type="float">
            <text:p>0.372339322102857</text:p>
          </table:table-cell>
          <table:table-cell table:formula="of:=+[.D199]+[.E199]*[.C199]+[.F199]*[.B199]" office:value-type="float" office:value="2659.76170294193" calcext:value-type="float">
            <text:p>2659.76170294193</text:p>
          </table:table-cell>
          <table:table-cell office:value-type="float" office:value="4283.03" calcext:value-type="float">
            <text:p>4283.03</text:p>
          </table:table-cell>
          <table:table-cell table:formula="of:=+[.H199]-[.G199]" office:value-type="float" office:value="1623.26829705807" calcext:value-type="float">
            <text:p>1623.268297058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" calcext:value-type="float">
            <text:p>50</text:p>
          </table:table-cell>
          <table:table-cell table:formula="of:=+[.D172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00]+[.E200]*[.C200]+[.F200]*[.B200]" office:value-type="float" office:value="91" calcext:value-type="float">
            <text:p>91</text:p>
          </table:table-cell>
          <table:table-cell office:value-type="float" office:value="100.64" calcext:value-type="float">
            <text:p>100.64</text:p>
          </table:table-cell>
          <table:table-cell table:formula="of:=+[.H200]-[.G200]" office:value-type="float" office:value="9.64" calcext:value-type="float">
            <text:p>9.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5" calcext:value-type="float">
            <text:p>75</text:p>
          </table:table-cell>
          <table:table-cell table:formula="of:=+[.D173]*[.$K$3]" office:value-type="float" office:value="10.080703125" calcext:value-type="float">
            <text:p>10.080703125</text:p>
          </table:table-cell>
          <table:table-cell table:formula="of:=+[.E200]-([.C201]-[.C200])/[.C200]*[.E200]/2" office:value-type="float" office:value="0.015" calcext:value-type="float">
            <text:p>0.015</text:p>
          </table:table-cell>
          <table:table-cell table:formula="of:=+[.F200]+([.C201]-[.C200])/[.C201]*[.F200]/2" office:value-type="float" office:value="0.035" calcext:value-type="float">
            <text:p>0.035</text:p>
          </table:table-cell>
          <table:table-cell table:formula="of:=+[.D201]+[.E201]*[.C201]+[.F201]*[.B201]" office:value-type="float" office:value="116.205703125" calcext:value-type="float">
            <text:p>116.205703125</text:p>
          </table:table-cell>
          <table:table-cell office:value-type="float" office:value="130.27" calcext:value-type="float">
            <text:p>130.27</text:p>
          </table:table-cell>
          <table:table-cell table:formula="of:=+[.H201]-[.G201]" office:value-type="float" office:value="14.064296875" calcext:value-type="float">
            <text:p>14.0642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table:formula="of:=+[.D174]*[.$K$3]" office:value-type="float" office:value="21.699140625" calcext:value-type="float">
            <text:p>21.699140625</text:p>
          </table:table-cell>
          <table:table-cell table:formula="of:=+[.E201]-([.C202]-[.C201])/[.C201]*[.E201]/2" office:value-type="float" office:value="0.0125" calcext:value-type="float">
            <text:p>0.0125</text:p>
          </table:table-cell>
          <table:table-cell table:formula="of:=+[.F201]+([.C202]-[.C201])/[.C202]*[.F201]/2" office:value-type="float" office:value="0.039375" calcext:value-type="float">
            <text:p>0.039375</text:p>
          </table:table-cell>
          <table:table-cell table:formula="of:=+[.D202]+[.E202]*[.C202]+[.F202]*[.B202]" office:value-type="float" office:value="141.074140625" calcext:value-type="float">
            <text:p>141.074140625</text:p>
          </table:table-cell>
          <table:table-cell office:value-type="float" office:value="156.45" calcext:value-type="float">
            <text:p>156.45</text:p>
          </table:table-cell>
          <table:table-cell table:formula="of:=+[.H202]-[.G202]" office:value-type="float" office:value="15.375859375" calcext:value-type="float">
            <text:p>15.37585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table:formula="of:=+[.D175]*[.$K$3]" office:value-type="float" office:value="85.4296875" calcext:value-type="float">
            <text:p>85.4296875</text:p>
          </table:table-cell>
          <table:table-cell table:formula="of:=+[.E202]-([.C203]-[.C202])/[.C202]*[.E202]/2" office:value-type="float" office:value="0.00625" calcext:value-type="float">
            <text:p>0.00625</text:p>
          </table:table-cell>
          <table:table-cell table:formula="of:=+[.F202]+([.C203]-[.C202])/[.C203]*[.F202]/2" office:value-type="float" office:value="0.04921875" calcext:value-type="float">
            <text:p>0.04921875</text:p>
          </table:table-cell>
          <table:table-cell table:formula="of:=+[.D203]+[.E203]*[.C203]+[.F203]*[.B203]" office:value-type="float" office:value="234.3359375" calcext:value-type="float">
            <text:p>234.3359375</text:p>
          </table:table-cell>
          <table:table-cell office:value-type="float" office:value="243.19" calcext:value-type="float">
            <text:p>243.19</text:p>
          </table:table-cell>
          <table:table-cell table:formula="of:=+[.H203]-[.G203]" office:value-type="float" office:value="8.85406250000003" calcext:value-type="float">
            <text:p>8.854062500000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table:formula="of:=+[.D176]*[.$K$3]" office:value-type="float" office:value="119.6015625" calcext:value-type="float">
            <text:p>119.6015625</text:p>
          </table:table-cell>
          <table:table-cell table:formula="of:=+[.E203]-([.C204]-[.C203])/[.C203]*[.E203]/2" office:value-type="float" office:value="0.0046875" calcext:value-type="float">
            <text:p>0.0046875</text:p>
          </table:table-cell>
          <table:table-cell table:formula="of:=+[.F203]+([.C204]-[.C203])/[.C204]*[.F203]/2" office:value-type="float" office:value="0.057421875" calcext:value-type="float">
            <text:p>0.057421875</text:p>
          </table:table-cell>
          <table:table-cell table:formula="of:=+[.D204]+[.E204]*[.C204]+[.F204]*[.B204]" office:value-type="float" office:value="293.2734375" calcext:value-type="float">
            <text:p>293.2734375</text:p>
          </table:table-cell>
          <table:table-cell office:value-type="float" office:value="314.78" calcext:value-type="float">
            <text:p>314.78</text:p>
          </table:table-cell>
          <table:table-cell table:formula="of:=+[.H204]-[.G204]" office:value-type="float" office:value="21.5065625" calcext:value-type="float">
            <text:p>21.506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table:formula="of:=+[.D177]*[.$K$3]" office:value-type="float" office:value="170.859375" calcext:value-type="float">
            <text:p>170.859375</text:p>
          </table:table-cell>
          <table:table-cell table:formula="of:=+[.E204]-([.C205]-[.C204])/[.C204]*[.E204]/2" office:value-type="float" office:value="0.00390625" calcext:value-type="float">
            <text:p>0.00390625</text:p>
          </table:table-cell>
          <table:table-cell table:formula="of:=+[.F204]+([.C205]-[.C204])/[.C205]*[.F204]/2" office:value-type="float" office:value="0.064599609375" calcext:value-type="float">
            <text:p>0.064599609375</text:p>
          </table:table-cell>
          <table:table-cell table:formula="of:=+[.D205]+[.E205]*[.C205]+[.F205]*[.B205]" office:value-type="float" office:value="366.220703125" calcext:value-type="float">
            <text:p>366.220703125</text:p>
          </table:table-cell>
          <table:table-cell office:value-type="float" office:value="378.02" calcext:value-type="float">
            <text:p>378.02</text:p>
          </table:table-cell>
          <table:table-cell table:formula="of:=+[.H205]-[.G205]" office:value-type="float" office:value="11.799296875" calcext:value-type="float">
            <text:p>11.7992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formula="of:=+[.D178]*[.$K$3]" office:value-type="float" office:value="205.03125" calcext:value-type="float">
            <text:p>205.03125</text:p>
          </table:table-cell>
          <table:table-cell table:formula="of:=+[.E205]-([.C206]-[.C205])/[.C205]*[.E205]/2" office:value-type="float" office:value="0.00341796875" calcext:value-type="float">
            <text:p>0.00341796875</text:p>
          </table:table-cell>
          <table:table-cell table:formula="of:=+[.F205]+([.C206]-[.C205])/[.C206]*[.F205]/2" office:value-type="float" office:value="0.0710595703125" calcext:value-type="float">
            <text:p>0.0710595703125</text:p>
          </table:table-cell>
          <table:table-cell table:formula="of:=+[.D206]+[.E206]*[.C206]+[.F206]*[.B206]" office:value-type="float" office:value="419.9189453125" calcext:value-type="float">
            <text:p>419.9189453125</text:p>
          </table:table-cell>
          <table:table-cell office:value-type="float" office:value="435.7" calcext:value-type="float">
            <text:p>435.7</text:p>
          </table:table-cell>
          <table:table-cell table:formula="of:=+[.H206]-[.G206]" office:value-type="float" office:value="15.7810546875" calcext:value-type="float">
            <text:p>15.781054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table:formula="of:=+[.D179]*[.$K$3]" office:value-type="float" office:value="256.2890625" calcext:value-type="float">
            <text:p>256.2890625</text:p>
          </table:table-cell>
          <table:table-cell table:formula="of:=+[.E206]-([.C207]-[.C206])/[.C206]*[.E206]/2" office:value-type="float" office:value="0.003076171875" calcext:value-type="float">
            <text:p>0.003076171875</text:p>
          </table:table-cell>
          <table:table-cell table:formula="of:=+[.F206]+([.C207]-[.C206])/[.C207]*[.F206]/2" office:value-type="float" office:value="0.076981201171875" calcext:value-type="float">
            <text:p>0.076981201171875</text:p>
          </table:table-cell>
          <table:table-cell table:formula="of:=+[.D207]+[.E207]*[.C207]+[.F207]*[.B207]" office:value-type="float" office:value="489.078369140625" calcext:value-type="float">
            <text:p>489.078369140625</text:p>
          </table:table-cell>
          <table:table-cell office:value-type="float" office:value="489.31" calcext:value-type="float">
            <text:p>489.31</text:p>
          </table:table-cell>
          <table:table-cell table:formula="of:=+[.H207]-[.G207]" office:value-type="float" office:value="0.231630859375059" calcext:value-type="float">
            <text:p>0.2316308593750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table:formula="of:=+[.D180]*[.$K$3]" office:value-type="float" office:value="290.4609375" calcext:value-type="float">
            <text:p>290.4609375</text:p>
          </table:table-cell>
          <table:table-cell table:formula="of:=+[.E207]-([.C208]-[.C207])/[.C207]*[.E207]/2" office:value-type="float" office:value="0.00281982421875" calcext:value-type="float">
            <text:p>0.00281982421875</text:p>
          </table:table-cell>
          <table:table-cell table:formula="of:=+[.F207]+([.C208]-[.C207])/[.C208]*[.F207]/2" office:value-type="float" office:value="0.0824798583984375" calcext:value-type="float">
            <text:p>0.082479858398438</text:p>
          </table:table-cell>
          <table:table-cell table:formula="of:=+[.D208]+[.E208]*[.C208]+[.F208]*[.B208]" office:value-type="float" office:value="539.874389648438" calcext:value-type="float">
            <text:p>539.874389648438</text:p>
          </table:table-cell>
          <table:table-cell office:value-type="float" office:value="539.74" calcext:value-type="float">
            <text:p>539.74</text:p>
          </table:table-cell>
          <table:table-cell table:formula="of:=+[.H208]-[.G208]" office:value-type="float" office:value="-0.134389648437491" calcext:value-type="float">
            <text:p>-0.134389648437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table:formula="of:=+[.D181]*[.$K$3]" office:value-type="float" office:value="307.546875" calcext:value-type="float">
            <text:p>307.546875</text:p>
          </table:table-cell>
          <table:table-cell table:formula="of:=+[.E208]-([.C209]-[.C208])/[.C208]*[.E208]/2" office:value-type="float" office:value="0.002618408203125" calcext:value-type="float">
            <text:p>0.002618408203125</text:p>
          </table:table-cell>
          <table:table-cell table:formula="of:=+[.F208]+([.C209]-[.C208])/[.C209]*[.F208]/2" office:value-type="float" office:value="0.0876348495483398" calcext:value-type="float">
            <text:p>0.08763484954834</text:p>
          </table:table-cell>
          <table:table-cell table:formula="of:=+[.D209]+[.E209]*[.C209]+[.F209]*[.B209]" office:value-type="float" office:value="572.54615020752" calcext:value-type="float">
            <text:p>572.54615020752</text:p>
          </table:table-cell>
          <table:table-cell office:value-type="float" office:value="587.62" calcext:value-type="float">
            <text:p>587.62</text:p>
          </table:table-cell>
          <table:table-cell table:formula="of:=+[.H209]-[.G209]" office:value-type="float" office:value="15.0738497924805" calcext:value-type="float">
            <text:p>15.07384979248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table:formula="of:=+[.D182]*[.$K$3]" office:value-type="float" office:value="341.71875" calcext:value-type="float">
            <text:p>341.71875</text:p>
          </table:table-cell>
          <table:table-cell table:formula="of:=+[.E209]-([.C210]-[.C209])/[.C209]*[.E209]/2" office:value-type="float" office:value="0.00245475769042969" calcext:value-type="float">
            <text:p>0.00245475769043</text:p>
          </table:table-cell>
          <table:table-cell table:formula="of:=+[.F209]+([.C210]-[.C209])/[.C210]*[.F209]/2" office:value-type="float" office:value="0.0925034523010254" calcext:value-type="float">
            <text:p>0.092503452301025</text:p>
          </table:table-cell>
          <table:table-cell table:formula="of:=+[.D210]+[.E210]*[.C210]+[.F210]*[.B210]" office:value-type="float" office:value="621.438388824463" calcext:value-type="float">
            <text:p>621.438388824463</text:p>
          </table:table-cell>
          <table:table-cell office:value-type="float" office:value="633.36" calcext:value-type="float">
            <text:p>633.36</text:p>
          </table:table-cell>
          <table:table-cell table:formula="of:=+[.H210]-[.G210]" office:value-type="float" office:value="11.9216111755372" calcext:value-type="float">
            <text:p>11.92161117553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formula="of:=+[.D183]*[.$K$3]" office:value-type="float" office:value="358.8046875" calcext:value-type="float">
            <text:p>358.8046875</text:p>
          </table:table-cell>
          <table:table-cell table:formula="of:=+[.E210]-([.C211]-[.C210])/[.C210]*[.E210]/2" office:value-type="float" office:value="0.00231838226318359" calcext:value-type="float">
            <text:p>0.002318382263184</text:p>
          </table:table-cell>
          <table:table-cell table:formula="of:=+[.F210]+([.C211]-[.C210])/[.C211]*[.F210]/2" office:value-type="float" office:value="0.0971286249160766" calcext:value-type="float">
            <text:p>0.097128624916077</text:p>
          </table:table-cell>
          <table:table-cell table:formula="of:=+[.D211]+[.E211]*[.C211]+[.F211]*[.B211]" office:value-type="float" office:value="652.508944511413" calcext:value-type="float">
            <text:p>652.508944511413</text:p>
          </table:table-cell>
          <table:table-cell office:value-type="float" office:value="677.28" calcext:value-type="float">
            <text:p>677.28</text:p>
          </table:table-cell>
          <table:table-cell table:formula="of:=+[.H211]-[.G211]" office:value-type="float" office:value="24.7710554885865" calcext:value-type="float">
            <text:p>24.7710554885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250" calcext:value-type="float">
            <text:p>1250</text:p>
          </table:table-cell>
          <table:table-cell table:formula="of:=+[.D184]*[.$K$3]" office:value-type="float" office:value="410.0625" calcext:value-type="float">
            <text:p>410.0625</text:p>
          </table:table-cell>
          <table:table-cell table:formula="of:=+[.E211]-([.C212]-[.C211])/[.C211]*[.E211]/2" office:value-type="float" office:value="0.00202858448028564" calcext:value-type="float">
            <text:p>0.002028584480286</text:p>
          </table:table-cell>
          <table:table-cell table:formula="of:=+[.F211]+([.C212]-[.C211])/[.C212]*[.F211]/2" office:value-type="float" office:value="0.106841487407684" calcext:value-type="float">
            <text:p>0.106841487407684</text:p>
          </table:table-cell>
          <table:table-cell table:formula="of:=+[.D212]+[.E212]*[.C212]+[.F212]*[.B212]" office:value-type="float" office:value="733.12269282341" calcext:value-type="float">
            <text:p>733.12269282341</text:p>
          </table:table-cell>
          <table:table-cell office:value-type="float" office:value="780.62" calcext:value-type="float">
            <text:p>780.62</text:p>
          </table:table-cell>
          <table:table-cell table:formula="of:=+[.H212]-[.G212]" office:value-type="float" office:value="47.4973071765901" calcext:value-type="float">
            <text:p>47.4973071765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formula="of:=+[.D185]*[.$K$3]" office:value-type="float" office:value="461.3203125" calcext:value-type="float">
            <text:p>461.3203125</text:p>
          </table:table-cell>
          <table:table-cell table:formula="of:=+[.E212]-([.C213]-[.C212])/[.C212]*[.E212]/2" office:value-type="float" office:value="0.00182572603225708" calcext:value-type="float">
            <text:p>0.001825726032257</text:p>
          </table:table-cell>
          <table:table-cell table:formula="of:=+[.F212]+([.C213]-[.C212])/[.C213]*[.F212]/2" office:value-type="float" office:value="0.115744944691658" calcext:value-type="float">
            <text:p>0.115744944691658</text:p>
          </table:table-cell>
          <table:table-cell table:formula="of:=+[.D213]+[.E213]*[.C213]+[.F213]*[.B213]" office:value-type="float" office:value="811.29373562336" calcext:value-type="float">
            <text:p>811.29373562336</text:p>
          </table:table-cell>
          <table:table-cell office:value-type="float" office:value="876.66" calcext:value-type="float">
            <text:p>876.66</text:p>
          </table:table-cell>
          <table:table-cell table:formula="of:=+[.H213]-[.G213]" office:value-type="float" office:value="65.3662643766404" calcext:value-type="float">
            <text:p>65.3662643766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750" calcext:value-type="float">
            <text:p>1750</text:p>
          </table:table-cell>
          <table:table-cell table:formula="of:=+[.D186]*[.$K$3]" office:value-type="float" office:value="512.578125" calcext:value-type="float">
            <text:p>512.578125</text:p>
          </table:table-cell>
          <table:table-cell table:formula="of:=+[.E213]-([.C214]-[.C213])/[.C213]*[.E213]/2" office:value-type="float" office:value="0.00167358219623566" calcext:value-type="float">
            <text:p>0.001673582196236</text:p>
          </table:table-cell>
          <table:table-cell table:formula="of:=+[.F213]+([.C214]-[.C213])/[.C214]*[.F213]/2" office:value-type="float" office:value="0.124012440741062" calcext:value-type="float">
            <text:p>0.124012440741062</text:p>
          </table:table-cell>
          <table:table-cell table:formula="of:=+[.D214]+[.E214]*[.C214]+[.F214]*[.B214]" office:value-type="float" office:value="887.544216066599" calcext:value-type="float">
            <text:p>887.544216066599</text:p>
          </table:table-cell>
          <table:table-cell office:value-type="float" office:value="967.03" calcext:value-type="float">
            <text:p>967.03</text:p>
          </table:table-cell>
          <table:table-cell table:formula="of:=+[.H214]-[.G214]" office:value-type="float" office:value="79.4857839334012" calcext:value-type="float">
            <text:p>79.48578393340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table:formula="of:=+[.D187]*[.$K$3]" office:value-type="float" office:value="546.75" calcext:value-type="float">
            <text:p>546.75</text:p>
          </table:table-cell>
          <table:table-cell table:formula="of:=+[.E214]-([.C215]-[.C214])/[.C214]*[.E214]/2" office:value-type="float" office:value="0.00155404061079025" calcext:value-type="float">
            <text:p>0.00155404061079</text:p>
          </table:table-cell>
          <table:table-cell table:formula="of:=+[.F214]+([.C215]-[.C214])/[.C215]*[.F214]/2" office:value-type="float" office:value="0.131763218287379" calcext:value-type="float">
            <text:p>0.131763218287379</text:p>
          </table:table-cell>
          <table:table-cell table:formula="of:=+[.D215]+[.E215]*[.C215]+[.F215]*[.B215]" office:value-type="float" office:value="945.147736083716" calcext:value-type="float">
            <text:p>945.147736083716</text:p>
          </table:table-cell>
          <table:table-cell office:value-type="float" office:value="1052.8" calcext:value-type="float">
            <text:p>1052.8</text:p>
          </table:table-cell>
          <table:table-cell table:formula="of:=+[.H215]-[.G215]" office:value-type="float" office:value="107.652263916284" calcext:value-type="float">
            <text:p>107.652263916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500" calcext:value-type="float">
            <text:p>2500</text:p>
          </table:table-cell>
          <table:table-cell table:formula="of:=+[.D188]*[.$K$3]" office:value-type="float" office:value="632.1796875" calcext:value-type="float">
            <text:p>632.1796875</text:p>
          </table:table-cell>
          <table:table-cell table:formula="of:=+[.E215]-([.C216]-[.C215])/[.C215]*[.E215]/2" office:value-type="float" office:value="0.00135978553444147" calcext:value-type="float">
            <text:p>0.001359785534441</text:p>
          </table:table-cell>
          <table:table-cell table:formula="of:=+[.F215]+([.C216]-[.C215])/[.C216]*[.F215]/2" office:value-type="float" office:value="0.144939540116116" calcext:value-type="float">
            <text:p>0.144939540116116</text:p>
          </table:table-cell>
          <table:table-cell table:formula="of:=+[.D216]+[.E216]*[.C216]+[.F216]*[.B216]" office:value-type="float" office:value="1070.39777168445" calcext:value-type="float">
            <text:p>1070.39777168445</text:p>
          </table:table-cell>
          <table:table-cell office:value-type="float" office:value="1213.44" calcext:value-type="float">
            <text:p>1213.44</text:p>
          </table:table-cell>
          <table:table-cell table:formula="of:=+[.H216]-[.G216]" office:value-type="float" office:value="143.042228315547" calcext:value-type="float">
            <text:p>143.04222831554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000" calcext:value-type="float">
            <text:p>3000</text:p>
          </table:table-cell>
          <table:table-cell table:formula="of:=+[.D189]*[.$K$3]" office:value-type="float" office:value="683.4375" calcext:value-type="float">
            <text:p>683.4375</text:p>
          </table:table-cell>
          <table:table-cell table:formula="of:=+[.E216]-([.C217]-[.C216])/[.C216]*[.E216]/2" office:value-type="float" office:value="0.00122380698099732" calcext:value-type="float">
            <text:p>0.001223806980997</text:p>
          </table:table-cell>
          <table:table-cell table:formula="of:=+[.F216]+([.C217]-[.C216])/[.C217]*[.F216]/2" office:value-type="float" office:value="0.157017835125793" calcext:value-type="float">
            <text:p>0.157017835125793</text:p>
          </table:table-cell>
          <table:table-cell table:formula="of:=+[.D217]+[.E217]*[.C217]+[.F217]*[.B217]" office:value-type="float" office:value="1158.16242632037" calcext:value-type="float">
            <text:p>1158.16242632037</text:p>
          </table:table-cell>
          <table:table-cell office:value-type="float" office:value="1362.73" calcext:value-type="float">
            <text:p>1362.73</text:p>
          </table:table-cell>
          <table:table-cell table:formula="of:=+[.H217]-[.G217]" office:value-type="float" office:value="204.56757367963" calcext:value-type="float">
            <text:p>204.56757367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table:formula="of:=+[.D190]*[.$K$3]" office:value-type="float" office:value="820.125" calcext:value-type="float">
            <text:p>820.125</text:p>
          </table:table-cell>
          <table:table-cell table:formula="of:=+[.E217]-([.C218]-[.C217])/[.C217]*[.E217]/2" office:value-type="float" office:value="0.00112182306591421" calcext:value-type="float">
            <text:p>0.001121823065914</text:p>
          </table:table-cell>
          <table:table-cell table:formula="of:=+[.F217]+([.C218]-[.C217])/[.C218]*[.F217]/2" office:value-type="float" office:value="0.168233394777635" calcext:value-type="float">
            <text:p>0.168233394777635</text:p>
          </table:table-cell>
          <table:table-cell table:formula="of:=+[.D218]+[.E218]*[.C218]+[.F218]*[.B218]" office:value-type="float" office:value="1328.75156506361" calcext:value-type="float">
            <text:p>1328.75156506361</text:p>
          </table:table-cell>
          <table:table-cell office:value-type="float" office:value="1503.19" calcext:value-type="float">
            <text:p>1503.19</text:p>
          </table:table-cell>
          <table:table-cell table:formula="of:=+[.H218]-[.G218]" office:value-type="float" office:value="174.438434936395" calcext:value-type="float">
            <text:p>174.438434936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formula="of:=+[.D191]*[.$K$3]" office:value-type="float" office:value="888.46875" calcext:value-type="float">
            <text:p>888.46875</text:p>
          </table:table-cell>
          <table:table-cell table:formula="of:=+[.E218]-([.C219]-[.C218])/[.C218]*[.E218]/2" office:value-type="float" office:value="0.00104169284692034" calcext:value-type="float">
            <text:p>0.00104169284692</text:p>
          </table:table-cell>
          <table:table-cell table:formula="of:=+[.F218]+([.C219]-[.C218])/[.C219]*[.F218]/2" office:value-type="float" office:value="0.178747981951237" calcext:value-type="float">
            <text:p>0.178747981951237</text:p>
          </table:table-cell>
          <table:table-cell table:formula="of:=+[.D219]+[.E219]*[.C219]+[.F219]*[.B219]" office:value-type="float" office:value="1428.87946724139" calcext:value-type="float">
            <text:p>1428.87946724139</text:p>
          </table:table-cell>
          <table:table-cell office:value-type="float" office:value="1636.52" calcext:value-type="float">
            <text:p>1636.52</text:p>
          </table:table-cell>
          <table:table-cell table:formula="of:=+[.H219]-[.G219]" office:value-type="float" office:value="207.640532758607" calcext:value-type="float">
            <text:p>207.6405327586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table:formula="of:=+[.D192]*[.$K$3]" office:value-type="float" office:value="990.984375" calcext:value-type="float">
            <text:p>990.984375</text:p>
          </table:table-cell>
          <table:table-cell table:formula="of:=+[.E219]-([.C220]-[.C219])/[.C219]*[.E219]/2" office:value-type="float" office:value="0.000911481241055299" calcext:value-type="float">
            <text:p>0.000911481241055</text:p>
          </table:table-cell>
          <table:table-cell table:formula="of:=+[.F219]+([.C220]-[.C219])/[.C220]*[.F219]/2" office:value-type="float" office:value="0.196622780146361" calcext:value-type="float">
            <text:p>0.196622780146361</text:p>
          </table:table-cell>
          <table:table-cell table:formula="of:=+[.D220]+[.E220]*[.C220]+[.F220]*[.B220]" office:value-type="float" office:value="1585.41012164436" calcext:value-type="float">
            <text:p>1585.41012164436</text:p>
          </table:table-cell>
          <table:table-cell office:value-type="float" office:value="1886.23" calcext:value-type="float">
            <text:p>1886.23</text:p>
          </table:table-cell>
          <table:table-cell table:formula="of:=+[.H220]-[.G220]" office:value-type="float" office:value="300.819878355641" calcext:value-type="float">
            <text:p>300.819878355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6000" calcext:value-type="float">
            <text:p>6000</text:p>
          </table:table-cell>
          <table:table-cell table:formula="of:=+[.D193]*[.$K$3]" office:value-type="float" office:value="1110.5859375" calcext:value-type="float">
            <text:p>1110.5859375</text:p>
          </table:table-cell>
          <table:table-cell table:formula="of:=+[.E220]-([.C221]-[.C220])/[.C220]*[.E220]/2" office:value-type="float" office:value="0.000820333116949769" calcext:value-type="float">
            <text:p>0.00082033311695</text:p>
          </table:table-cell>
          <table:table-cell table:formula="of:=+[.F220]+([.C221]-[.C220])/[.C221]*[.F220]/2" office:value-type="float" office:value="0.213008011825224" calcext:value-type="float">
            <text:p>0.213008011825224</text:p>
          </table:table-cell>
          <table:table-cell table:formula="of:=+[.D221]+[.E221]*[.C221]+[.F221]*[.B221]" office:value-type="float" office:value="1754.53197167737" calcext:value-type="float">
            <text:p>1754.53197167737</text:p>
          </table:table-cell>
          <table:table-cell office:value-type="float" office:value="2118.29" calcext:value-type="float">
            <text:p>2118.29</text:p>
          </table:table-cell>
          <table:table-cell table:formula="of:=+[.H221]-[.G221]" office:value-type="float" office:value="363.758028322628" calcext:value-type="float">
            <text:p>363.7580283226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7000" calcext:value-type="float">
            <text:p>7000</text:p>
          </table:table-cell>
          <table:table-cell table:formula="of:=+[.D194]*[.$K$3]" office:value-type="float" office:value="1196.015625" calcext:value-type="float">
            <text:p>1196.015625</text:p>
          </table:table-cell>
          <table:table-cell table:formula="of:=+[.E221]-([.C222]-[.C221])/[.C221]*[.E221]/2" office:value-type="float" office:value="0.000751972023870621" calcext:value-type="float">
            <text:p>0.000751972023871</text:p>
          </table:table-cell>
          <table:table-cell table:formula="of:=+[.F221]+([.C222]-[.C221])/[.C222]*[.F221]/2" office:value-type="float" office:value="0.22822286981274" calcext:value-type="float">
            <text:p>0.22822286981274</text:p>
          </table:table-cell>
          <table:table-cell table:formula="of:=+[.D222]+[.E222]*[.C222]+[.F222]*[.B222]" office:value-type="float" office:value="1885.94803860532" calcext:value-type="float">
            <text:p>1885.94803860532</text:p>
          </table:table-cell>
          <table:table-cell office:value-type="float" office:value="2336.63" calcext:value-type="float">
            <text:p>2336.63</text:p>
          </table:table-cell>
          <table:table-cell table:formula="of:=+[.H222]-[.G222]" office:value-type="float" office:value="450.681961394685" calcext:value-type="float">
            <text:p>450.6819613946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table:formula="of:=+[.D195]*[.$K$3]" office:value-type="float" office:value="1264.359375" calcext:value-type="float">
            <text:p>1264.359375</text:p>
          </table:table-cell>
          <table:table-cell table:formula="of:=+[.E222]-([.C223]-[.C222])/[.C222]*[.E222]/2" office:value-type="float" office:value="0.000698259736451291" calcext:value-type="float">
            <text:p>0.000698259736451</text:p>
          </table:table-cell>
          <table:table-cell table:formula="of:=+[.F222]+([.C223]-[.C222])/[.C223]*[.F222]/2" office:value-type="float" office:value="0.242486799176037" calcext:value-type="float">
            <text:p>0.242486799176037</text:p>
          </table:table-cell>
          <table:table-cell table:formula="of:=+[.D223]+[.E223]*[.C223]+[.F223]*[.B223]" office:value-type="float" office:value="1997.40585041972" calcext:value-type="float">
            <text:p>1997.40585041972</text:p>
          </table:table-cell>
          <table:table-cell office:value-type="float" office:value="2543.88" calcext:value-type="float">
            <text:p>2543.88</text:p>
          </table:table-cell>
          <table:table-cell table:formula="of:=+[.H223]-[.G223]" office:value-type="float" office:value="546.47414958028" calcext:value-type="float">
            <text:p>546.474149580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9000" calcext:value-type="float">
            <text:p>9000</text:p>
          </table:table-cell>
          <table:table-cell table:formula="of:=+[.D196]*[.$K$3]" office:value-type="float" office:value="1332.703125" calcext:value-type="float">
            <text:p>1332.703125</text:p>
          </table:table-cell>
          <table:table-cell table:formula="of:=+[.E223]-([.C224]-[.C223])/[.C223]*[.E223]/2" office:value-type="float" office:value="0.000654618502923086" calcext:value-type="float">
            <text:p>0.000654618502923</text:p>
          </table:table-cell>
          <table:table-cell table:formula="of:=+[.F223]+([.C224]-[.C223])/[.C224]*[.F223]/2" office:value-type="float" office:value="0.25595828801915" calcext:value-type="float">
            <text:p>0.25595828801915</text:p>
          </table:table-cell>
          <table:table-cell table:formula="of:=+[.D224]+[.E224]*[.C224]+[.F224]*[.B224]" office:value-type="float" office:value="2106.46955558376" calcext:value-type="float">
            <text:p>2106.46955558376</text:p>
          </table:table-cell>
          <table:table-cell office:value-type="float" office:value="2741.89" calcext:value-type="float">
            <text:p>2741.89</text:p>
          </table:table-cell>
          <table:table-cell table:formula="of:=+[.H224]-[.G224]" office:value-type="float" office:value="635.420444416242" calcext:value-type="float">
            <text:p>635.4204444162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0000" calcext:value-type="float">
            <text:p>10000</text:p>
          </table:table-cell>
          <table:table-cell table:formula="of:=+[.D197]*[.$K$3]" office:value-type="float" office:value="1418.1328125" calcext:value-type="float">
            <text:p>1418.1328125</text:p>
          </table:table-cell>
          <table:table-cell table:formula="of:=+[.E224]-([.C225]-[.C224])/[.C224]*[.E224]/2" office:value-type="float" office:value="0.000618250808316247" calcext:value-type="float">
            <text:p>0.000618250808316</text:p>
          </table:table-cell>
          <table:table-cell table:formula="of:=+[.F224]+([.C225]-[.C224])/[.C225]*[.F224]/2" office:value-type="float" office:value="0.268756202420107" calcext:value-type="float">
            <text:p>0.268756202420107</text:p>
          </table:table-cell>
          <table:table-cell table:formula="of:=+[.D225]+[.E225]*[.C225]+[.F225]*[.B225]" office:value-type="float" office:value="2230.58392784348" calcext:value-type="float">
            <text:p>2230.58392784348</text:p>
          </table:table-cell>
          <table:table-cell office:value-type="float" office:value="2932.05" calcext:value-type="float">
            <text:p>2932.05</text:p>
          </table:table-cell>
          <table:table-cell table:formula="of:=+[.H225]-[.G225]" office:value-type="float" office:value="701.466072156516" calcext:value-type="float">
            <text:p>701.466072156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15000" calcext:value-type="float">
            <text:p>15000</text:p>
          </table:table-cell>
          <table:table-cell table:formula="of:=+[.D198]*[.$K$3]" office:value-type="float" office:value="1870.055859375" calcext:value-type="float">
            <text:p>1870.055859375</text:p>
          </table:table-cell>
          <table:table-cell table:formula="of:=+[.E225]-([.C226]-[.C225])/[.C225]*[.E225]/2" office:value-type="float" office:value="0.000463688106237186" calcext:value-type="float">
            <text:p>0.000463688106237</text:p>
          </table:table-cell>
          <table:table-cell table:formula="of:=+[.F225]+([.C226]-[.C225])/[.C226]*[.F225]/2" office:value-type="float" office:value="0.313548902823459" calcext:value-type="float">
            <text:p>0.313548902823459</text:p>
          </table:table-cell>
          <table:table-cell table:formula="of:=+[.D226]+[.E226]*[.C226]+[.F226]*[.B226]" office:value-type="float" office:value="2817.65788943893" calcext:value-type="float">
            <text:p>2817.65788943893</text:p>
          </table:table-cell>
          <table:table-cell office:value-type="float" office:value="3795.21" calcext:value-type="float">
            <text:p>3795.21</text:p>
          </table:table-cell>
          <table:table-cell table:formula="of:=+[.H226]-[.G226]" office:value-type="float" office:value="977.552110561066" calcext:value-type="float">
            <text:p>977.552110561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24000" calcext:value-type="float">
            <text:p>24000</text:p>
          </table:table-cell>
          <table:table-cell table:formula="of:=+[.D199]*[.$K$3]" office:value-type="float" office:value="2581.68515625" calcext:value-type="float">
            <text:p>2581.68515625</text:p>
          </table:table-cell>
          <table:table-cell table:formula="of:=+[.E226]-([.C227]-[.C226])/[.C226]*[.E226]/2" office:value-type="float" office:value="0.00032458167436603" calcext:value-type="float">
            <text:p>0.000324581674366</text:p>
          </table:table-cell>
          <table:table-cell table:formula="of:=+[.F226]+([.C227]-[.C226])/[.C227]*[.F226]/2" office:value-type="float" office:value="0.372339322102857" calcext:value-type="float">
            <text:p>0.372339322102857</text:p>
          </table:table-cell>
          <table:table-cell table:formula="of:=+[.D227]+[.E227]*[.C227]+[.F227]*[.B227]" office:value-type="float" office:value="3706.49308274336" calcext:value-type="float">
            <text:p>3706.49308274336</text:p>
          </table:table-cell>
          <table:table-cell office:value-type="float" office:value="5118.45" calcext:value-type="float">
            <text:p>5118.45</text:p>
          </table:table-cell>
          <table:table-cell table:formula="of:=+[.H227]-[.G227]" office:value-type="float" office:value="1411.95691725664" calcext:value-type="float">
            <text:p>1411.95691725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formula="of:=+[.D200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formula="of:=+[.D228]+[.E228]*[.C228]+[.F228]*[.B228]" office:value-type="float" office:value="181" calcext:value-type="float">
            <text:p>181</text:p>
          </table:table-cell>
          <table:table-cell office:value-type="float" office:value="199.21" calcext:value-type="float">
            <text:p>199.21</text:p>
          </table:table-cell>
          <table:table-cell table:formula="of:=+[.H228]-[.G228]" office:value-type="float" office:value="18.21" calcext:value-type="float">
            <text:p>18.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5" calcext:value-type="float">
            <text:p>75</text:p>
          </table:table-cell>
          <table:table-cell table:formula="of:=+[.D201]*[.$K$3]" office:value-type="float" office:value="15.1210546875" calcext:value-type="float">
            <text:p>15.1210546875</text:p>
          </table:table-cell>
          <table:table-cell table:formula="of:=+[.E228]-([.C229]-[.C228])/[.C228]*[.E228]/2" office:value-type="float" office:value="0.015" calcext:value-type="float">
            <text:p>0.015</text:p>
          </table:table-cell>
          <table:table-cell table:formula="of:=+[.F228]+([.C229]-[.C228])/[.C229]*[.F228]/2" office:value-type="float" office:value="0.035" calcext:value-type="float">
            <text:p>0.035</text:p>
          </table:table-cell>
          <table:table-cell table:formula="of:=+[.D229]+[.E229]*[.C229]+[.F229]*[.B229]" office:value-type="float" office:value="226.2460546875" calcext:value-type="float">
            <text:p>226.2460546875</text:p>
          </table:table-cell>
          <table:table-cell office:value-type="float" office:value="257.85" calcext:value-type="float">
            <text:p>257.85</text:p>
          </table:table-cell>
          <table:table-cell table:formula="of:=+[.H229]-[.G229]" office:value-type="float" office:value="31.6039453125001" calcext:value-type="float">
            <text:p>31.6039453125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formula="of:=+[.D202]*[.$K$3]" office:value-type="float" office:value="32.5487109375" calcext:value-type="float">
            <text:p>32.5487109375</text:p>
          </table:table-cell>
          <table:table-cell table:formula="of:=+[.E229]-([.C230]-[.C229])/[.C229]*[.E229]/2" office:value-type="float" office:value="0.0125" calcext:value-type="float">
            <text:p>0.0125</text:p>
          </table:table-cell>
          <table:table-cell table:formula="of:=+[.F229]+([.C230]-[.C229])/[.C230]*[.F229]/2" office:value-type="float" office:value="0.039375" calcext:value-type="float">
            <text:p>0.039375</text:p>
          </table:table-cell>
          <table:table-cell table:formula="of:=+[.D230]+[.E230]*[.C230]+[.F230]*[.B230]" office:value-type="float" office:value="270.0487109375" calcext:value-type="float">
            <text:p>270.0487109375</text:p>
          </table:table-cell>
          <table:table-cell office:value-type="float" office:value="309.65" calcext:value-type="float">
            <text:p>309.65</text:p>
          </table:table-cell>
          <table:table-cell table:formula="of:=+[.H230]-[.G230]" office:value-type="float" office:value="39.6012890625" calcext:value-type="float">
            <text:p>39.601289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table:formula="of:=+[.D203]*[.$K$3]" office:value-type="float" office:value="128.14453125" calcext:value-type="float">
            <text:p>128.14453125</text:p>
          </table:table-cell>
          <table:table-cell table:formula="of:=+[.E230]-([.C231]-[.C230])/[.C230]*[.E230]/2" office:value-type="float" office:value="0.00625" calcext:value-type="float">
            <text:p>0.00625</text:p>
          </table:table-cell>
          <table:table-cell table:formula="of:=+[.F230]+([.C231]-[.C230])/[.C231]*[.F230]/2" office:value-type="float" office:value="0.04921875" calcext:value-type="float">
            <text:p>0.04921875</text:p>
          </table:table-cell>
          <table:table-cell table:formula="of:=+[.D231]+[.E231]*[.C231]+[.F231]*[.B231]" office:value-type="float" office:value="424.70703125" calcext:value-type="float">
            <text:p>424.70703125</text:p>
          </table:table-cell>
          <table:table-cell office:value-type="float" office:value="481.34" calcext:value-type="float">
            <text:p>481.34</text:p>
          </table:table-cell>
          <table:table-cell table:formula="of:=+[.H231]-[.G231]" office:value-type="float" office:value="56.63296875" calcext:value-type="float">
            <text:p>56.63296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" calcext:value-type="float">
            <text:p>300</text:p>
          </table:table-cell>
          <table:table-cell table:formula="of:=+[.D204]*[.$K$3]" office:value-type="float" office:value="179.40234375" calcext:value-type="float">
            <text:p>179.40234375</text:p>
          </table:table-cell>
          <table:table-cell table:formula="of:=+[.E231]-([.C232]-[.C231])/[.C231]*[.E231]/2" office:value-type="float" office:value="0.0046875" calcext:value-type="float">
            <text:p>0.0046875</text:p>
          </table:table-cell>
          <table:table-cell table:formula="of:=+[.F231]+([.C232]-[.C231])/[.C232]*[.F231]/2" office:value-type="float" office:value="0.057421875" calcext:value-type="float">
            <text:p>0.057421875</text:p>
          </table:table-cell>
          <table:table-cell table:formula="of:=+[.D232]+[.E232]*[.C232]+[.F232]*[.B232]" office:value-type="float" office:value="525.33984375" calcext:value-type="float">
            <text:p>525.33984375</text:p>
          </table:table-cell>
          <table:table-cell office:value-type="float" office:value="623.04" calcext:value-type="float">
            <text:p>623.04</text:p>
          </table:table-cell>
          <table:table-cell table:formula="of:=+[.H232]-[.G232]" office:value-type="float" office:value="97.70015625" calcext:value-type="float">
            <text:p>97.70015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" calcext:value-type="float">
            <text:p>400</text:p>
          </table:table-cell>
          <table:table-cell table:formula="of:=+[.D205]*[.$K$3]" office:value-type="float" office:value="256.2890625" calcext:value-type="float">
            <text:p>256.2890625</text:p>
          </table:table-cell>
          <table:table-cell table:formula="of:=+[.E232]-([.C233]-[.C232])/[.C232]*[.E232]/2" office:value-type="float" office:value="0.00390625" calcext:value-type="float">
            <text:p>0.00390625</text:p>
          </table:table-cell>
          <table:table-cell table:formula="of:=+[.F232]+([.C233]-[.C232])/[.C233]*[.F232]/2" office:value-type="float" office:value="0.064599609375" calcext:value-type="float">
            <text:p>0.064599609375</text:p>
          </table:table-cell>
          <table:table-cell table:formula="of:=+[.D233]+[.E233]*[.C233]+[.F233]*[.B233]" office:value-type="float" office:value="645.44921875" calcext:value-type="float">
            <text:p>645.44921875</text:p>
          </table:table-cell>
          <table:table-cell office:value-type="float" office:value="748.22" calcext:value-type="float">
            <text:p>748.22</text:p>
          </table:table-cell>
          <table:table-cell table:formula="of:=+[.H233]-[.G233]" office:value-type="float" office:value="102.77078125" calcext:value-type="float">
            <text:p>102.77078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+[.D206]*[.$K$3]" office:value-type="float" office:value="307.546875" calcext:value-type="float">
            <text:p>307.546875</text:p>
          </table:table-cell>
          <table:table-cell table:formula="of:=+[.E233]-([.C234]-[.C233])/[.C233]*[.E233]/2" office:value-type="float" office:value="0.00341796875" calcext:value-type="float">
            <text:p>0.00341796875</text:p>
          </table:table-cell>
          <table:table-cell table:formula="of:=+[.F233]+([.C234]-[.C233])/[.C234]*[.F233]/2" office:value-type="float" office:value="0.0710595703125" calcext:value-type="float">
            <text:p>0.0710595703125</text:p>
          </table:table-cell>
          <table:table-cell table:formula="of:=+[.D234]+[.E234]*[.C234]+[.F234]*[.B234]" office:value-type="float" office:value="735.61328125" calcext:value-type="float">
            <text:p>735.61328125</text:p>
          </table:table-cell>
          <table:table-cell office:value-type="float" office:value="862.39" calcext:value-type="float">
            <text:p>862.39</text:p>
          </table:table-cell>
          <table:table-cell table:formula="of:=+[.H234]-[.G234]" office:value-type="float" office:value="126.77671875" calcext:value-type="float">
            <text:p>126.77671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600" calcext:value-type="float">
            <text:p>600</text:p>
          </table:table-cell>
          <table:table-cell table:formula="of:=+[.D207]*[.$K$3]" office:value-type="float" office:value="384.43359375" calcext:value-type="float">
            <text:p>384.43359375</text:p>
          </table:table-cell>
          <table:table-cell table:formula="of:=+[.E234]-([.C235]-[.C234])/[.C234]*[.E234]/2" office:value-type="float" office:value="0.003076171875" calcext:value-type="float">
            <text:p>0.003076171875</text:p>
          </table:table-cell>
          <table:table-cell table:formula="of:=+[.F234]+([.C235]-[.C234])/[.C235]*[.F234]/2" office:value-type="float" office:value="0.076981201171875" calcext:value-type="float">
            <text:p>0.076981201171875</text:p>
          </table:table-cell>
          <table:table-cell table:formula="of:=+[.D235]+[.E235]*[.C235]+[.F235]*[.B235]" office:value-type="float" office:value="848.16650390625" calcext:value-type="float">
            <text:p>848.16650390625</text:p>
          </table:table-cell>
          <table:table-cell office:value-type="float" office:value="968.49" calcext:value-type="float">
            <text:p>968.49</text:p>
          </table:table-cell>
          <table:table-cell table:formula="of:=+[.H235]-[.G235]" office:value-type="float" office:value="120.32349609375" calcext:value-type="float">
            <text:p>120.32349609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" calcext:value-type="float">
            <text:p>700</text:p>
          </table:table-cell>
          <table:table-cell table:formula="of:=+[.D208]*[.$K$3]" office:value-type="float" office:value="435.69140625" calcext:value-type="float">
            <text:p>435.69140625</text:p>
          </table:table-cell>
          <table:table-cell table:formula="of:=+[.E235]-([.C236]-[.C235])/[.C235]*[.E235]/2" office:value-type="float" office:value="0.00281982421875" calcext:value-type="float">
            <text:p>0.00281982421875</text:p>
          </table:table-cell>
          <table:table-cell table:formula="of:=+[.F235]+([.C236]-[.C235])/[.C236]*[.F235]/2" office:value-type="float" office:value="0.0824798583984375" calcext:value-type="float">
            <text:p>0.082479858398438</text:p>
          </table:table-cell>
          <table:table-cell table:formula="of:=+[.D236]+[.E236]*[.C236]+[.F236]*[.B236]" office:value-type="float" office:value="932.54443359375" calcext:value-type="float">
            <text:p>932.54443359375</text:p>
          </table:table-cell>
          <table:table-cell office:value-type="float" office:value="1068.32" calcext:value-type="float">
            <text:p>1068.32</text:p>
          </table:table-cell>
          <table:table-cell table:formula="of:=+[.H236]-[.G236]" office:value-type="float" office:value="135.77556640625" calcext:value-type="float">
            <text:p>135.77556640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" calcext:value-type="float">
            <text:p>800</text:p>
          </table:table-cell>
          <table:table-cell table:formula="of:=+[.D209]*[.$K$3]" office:value-type="float" office:value="461.3203125" calcext:value-type="float">
            <text:p>461.3203125</text:p>
          </table:table-cell>
          <table:table-cell table:formula="of:=+[.E236]-([.C237]-[.C236])/[.C236]*[.E236]/2" office:value-type="float" office:value="0.002618408203125" calcext:value-type="float">
            <text:p>0.002618408203125</text:p>
          </table:table-cell>
          <table:table-cell table:formula="of:=+[.F236]+([.C237]-[.C236])/[.C237]*[.F236]/2" office:value-type="float" office:value="0.0876348495483398" calcext:value-type="float">
            <text:p>0.08763484954834</text:p>
          </table:table-cell>
          <table:table-cell table:formula="of:=+[.D237]+[.E237]*[.C237]+[.F237]*[.B237]" office:value-type="float" office:value="989.224136352539" calcext:value-type="float">
            <text:p>989.224136352539</text:p>
          </table:table-cell>
          <table:table-cell office:value-type="float" office:value="1163.07" calcext:value-type="float">
            <text:p>1163.07</text:p>
          </table:table-cell>
          <table:table-cell table:formula="of:=+[.H237]-[.G237]" office:value-type="float" office:value="173.845863647461" calcext:value-type="float">
            <text:p>173.845863647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" calcext:value-type="float">
            <text:p>900</text:p>
          </table:table-cell>
          <table:table-cell table:formula="of:=+[.D210]*[.$K$3]" office:value-type="float" office:value="512.578125" calcext:value-type="float">
            <text:p>512.578125</text:p>
          </table:table-cell>
          <table:table-cell table:formula="of:=+[.E237]-([.C238]-[.C237])/[.C237]*[.E237]/2" office:value-type="float" office:value="0.00245475769042969" calcext:value-type="float">
            <text:p>0.00245475769043</text:p>
          </table:table-cell>
          <table:table-cell table:formula="of:=+[.F237]+([.C238]-[.C237])/[.C238]*[.F237]/2" office:value-type="float" office:value="0.0925034523010254" calcext:value-type="float">
            <text:p>0.092503452301025</text:p>
          </table:table-cell>
          <table:table-cell table:formula="of:=+[.D238]+[.E238]*[.C238]+[.F238]*[.B238]" office:value-type="float" office:value="1069.80812072754" calcext:value-type="float">
            <text:p>1069.80812072754</text:p>
          </table:table-cell>
          <table:table-cell office:value-type="float" office:value="1253.6" calcext:value-type="float">
            <text:p>1253.6</text:p>
          </table:table-cell>
          <table:table-cell table:formula="of:=+[.H238]-[.G238]" office:value-type="float" office:value="183.791879272461" calcext:value-type="float">
            <text:p>183.791879272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table:formula="of:=+[.D211]*[.$K$3]" office:value-type="float" office:value="538.20703125" calcext:value-type="float">
            <text:p>538.20703125</text:p>
          </table:table-cell>
          <table:table-cell table:formula="of:=+[.E238]-([.C239]-[.C238])/[.C238]*[.E238]/2" office:value-type="float" office:value="0.00231838226318359" calcext:value-type="float">
            <text:p>0.002318382263184</text:p>
          </table:table-cell>
          <table:table-cell table:formula="of:=+[.F238]+([.C239]-[.C238])/[.C239]*[.F238]/2" office:value-type="float" office:value="0.0971286249160766" calcext:value-type="float">
            <text:p>0.097128624916077</text:p>
          </table:table-cell>
          <table:table-cell table:formula="of:=+[.D239]+[.E239]*[.C239]+[.F239]*[.B239]" office:value-type="float" office:value="1123.29716300964" calcext:value-type="float">
            <text:p>1123.29716300964</text:p>
          </table:table-cell>
          <table:table-cell office:value-type="float" office:value="1340.54" calcext:value-type="float">
            <text:p>1340.54</text:p>
          </table:table-cell>
          <table:table-cell table:formula="of:=+[.H239]-[.G239]" office:value-type="float" office:value="217.242836990357" calcext:value-type="float">
            <text:p>217.2428369903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250" calcext:value-type="float">
            <text:p>1250</text:p>
          </table:table-cell>
          <table:table-cell table:formula="of:=+[.D212]*[.$K$3]" office:value-type="float" office:value="615.09375" calcext:value-type="float">
            <text:p>615.09375</text:p>
          </table:table-cell>
          <table:table-cell table:formula="of:=+[.E239]-([.C240]-[.C239])/[.C239]*[.E239]/2" office:value-type="float" office:value="0.00202858448028564" calcext:value-type="float">
            <text:p>0.002028584480286</text:p>
          </table:table-cell>
          <table:table-cell table:formula="of:=+[.F239]+([.C240]-[.C239])/[.C240]*[.F239]/2" office:value-type="float" office:value="0.106841487407684" calcext:value-type="float">
            <text:p>0.106841487407684</text:p>
          </table:table-cell>
          <table:table-cell table:formula="of:=+[.D240]+[.E240]*[.C240]+[.F240]*[.B240]" office:value-type="float" office:value="1258.67840504646" calcext:value-type="float">
            <text:p>1258.67840504646</text:p>
          </table:table-cell>
          <table:table-cell office:value-type="float" office:value="1545.09" calcext:value-type="float">
            <text:p>1545.09</text:p>
          </table:table-cell>
          <table:table-cell table:formula="of:=+[.H240]-[.G240]" office:value-type="float" office:value="286.411594953537" calcext:value-type="float">
            <text:p>286.411594953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" calcext:value-type="float">
            <text:p>1500</text:p>
          </table:table-cell>
          <table:table-cell table:formula="of:=+[.D213]*[.$K$3]" office:value-type="float" office:value="691.98046875" calcext:value-type="float">
            <text:p>691.98046875</text:p>
          </table:table-cell>
          <table:table-cell table:formula="of:=+[.E240]-([.C241]-[.C240])/[.C240]*[.E240]/2" office:value-type="float" office:value="0.00182572603225708" calcext:value-type="float">
            <text:p>0.001825726032257</text:p>
          </table:table-cell>
          <table:table-cell table:formula="of:=+[.F240]+([.C241]-[.C240])/[.C241]*[.F240]/2" office:value-type="float" office:value="0.115744944691658" calcext:value-type="float">
            <text:p>0.115744944691658</text:p>
          </table:table-cell>
          <table:table-cell table:formula="of:=+[.D241]+[.E241]*[.C241]+[.F241]*[.B241]" office:value-type="float" office:value="1389.18872594833" calcext:value-type="float">
            <text:p>1389.18872594833</text:p>
          </table:table-cell>
          <table:table-cell office:value-type="float" office:value="1735.18" calcext:value-type="float">
            <text:p>1735.18</text:p>
          </table:table-cell>
          <table:table-cell table:formula="of:=+[.H241]-[.G241]" office:value-type="float" office:value="345.991274051667" calcext:value-type="float">
            <text:p>345.991274051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750" calcext:value-type="float">
            <text:p>1750</text:p>
          </table:table-cell>
          <table:table-cell table:formula="of:=+[.D214]*[.$K$3]" office:value-type="float" office:value="768.8671875" calcext:value-type="float">
            <text:p>768.8671875</text:p>
          </table:table-cell>
          <table:table-cell table:formula="of:=+[.E241]-([.C242]-[.C241])/[.C241]*[.E241]/2" office:value-type="float" office:value="0.00167358219623566" calcext:value-type="float">
            <text:p>0.001673582196236</text:p>
          </table:table-cell>
          <table:table-cell table:formula="of:=+[.F241]+([.C242]-[.C241])/[.C242]*[.F241]/2" office:value-type="float" office:value="0.124012440741062" calcext:value-type="float">
            <text:p>0.124012440741062</text:p>
          </table:table-cell>
          <table:table-cell table:formula="of:=+[.D242]+[.E242]*[.C242]+[.F242]*[.B242]" office:value-type="float" office:value="1515.87060078979" calcext:value-type="float">
            <text:p>1515.87060078979</text:p>
          </table:table-cell>
          <table:table-cell office:value-type="float" office:value="1914.03" calcext:value-type="float">
            <text:p>1914.03</text:p>
          </table:table-cell>
          <table:table-cell table:formula="of:=+[.H242]-[.G242]" office:value-type="float" office:value="398.159399210215" calcext:value-type="float">
            <text:p>398.159399210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table:formula="of:=+[.D215]*[.$K$3]" office:value-type="float" office:value="820.125" calcext:value-type="float">
            <text:p>820.125</text:p>
          </table:table-cell>
          <table:table-cell table:formula="of:=+[.E242]-([.C243]-[.C242])/[.C242]*[.E242]/2" office:value-type="float" office:value="0.00155404061079025" calcext:value-type="float">
            <text:p>0.00155404061079</text:p>
          </table:table-cell>
          <table:table-cell table:formula="of:=+[.F242]+([.C243]-[.C242])/[.C243]*[.F242]/2" office:value-type="float" office:value="0.131763218287379" calcext:value-type="float">
            <text:p>0.131763218287379</text:p>
          </table:table-cell>
          <table:table-cell table:formula="of:=+[.D243]+[.E243]*[.C243]+[.F243]*[.B243]" office:value-type="float" office:value="1613.81239094585" calcext:value-type="float">
            <text:p>1613.81239094585</text:p>
          </table:table-cell>
          <table:table-cell office:value-type="float" office:value="2083.8" calcext:value-type="float">
            <text:p>2083.8</text:p>
          </table:table-cell>
          <table:table-cell table:formula="of:=+[.H243]-[.G243]" office:value-type="float" office:value="469.987609054148" calcext:value-type="float">
            <text:p>469.987609054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table:formula="of:=+[.D216]*[.$K$3]" office:value-type="float" office:value="948.26953125" calcext:value-type="float">
            <text:p>948.26953125</text:p>
          </table:table-cell>
          <table:table-cell table:formula="of:=+[.E243]-([.C244]-[.C243])/[.C243]*[.E243]/2" office:value-type="float" office:value="0.00135978553444147" calcext:value-type="float">
            <text:p>0.001359785534441</text:p>
          </table:table-cell>
          <table:table-cell table:formula="of:=+[.F243]+([.C244]-[.C243])/[.C244]*[.F243]/2" office:value-type="float" office:value="0.144939540116116" calcext:value-type="float">
            <text:p>0.144939540116116</text:p>
          </table:table-cell>
          <table:table-cell table:formula="of:=+[.D244]+[.E244]*[.C244]+[.F244]*[.B244]" office:value-type="float" office:value="1821.3062357828" calcext:value-type="float">
            <text:p>1821.3062357828</text:p>
          </table:table-cell>
          <table:table-cell office:value-type="float" office:value="2401.76" calcext:value-type="float">
            <text:p>2401.76</text:p>
          </table:table-cell>
          <table:table-cell table:formula="of:=+[.H244]-[.G244]" office:value-type="float" office:value="580.453764217198" calcext:value-type="float">
            <text:p>580.4537642171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table:formula="of:=+[.D217]*[.$K$3]" office:value-type="float" office:value="1025.15625" calcext:value-type="float">
            <text:p>1025.15625</text:p>
          </table:table-cell>
          <table:table-cell table:formula="of:=+[.E244]-([.C245]-[.C244])/[.C244]*[.E244]/2" office:value-type="float" office:value="0.00122380698099732" calcext:value-type="float">
            <text:p>0.001223806980997</text:p>
          </table:table-cell>
          <table:table-cell table:formula="of:=+[.F244]+([.C245]-[.C244])/[.C245]*[.F244]/2" office:value-type="float" office:value="0.157017835125793" calcext:value-type="float">
            <text:p>0.157017835125793</text:p>
          </table:table-cell>
          <table:table-cell table:formula="of:=+[.D245]+[.E245]*[.C245]+[.F245]*[.B245]" office:value-type="float" office:value="1970.93468169775" calcext:value-type="float">
            <text:p>1970.93468169775</text:p>
          </table:table-cell>
          <table:table-cell office:value-type="float" office:value="2697.25" calcext:value-type="float">
            <text:p>2697.25</text:p>
          </table:table-cell>
          <table:table-cell table:formula="of:=+[.H245]-[.G245]" office:value-type="float" office:value="726.315318302252" calcext:value-type="float">
            <text:p>726.315318302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3500" calcext:value-type="float">
            <text:p>3500</text:p>
          </table:table-cell>
          <table:table-cell table:formula="of:=+[.D218]*[.$K$3]" office:value-type="float" office:value="1230.1875" calcext:value-type="float">
            <text:p>1230.1875</text:p>
          </table:table-cell>
          <table:table-cell table:formula="of:=+[.E245]-([.C246]-[.C245])/[.C245]*[.E245]/2" office:value-type="float" office:value="0.00112182306591421" calcext:value-type="float">
            <text:p>0.001121823065914</text:p>
          </table:table-cell>
          <table:table-cell table:formula="of:=+[.F245]+([.C246]-[.C245])/[.C246]*[.F245]/2" office:value-type="float" office:value="0.168233394777635" calcext:value-type="float">
            <text:p>0.168233394777635</text:p>
          </table:table-cell>
          <table:table-cell table:formula="of:=+[.D246]+[.E246]*[.C246]+[.F246]*[.B246]" office:value-type="float" office:value="2243.51424939651" calcext:value-type="float">
            <text:p>2243.51424939651</text:p>
          </table:table-cell>
          <table:table-cell office:value-type="float" office:value="2975.27" calcext:value-type="float">
            <text:p>2975.27</text:p>
          </table:table-cell>
          <table:table-cell table:formula="of:=+[.H246]-[.G246]" office:value-type="float" office:value="731.75575060349" calcext:value-type="float">
            <text:p>731.75575060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table:formula="of:=+[.D219]*[.$K$3]" office:value-type="float" office:value="1332.703125" calcext:value-type="float">
            <text:p>1332.703125</text:p>
          </table:table-cell>
          <table:table-cell table:formula="of:=+[.E246]-([.C247]-[.C246])/[.C246]*[.E246]/2" office:value-type="float" office:value="0.00104169284692034" calcext:value-type="float">
            <text:p>0.00104169284692</text:p>
          </table:table-cell>
          <table:table-cell table:formula="of:=+[.F246]+([.C247]-[.C246])/[.C247]*[.F246]/2" office:value-type="float" office:value="0.178747981951237" calcext:value-type="float">
            <text:p>0.178747981951237</text:p>
          </table:table-cell>
          <table:table-cell table:formula="of:=+[.D247]+[.E247]*[.C247]+[.F247]*[.B247]" office:value-type="float" office:value="2409.35778809511" calcext:value-type="float">
            <text:p>2409.35778809511</text:p>
          </table:table-cell>
          <table:table-cell office:value-type="float" office:value="3239.16" calcext:value-type="float">
            <text:p>3239.16</text:p>
          </table:table-cell>
          <table:table-cell table:formula="of:=+[.H247]-[.G247]" office:value-type="float" office:value="829.802211904895" calcext:value-type="float">
            <text:p>829.802211904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5000" calcext:value-type="float">
            <text:p>5000</text:p>
          </table:table-cell>
          <table:table-cell table:formula="of:=+[.D220]*[.$K$3]" office:value-type="float" office:value="1486.4765625" calcext:value-type="float">
            <text:p>1486.4765625</text:p>
          </table:table-cell>
          <table:table-cell table:formula="of:=+[.E247]-([.C248]-[.C247])/[.C247]*[.E247]/2" office:value-type="float" office:value="0.000911481241055299" calcext:value-type="float">
            <text:p>0.000911481241055</text:p>
          </table:table-cell>
          <table:table-cell table:formula="of:=+[.F247]+([.C248]-[.C247])/[.C248]*[.F247]/2" office:value-type="float" office:value="0.196622780146361" calcext:value-type="float">
            <text:p>0.196622780146361</text:p>
          </table:table-cell>
          <table:table-cell table:formula="of:=+[.D248]+[.E248]*[.C248]+[.F248]*[.B248]" office:value-type="float" office:value="2670.77064958344" calcext:value-type="float">
            <text:p>2670.77064958344</text:p>
          </table:table-cell>
          <table:table-cell office:value-type="float" office:value="3733.41" calcext:value-type="float">
            <text:p>3733.41</text:p>
          </table:table-cell>
          <table:table-cell table:formula="of:=+[.H248]-[.G248]" office:value-type="float" office:value="1062.63935041656" calcext:value-type="float">
            <text:p>1062.6393504165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000" calcext:value-type="float">
            <text:p>6000</text:p>
          </table:table-cell>
          <table:table-cell table:formula="of:=+[.D221]*[.$K$3]" office:value-type="float" office:value="1665.87890625" calcext:value-type="float">
            <text:p>1665.87890625</text:p>
          </table:table-cell>
          <table:table-cell table:formula="of:=+[.E248]-([.C249]-[.C248])/[.C248]*[.E248]/2" office:value-type="float" office:value="0.000820333116949769" calcext:value-type="float">
            <text:p>0.00082033311695</text:p>
          </table:table-cell>
          <table:table-cell table:formula="of:=+[.F248]+([.C249]-[.C248])/[.C249]*[.F248]/2" office:value-type="float" office:value="0.213008011825224" calcext:value-type="float">
            <text:p>0.213008011825224</text:p>
          </table:table-cell>
          <table:table-cell table:formula="of:=+[.D249]+[.E249]*[.C249]+[.F249]*[.B249]" office:value-type="float" office:value="2948.84897590304" calcext:value-type="float">
            <text:p>2948.84897590304</text:p>
          </table:table-cell>
          <table:table-cell office:value-type="float" office:value="4192.73" calcext:value-type="float">
            <text:p>4192.73</text:p>
          </table:table-cell>
          <table:table-cell table:formula="of:=+[.H249]-[.G249]" office:value-type="float" office:value="1243.88102409695" calcext:value-type="float">
            <text:p>1243.881024096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formula="of:=+[.D222]*[.$K$3]" office:value-type="float" office:value="1794.0234375" calcext:value-type="float">
            <text:p>1794.0234375</text:p>
          </table:table-cell>
          <table:table-cell table:formula="of:=+[.E249]-([.C250]-[.C249])/[.C249]*[.E249]/2" office:value-type="float" office:value="0.000751972023870621" calcext:value-type="float">
            <text:p>0.000751972023871</text:p>
          </table:table-cell>
          <table:table-cell table:formula="of:=+[.F249]+([.C250]-[.C249])/[.C250]*[.F249]/2" office:value-type="float" office:value="0.22822286981274" calcext:value-type="float">
            <text:p>0.22822286981274</text:p>
          </table:table-cell>
          <table:table-cell table:formula="of:=+[.D250]+[.E250]*[.C250]+[.F250]*[.B250]" office:value-type="float" office:value="3168.62446054354" calcext:value-type="float">
            <text:p>3168.62446054354</text:p>
          </table:table-cell>
          <table:table-cell office:value-type="float" office:value="4624.9" calcext:value-type="float">
            <text:p>4624.9</text:p>
          </table:table-cell>
          <table:table-cell table:formula="of:=+[.H250]-[.G250]" office:value-type="float" office:value="1456.27553945646" calcext:value-type="float">
            <text:p>1456.27553945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table:formula="of:=+[.D223]*[.$K$3]" office:value-type="float" office:value="1896.5390625" calcext:value-type="float">
            <text:p>1896.5390625</text:p>
          </table:table-cell>
          <table:table-cell table:formula="of:=+[.E250]-([.C251]-[.C250])/[.C250]*[.E250]/2" office:value-type="float" office:value="0.000698259736451291" calcext:value-type="float">
            <text:p>0.000698259736451</text:p>
          </table:table-cell>
          <table:table-cell table:formula="of:=+[.F250]+([.C251]-[.C250])/[.C251]*[.F250]/2" office:value-type="float" office:value="0.242486799176037" calcext:value-type="float">
            <text:p>0.242486799176037</text:p>
          </table:table-cell>
          <table:table-cell table:formula="of:=+[.D251]+[.E251]*[.C251]+[.F251]*[.B251]" office:value-type="float" office:value="3357.04593544783" calcext:value-type="float">
            <text:p>3357.04593544783</text:p>
          </table:table-cell>
          <table:table-cell office:value-type="float" office:value="5035.1" calcext:value-type="float">
            <text:p>5035.1</text:p>
          </table:table-cell>
          <table:table-cell table:formula="of:=+[.H251]-[.G251]" office:value-type="float" office:value="1678.05406455217" calcext:value-type="float">
            <text:p>1678.05406455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  <table:table-cell table:formula="of:=+[.D224]*[.$K$3]" office:value-type="float" office:value="1999.0546875" calcext:value-type="float">
            <text:p>1999.0546875</text:p>
          </table:table-cell>
          <table:table-cell table:formula="of:=+[.E251]-([.C252]-[.C251])/[.C251]*[.E251]/2" office:value-type="float" office:value="0.000654618502923086" calcext:value-type="float">
            <text:p>0.000654618502923</text:p>
          </table:table-cell>
          <table:table-cell table:formula="of:=+[.F251]+([.C252]-[.C251])/[.C252]*[.F251]/2" office:value-type="float" office:value="0.25595828801915" calcext:value-type="float">
            <text:p>0.25595828801915</text:p>
          </table:table-cell>
          <table:table-cell table:formula="of:=+[.D252]+[.E252]*[.C252]+[.F252]*[.B252]" office:value-type="float" office:value="3540.69598214121" calcext:value-type="float">
            <text:p>3540.69598214121</text:p>
          </table:table-cell>
          <table:table-cell office:value-type="float" office:value="5427.03" calcext:value-type="float">
            <text:p>5427.03</text:p>
          </table:table-cell>
          <table:table-cell table:formula="of:=+[.H252]-[.G252]" office:value-type="float" office:value="1886.33401785879" calcext:value-type="float">
            <text:p>1886.33401785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formula="of:=+[.D225]*[.$K$3]" office:value-type="float" office:value="2127.19921875" calcext:value-type="float">
            <text:p>2127.19921875</text:p>
          </table:table-cell>
          <table:table-cell table:formula="of:=+[.E252]-([.C253]-[.C252])/[.C252]*[.E252]/2" office:value-type="float" office:value="0.000618250808316247" calcext:value-type="float">
            <text:p>0.000618250808316</text:p>
          </table:table-cell>
          <table:table-cell table:formula="of:=+[.F252]+([.C253]-[.C252])/[.C253]*[.F252]/2" office:value-type="float" office:value="0.268756202420107" calcext:value-type="float">
            <text:p>0.268756202420107</text:p>
          </table:table-cell>
          <table:table-cell table:formula="of:=+[.D253]+[.E253]*[.C253]+[.F253]*[.B253]" office:value-type="float" office:value="3745.91894135381" calcext:value-type="float">
            <text:p>3745.91894135381</text:p>
          </table:table-cell>
          <table:table-cell office:value-type="float" office:value="5803.4" calcext:value-type="float">
            <text:p>5803.4</text:p>
          </table:table-cell>
          <table:table-cell table:formula="of:=+[.H253]-[.G253]" office:value-type="float" office:value="2057.48105864619" calcext:value-type="float">
            <text:p>2057.48105864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 table:formula="of:=+[.D226]*[.$K$3]" office:value-type="float" office:value="2805.0837890625" calcext:value-type="float">
            <text:p>2805.0837890625</text:p>
          </table:table-cell>
          <table:table-cell table:formula="of:=+[.E253]-([.C254]-[.C253])/[.C253]*[.E253]/2" office:value-type="float" office:value="0.000463688106237186" calcext:value-type="float">
            <text:p>0.000463688106237</text:p>
          </table:table-cell>
          <table:table-cell table:formula="of:=+[.F253]+([.C254]-[.C253])/[.C254]*[.F253]/2" office:value-type="float" office:value="0.313548902823459" calcext:value-type="float">
            <text:p>0.313548902823459</text:p>
          </table:table-cell>
          <table:table-cell table:formula="of:=+[.D254]+[.E254]*[.C254]+[.F254]*[.B254]" office:value-type="float" office:value="4693.33252759681" calcext:value-type="float">
            <text:p>4693.33252759681</text:p>
          </table:table-cell>
          <table:table-cell office:value-type="float" office:value="7511.86" calcext:value-type="float">
            <text:p>7511.86</text:p>
          </table:table-cell>
          <table:table-cell table:formula="of:=+[.H254]-[.G254]" office:value-type="float" office:value="2818.52747240319" calcext:value-type="float">
            <text:p>2818.52747240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24000" calcext:value-type="float">
            <text:p>24000</text:p>
          </table:table-cell>
          <table:table-cell table:formula="of:=+[.D227]*[.$K$3]" office:value-type="float" office:value="3872.527734375" calcext:value-type="float">
            <text:p>3872.527734375</text:p>
          </table:table-cell>
          <table:table-cell table:formula="of:=+[.E254]-([.C255]-[.C254])/[.C254]*[.E254]/2" office:value-type="float" office:value="0.00032458167436603" calcext:value-type="float">
            <text:p>0.000324581674366</text:p>
          </table:table-cell>
          <table:table-cell table:formula="of:=+[.F254]+([.C255]-[.C254])/[.C255]*[.F254]/2" office:value-type="float" office:value="0.372339322102857" calcext:value-type="float">
            <text:p>0.372339322102857</text:p>
          </table:table-cell>
          <table:table-cell table:formula="of:=+[.D255]+[.E255]*[.C255]+[.F255]*[.B255]" office:value-type="float" office:value="6114.35362717693" calcext:value-type="float">
            <text:p>6114.35362717693</text:p>
          </table:table-cell>
          <table:table-cell office:value-type="float" office:value="10130.94" calcext:value-type="float">
            <text:p>10130.94</text:p>
          </table:table-cell>
          <table:table-cell table:formula="of:=+[.H255]-[.G255]" office:value-type="float" office:value="4016.58637282307" calcext:value-type="float">
            <text:p>4016.5863728230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" calcext:value-type="float">
            <text:p>50</text:p>
          </table:table-cell>
          <table:table-cell table:formula="of:=+[.D228]*[.$K$3]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25" calcext:value-type="float">
            <text:p>0.025</text:p>
          </table:table-cell>
          <table:table-cell table:formula="of:=+[.D256]+[.E256]*[.C256]+[.F256]*[.$G$285]" office:value-type="float" office:value="301" calcext:value-type="float">
            <text:p>301</text:p>
          </table:table-cell>
          <table:table-cell office:value-type="float" office:value="330.62" calcext:value-type="float">
            <text:p>330.62</text:p>
          </table:table-cell>
          <table:table-cell table:formula="of:=+[.H256]-[.G256]" office:value-type="float" office:value="29.62" calcext:value-type="float">
            <text:p>29.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5" calcext:value-type="float">
            <text:p>75</text:p>
          </table:table-cell>
          <table:table-cell table:formula="of:=+[.D229]*[.$K$3]" office:value-type="float" office:value="22.68158203125" calcext:value-type="float">
            <text:p>22.68158203125</text:p>
          </table:table-cell>
          <table:table-cell table:formula="of:=+[.E256]-([.C257]-[.C256])/[.C256]*[.E256]/2" office:value-type="float" office:value="0.015" calcext:value-type="float">
            <text:p>0.015</text:p>
          </table:table-cell>
          <table:table-cell table:formula="of:=+[.F256]+([.C257]-[.C256])/[.C257]*[.F256]/2" office:value-type="float" office:value="0.0291666666666667" calcext:value-type="float">
            <text:p>0.029166666666667</text:p>
          </table:table-cell>
          <table:table-cell table:formula="of:=+[.D257]+[.E257]*[.C257]+[.F257]*[.$G$285]" office:value-type="float" office:value="373.80658203125" calcext:value-type="float">
            <text:p>373.80658203125</text:p>
          </table:table-cell>
          <table:table-cell office:value-type="float" office:value="427.95" calcext:value-type="float">
            <text:p>427.95</text:p>
          </table:table-cell>
          <table:table-cell table:formula="of:=+[.H257]-[.G257]" office:value-type="float" office:value="54.14341796875" calcext:value-type="float">
            <text:p>54.14341796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table:formula="of:=+[.D230]*[.$K$3]" office:value-type="float" office:value="48.82306640625" calcext:value-type="float">
            <text:p>48.82306640625</text:p>
          </table:table-cell>
          <table:table-cell table:formula="of:=+[.E257]-([.C258]-[.C257])/[.C257]*[.E257]/2" office:value-type="float" office:value="0.0125" calcext:value-type="float">
            <text:p>0.0125</text:p>
          </table:table-cell>
          <table:table-cell table:formula="of:=+[.F257]+([.C258]-[.C257])/[.C258]*[.F257]/2" office:value-type="float" office:value="0.0328125" calcext:value-type="float">
            <text:p>0.0328125</text:p>
          </table:table-cell>
          <table:table-cell table:formula="of:=+[.D258]+[.E258]*[.C258]+[.F258]*[.$G$285]" office:value-type="float" office:value="443.82306640625" calcext:value-type="float">
            <text:p>443.82306640625</text:p>
          </table:table-cell>
          <table:table-cell office:value-type="float" office:value="513.93" calcext:value-type="float">
            <text:p>513.93</text:p>
          </table:table-cell>
          <table:table-cell table:formula="of:=+[.H258]-[.G258]" office:value-type="float" office:value="70.1069335937499" calcext:value-type="float">
            <text:p>70.10693359374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" calcext:value-type="float">
            <text:p>200</text:p>
          </table:table-cell>
          <table:table-cell table:formula="of:=+[.D231]*[.$K$3]" office:value-type="float" office:value="192.216796875" calcext:value-type="float">
            <text:p>192.216796875</text:p>
          </table:table-cell>
          <table:table-cell table:formula="of:=+[.E258]-([.C259]-[.C258])/[.C258]*[.E258]/2" office:value-type="float" office:value="0.00625" calcext:value-type="float">
            <text:p>0.00625</text:p>
          </table:table-cell>
          <table:table-cell table:formula="of:=+[.F258]+([.C259]-[.C258])/[.C259]*[.F258]/2" office:value-type="float" office:value="0.041015625" calcext:value-type="float">
            <text:p>0.041015625</text:p>
          </table:table-cell>
          <table:table-cell table:formula="of:=+[.D259]+[.E259]*[.C259]+[.F259]*[.$G$285]" office:value-type="float" office:value="685.654296875" calcext:value-type="float">
            <text:p>685.654296875</text:p>
          </table:table-cell>
          <table:table-cell office:value-type="float" office:value="798.88" calcext:value-type="float">
            <text:p>798.88</text:p>
          </table:table-cell>
          <table:table-cell table:formula="of:=+[.H259]-[.G259]" office:value-type="float" office:value="113.225703125" calcext:value-type="float">
            <text:p>113.225703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" calcext:value-type="float">
            <text:p>300</text:p>
          </table:table-cell>
          <table:table-cell table:formula="of:=+[.D232]*[.$K$3]" office:value-type="float" office:value="269.103515625" calcext:value-type="float">
            <text:p>269.103515625</text:p>
          </table:table-cell>
          <table:table-cell table:formula="of:=+[.E259]-([.C260]-[.C259])/[.C259]*[.E259]/2" office:value-type="float" office:value="0.0046875" calcext:value-type="float">
            <text:p>0.0046875</text:p>
          </table:table-cell>
          <table:table-cell table:formula="of:=+[.F259]+([.C260]-[.C259])/[.C260]*[.F259]/2" office:value-type="float" office:value="0.0478515625" calcext:value-type="float">
            <text:p>0.0478515625</text:p>
          </table:table-cell>
          <table:table-cell table:formula="of:=+[.D260]+[.E260]*[.C260]+[.F260]*[.$G$285]" office:value-type="float" office:value="844.728515625" calcext:value-type="float">
            <text:p>844.728515625</text:p>
          </table:table-cell>
          <table:table-cell office:value-type="float" office:value="1034.06" calcext:value-type="float">
            <text:p>1034.06</text:p>
          </table:table-cell>
          <table:table-cell table:formula="of:=+[.H260]-[.G260]" office:value-type="float" office:value="189.331484375" calcext:value-type="float">
            <text:p>189.3314843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" calcext:value-type="float">
            <text:p>400</text:p>
          </table:table-cell>
          <table:table-cell table:formula="of:=+[.D233]*[.$K$3]" office:value-type="float" office:value="384.43359375" calcext:value-type="float">
            <text:p>384.43359375</text:p>
          </table:table-cell>
          <table:table-cell table:formula="of:=+[.E260]-([.C261]-[.C260])/[.C260]*[.E260]/2" office:value-type="float" office:value="0.00390625" calcext:value-type="float">
            <text:p>0.00390625</text:p>
          </table:table-cell>
          <table:table-cell table:formula="of:=+[.F260]+([.C261]-[.C260])/[.C261]*[.F260]/2" office:value-type="float" office:value="0.0538330078125" calcext:value-type="float">
            <text:p>0.0538330078125</text:p>
          </table:table-cell>
          <table:table-cell table:formula="of:=+[.D261]+[.E261]*[.C261]+[.F261]*[.$G$285]" office:value-type="float" office:value="1031.9921875" calcext:value-type="float">
            <text:p>1031.9921875</text:p>
          </table:table-cell>
          <table:table-cell office:value-type="float" office:value="1241.82" calcext:value-type="float">
            <text:p>1241.82</text:p>
          </table:table-cell>
          <table:table-cell table:formula="of:=+[.H261]-[.G261]" office:value-type="float" office:value="209.8278125" calcext:value-type="float">
            <text:p>209.8278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" calcext:value-type="float">
            <text:p>500</text:p>
          </table:table-cell>
          <table:table-cell table:formula="of:=+[.D234]*[.$K$3]" office:value-type="float" office:value="461.3203125" calcext:value-type="float">
            <text:p>461.3203125</text:p>
          </table:table-cell>
          <table:table-cell table:formula="of:=+[.E261]-([.C262]-[.C261])/[.C261]*[.E261]/2" office:value-type="float" office:value="0.00341796875" calcext:value-type="float">
            <text:p>0.00341796875</text:p>
          </table:table-cell>
          <table:table-cell table:formula="of:=+[.F261]+([.C262]-[.C261])/[.C262]*[.F261]/2" office:value-type="float" office:value="0.05921630859375" calcext:value-type="float">
            <text:p>0.05921630859375</text:p>
          </table:table-cell>
          <table:table-cell table:formula="of:=+[.D262]+[.E262]*[.C262]+[.F262]*[.$G$285]" office:value-type="float" office:value="1173.625" calcext:value-type="float">
            <text:p>1173.625</text:p>
          </table:table-cell>
          <table:table-cell office:value-type="float" office:value="1431.3" calcext:value-type="float">
            <text:p>1431.3</text:p>
          </table:table-cell>
          <table:table-cell table:formula="of:=+[.H262]-[.G262]" office:value-type="float" office:value="257.675" calcext:value-type="float">
            <text:p>257.6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" calcext:value-type="float">
            <text:p>600</text:p>
          </table:table-cell>
          <table:table-cell table:formula="of:=+[.D235]*[.$K$3]" office:value-type="float" office:value="576.650390625" calcext:value-type="float">
            <text:p>576.650390625</text:p>
          </table:table-cell>
          <table:table-cell table:formula="of:=+[.E262]-([.C263]-[.C262])/[.C262]*[.E262]/2" office:value-type="float" office:value="0.003076171875" calcext:value-type="float">
            <text:p>0.003076171875</text:p>
          </table:table-cell>
          <table:table-cell table:formula="of:=+[.F262]+([.C263]-[.C262])/[.C263]*[.F262]/2" office:value-type="float" office:value="0.0641510009765625" calcext:value-type="float">
            <text:p>0.064151000976563</text:p>
          </table:table-cell>
          <table:table-cell table:formula="of:=+[.D263]+[.E263]*[.C263]+[.F263]*[.$G$285]" office:value-type="float" office:value="1348.30810546875" calcext:value-type="float">
            <text:p>1348.30810546875</text:p>
          </table:table-cell>
          <table:table-cell office:value-type="float" office:value="1607.4" calcext:value-type="float">
            <text:p>1607.4</text:p>
          </table:table-cell>
          <table:table-cell table:formula="of:=+[.H263]-[.G263]" office:value-type="float" office:value="259.09189453125" calcext:value-type="float">
            <text:p>259.09189453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" calcext:value-type="float">
            <text:p>700</text:p>
          </table:table-cell>
          <table:table-cell table:formula="of:=+[.D236]*[.$K$3]" office:value-type="float" office:value="653.537109375" calcext:value-type="float">
            <text:p>653.537109375</text:p>
          </table:table-cell>
          <table:table-cell table:formula="of:=+[.E263]-([.C264]-[.C263])/[.C263]*[.E263]/2" office:value-type="float" office:value="0.00281982421875" calcext:value-type="float">
            <text:p>0.00281982421875</text:p>
          </table:table-cell>
          <table:table-cell table:formula="of:=+[.F263]+([.C264]-[.C263])/[.C264]*[.F263]/2" office:value-type="float" office:value="0.0687332153320313" calcext:value-type="float">
            <text:p>0.068733215332031</text:p>
          </table:table-cell>
          <table:table-cell table:formula="of:=+[.D264]+[.E264]*[.C264]+[.F264]*[.$G$285]" office:value-type="float" office:value="1480.3095703125" calcext:value-type="float">
            <text:p>1480.3095703125</text:p>
          </table:table-cell>
          <table:table-cell office:value-type="float" office:value="1773.08" calcext:value-type="float">
            <text:p>1773.08</text:p>
          </table:table-cell>
          <table:table-cell table:formula="of:=+[.H264]-[.G264]" office:value-type="float" office:value="292.7704296875" calcext:value-type="float">
            <text:p>292.77042968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" calcext:value-type="float">
            <text:p>800</text:p>
          </table:table-cell>
          <table:table-cell table:formula="of:=+[.D237]*[.$K$3]" office:value-type="float" office:value="691.98046875" calcext:value-type="float">
            <text:p>691.98046875</text:p>
          </table:table-cell>
          <table:table-cell table:formula="of:=+[.E264]-([.C265]-[.C264])/[.C264]*[.E264]/2" office:value-type="float" office:value="0.002618408203125" calcext:value-type="float">
            <text:p>0.002618408203125</text:p>
          </table:table-cell>
          <table:table-cell table:formula="of:=+[.F264]+([.C265]-[.C264])/[.C265]*[.F264]/2" office:value-type="float" office:value="0.0730290412902832" calcext:value-type="float">
            <text:p>0.073029041290283</text:p>
          </table:table-cell>
          <table:table-cell table:formula="of:=+[.D265]+[.E265]*[.C265]+[.F265]*[.$G$285]" office:value-type="float" office:value="1570.4236907959" calcext:value-type="float">
            <text:p>1570.4236907959</text:p>
          </table:table-cell>
          <table:table-cell office:value-type="float" office:value="1930.34" calcext:value-type="float">
            <text:p>1930.34</text:p>
          </table:table-cell>
          <table:table-cell table:formula="of:=+[.H265]-[.G265]" office:value-type="float" office:value="359.916309204101" calcext:value-type="float">
            <text:p>359.916309204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" calcext:value-type="float">
            <text:p>900</text:p>
          </table:table-cell>
          <table:table-cell table:formula="of:=+[.D238]*[.$K$3]" office:value-type="float" office:value="768.8671875" calcext:value-type="float">
            <text:p>768.8671875</text:p>
          </table:table-cell>
          <table:table-cell table:formula="of:=+[.E265]-([.C266]-[.C265])/[.C265]*[.E265]/2" office:value-type="float" office:value="0.00245475769042969" calcext:value-type="float">
            <text:p>0.00245475769043</text:p>
          </table:table-cell>
          <table:table-cell table:formula="of:=+[.F265]+([.C266]-[.C265])/[.C266]*[.F265]/2" office:value-type="float" office:value="0.0770862102508545" calcext:value-type="float">
            <text:p>0.077086210250855</text:p>
          </table:table-cell>
          <table:table-cell table:formula="of:=+[.D266]+[.E266]*[.C266]+[.F266]*[.$G$285]" office:value-type="float" office:value="1696.11099243164" calcext:value-type="float">
            <text:p>1696.11099243164</text:p>
          </table:table-cell>
          <table:table-cell office:value-type="float" office:value="2080.6" calcext:value-type="float">
            <text:p>2080.6</text:p>
          </table:table-cell>
          <table:table-cell table:formula="of:=+[.H266]-[.G266]" office:value-type="float" office:value="384.489007568359" calcext:value-type="float">
            <text:p>384.48900756835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" calcext:value-type="float">
            <text:p>1000</text:p>
          </table:table-cell>
          <table:table-cell table:formula="of:=+[.D239]*[.$K$3]" office:value-type="float" office:value="807.310546875" calcext:value-type="float">
            <text:p>807.310546875</text:p>
          </table:table-cell>
          <table:table-cell table:formula="of:=+[.E266]-([.C267]-[.C266])/[.C266]*[.E266]/2" office:value-type="float" office:value="0.00231838226318359" calcext:value-type="float">
            <text:p>0.002318382263184</text:p>
          </table:table-cell>
          <table:table-cell table:formula="of:=+[.F266]+([.C267]-[.C266])/[.C267]*[.F266]/2" office:value-type="float" office:value="0.0809405207633972" calcext:value-type="float">
            <text:p>0.080940520763397</text:p>
          </table:table-cell>
          <table:table-cell table:formula="of:=+[.D267]+[.E267]*[.C267]+[.F267]*[.$G$285]" office:value-type="float" office:value="1780.91517829895" calcext:value-type="float">
            <text:p>1780.91517829895</text:p>
          </table:table-cell>
          <table:table-cell office:value-type="float" office:value="2224.89" calcext:value-type="float">
            <text:p>2224.89</text:p>
          </table:table-cell>
          <table:table-cell table:formula="of:=+[.H267]-[.G267]" office:value-type="float" office:value="443.97482170105" calcext:value-type="float">
            <text:p>443.97482170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250" calcext:value-type="float">
            <text:p>1250</text:p>
          </table:table-cell>
          <table:table-cell table:formula="of:=+[.D240]*[.$K$3]" office:value-type="float" office:value="922.640625" calcext:value-type="float">
            <text:p>922.640625</text:p>
          </table:table-cell>
          <table:table-cell table:formula="of:=+[.E267]-([.C268]-[.C267])/[.C267]*[.E267]/2" office:value-type="float" office:value="0.00202858448028564" calcext:value-type="float">
            <text:p>0.002028584480286</text:p>
          </table:table-cell>
          <table:table-cell table:formula="of:=+[.F267]+([.C268]-[.C267])/[.C268]*[.F267]/2" office:value-type="float" office:value="0.0890345728397369" calcext:value-type="float">
            <text:p>0.089034572839737</text:p>
          </table:table-cell>
          <table:table-cell table:formula="of:=+[.D268]+[.E268]*[.C268]+[.F268]*[.$G$285]" office:value-type="float" office:value="1993.5912296772" calcext:value-type="float">
            <text:p>1993.5912296772</text:p>
          </table:table-cell>
          <table:table-cell office:value-type="float" office:value="2564.38" calcext:value-type="float">
            <text:p>2564.38</text:p>
          </table:table-cell>
          <table:table-cell table:formula="of:=+[.H268]-[.G268]" office:value-type="float" office:value="570.7887703228" calcext:value-type="float">
            <text:p>570.78877032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" calcext:value-type="float">
            <text:p>1500</text:p>
          </table:table-cell>
          <table:table-cell table:formula="of:=+[.D241]*[.$K$3]" office:value-type="float" office:value="1037.970703125" calcext:value-type="float">
            <text:p>1037.970703125</text:p>
          </table:table-cell>
          <table:table-cell table:formula="of:=+[.E268]-([.C269]-[.C268])/[.C268]*[.E268]/2" office:value-type="float" office:value="0.00182572603225708" calcext:value-type="float">
            <text:p>0.001825726032257</text:p>
          </table:table-cell>
          <table:table-cell table:formula="of:=+[.F268]+([.C269]-[.C268])/[.C269]*[.F268]/2" office:value-type="float" office:value="0.0964541205763817" calcext:value-type="float">
            <text:p>0.096454120576382</text:p>
          </table:table-cell>
          <table:table-cell table:formula="of:=+[.D269]+[.E269]*[.C269]+[.F269]*[.$G$285]" office:value-type="float" office:value="2198.15873908997" calcext:value-type="float">
            <text:p>2198.15873908997</text:p>
          </table:table-cell>
          <table:table-cell office:value-type="float" office:value="2879.87" calcext:value-type="float">
            <text:p>2879.87</text:p>
          </table:table-cell>
          <table:table-cell table:formula="of:=+[.H269]-[.G269]" office:value-type="float" office:value="681.711260910034" calcext:value-type="float">
            <text:p>681.7112609100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750" calcext:value-type="float">
            <text:p>1750</text:p>
          </table:table-cell>
          <table:table-cell table:formula="of:=+[.D242]*[.$K$3]" office:value-type="float" office:value="1153.30078125" calcext:value-type="float">
            <text:p>1153.30078125</text:p>
          </table:table-cell>
          <table:table-cell table:formula="of:=+[.E269]-([.C270]-[.C269])/[.C269]*[.E269]/2" office:value-type="float" office:value="0.00167358219623566" calcext:value-type="float">
            <text:p>0.001673582196236</text:p>
          </table:table-cell>
          <table:table-cell table:formula="of:=+[.F269]+([.C270]-[.C269])/[.C270]*[.F269]/2" office:value-type="float" office:value="0.103343700617552" calcext:value-type="float">
            <text:p>0.103343700617552</text:p>
          </table:table-cell>
          <table:table-cell table:formula="of:=+[.D270]+[.E270]*[.C270]+[.F270]*[.$G$285]" office:value-type="float" office:value="2396.35395750403" calcext:value-type="float">
            <text:p>2396.35395750403</text:p>
          </table:table-cell>
          <table:table-cell office:value-type="float" office:value="3176.71" calcext:value-type="float">
            <text:p>3176.71</text:p>
          </table:table-cell>
          <table:table-cell table:formula="of:=+[.H270]-[.G270]" office:value-type="float" office:value="780.356042495966" calcext:value-type="float">
            <text:p>780.3560424959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000" calcext:value-type="float">
            <text:p>2000</text:p>
          </table:table-cell>
          <table:table-cell table:formula="of:=+[.D243]*[.$K$3]" office:value-type="float" office:value="1230.1875" calcext:value-type="float">
            <text:p>1230.1875</text:p>
          </table:table-cell>
          <table:table-cell table:formula="of:=+[.E270]-([.C271]-[.C270])/[.C270]*[.E270]/2" office:value-type="float" office:value="0.00155404061079025" calcext:value-type="float">
            <text:p>0.00155404061079</text:p>
          </table:table-cell>
          <table:table-cell table:formula="of:=+[.F270]+([.C271]-[.C270])/[.C271]*[.F270]/2" office:value-type="float" office:value="0.109802681906149" calcext:value-type="float">
            <text:p>0.109802681906149</text:p>
          </table:table-cell>
          <table:table-cell table:formula="of:=+[.D271]+[.E271]*[.C271]+[.F271]*[.$G$285]" office:value-type="float" office:value="2550.92776409537" calcext:value-type="float">
            <text:p>2550.92776409537</text:p>
          </table:table-cell>
          <table:table-cell office:value-type="float" office:value="3458.47" calcext:value-type="float">
            <text:p>3458.47</text:p>
          </table:table-cell>
          <table:table-cell table:formula="of:=+[.H271]-[.G271]" office:value-type="float" office:value="907.542235904634" calcext:value-type="float">
            <text:p>907.5422359046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500" calcext:value-type="float">
            <text:p>2500</text:p>
          </table:table-cell>
          <table:table-cell table:formula="of:=+[.D244]*[.$K$3]" office:value-type="float" office:value="1422.404296875" calcext:value-type="float">
            <text:p>1422.404296875</text:p>
          </table:table-cell>
          <table:table-cell table:formula="of:=+[.E271]-([.C272]-[.C271])/[.C271]*[.E271]/2" office:value-type="float" office:value="0.00135978553444147" calcext:value-type="float">
            <text:p>0.001359785534441</text:p>
          </table:table-cell>
          <table:table-cell table:formula="of:=+[.F271]+([.C272]-[.C271])/[.C272]*[.F271]/2" office:value-type="float" office:value="0.120782950096764" calcext:value-type="float">
            <text:p>0.120782950096764</text:p>
          </table:table-cell>
          <table:table-cell table:formula="of:=+[.D272]+[.E272]*[.C272]+[.F272]*[.$G$285]" office:value-type="float" office:value="2875.19916187227" calcext:value-type="float">
            <text:p>2875.19916187227</text:p>
          </table:table-cell>
          <table:table-cell office:value-type="float" office:value="3986.19" calcext:value-type="float">
            <text:p>3986.19</text:p>
          </table:table-cell>
          <table:table-cell table:formula="of:=+[.H272]-[.G272]" office:value-type="float" office:value="1110.99083812773" calcext:value-type="float">
            <text:p>1110.9908381277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000" calcext:value-type="float">
            <text:p>3000</text:p>
          </table:table-cell>
          <table:table-cell table:formula="of:=+[.D245]*[.$K$3]" office:value-type="float" office:value="1537.734375" calcext:value-type="float">
            <text:p>1537.734375</text:p>
          </table:table-cell>
          <table:table-cell table:formula="of:=+[.E272]-([.C273]-[.C272])/[.C272]*[.E272]/2" office:value-type="float" office:value="0.00122380698099732" calcext:value-type="float">
            <text:p>0.001223806980997</text:p>
          </table:table-cell>
          <table:table-cell table:formula="of:=+[.F272]+([.C273]-[.C272])/[.C273]*[.F272]/2" office:value-type="float" office:value="0.130848195938161" calcext:value-type="float">
            <text:p>0.130848195938161</text:p>
          </table:table-cell>
          <table:table-cell table:formula="of:=+[.D273]+[.E273]*[.C273]+[.F273]*[.$G$285]" office:value-type="float" office:value="3111.58414720092" calcext:value-type="float">
            <text:p>3111.58414720092</text:p>
          </table:table-cell>
          <table:table-cell office:value-type="float" office:value="4476.61" calcext:value-type="float">
            <text:p>4476.61</text:p>
          </table:table-cell>
          <table:table-cell table:formula="of:=+[.H273]-[.G273]" office:value-type="float" office:value="1365.02585279908" calcext:value-type="float">
            <text:p>1365.025852799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3500" calcext:value-type="float">
            <text:p>3500</text:p>
          </table:table-cell>
          <table:table-cell table:formula="of:=+[.D246]*[.$K$3]" office:value-type="float" office:value="1845.28125" calcext:value-type="float">
            <text:p>1845.28125</text:p>
          </table:table-cell>
          <table:table-cell table:formula="of:=+[.E273]-([.C274]-[.C273])/[.C273]*[.E273]/2" office:value-type="float" office:value="0.00112182306591421" calcext:value-type="float">
            <text:p>0.001121823065914</text:p>
          </table:table-cell>
          <table:table-cell table:formula="of:=+[.F273]+([.C274]-[.C273])/[.C274]*[.F273]/2" office:value-type="float" office:value="0.140194495648029" calcext:value-type="float">
            <text:p>0.140194495648029</text:p>
          </table:table-cell>
          <table:table-cell table:formula="of:=+[.D274]+[.E274]*[.C274]+[.F274]*[.$G$285]" office:value-type="float" office:value="3531.54157850705" calcext:value-type="float">
            <text:p>3531.54157850705</text:p>
          </table:table-cell>
          <table:table-cell office:value-type="float" office:value="4938.03" calcext:value-type="float">
            <text:p>4938.03</text:p>
          </table:table-cell>
          <table:table-cell table:formula="of:=+[.H274]-[.G274]" office:value-type="float" office:value="1406.48842149295" calcext:value-type="float">
            <text:p>1406.488421492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4000" calcext:value-type="float">
            <text:p>4000</text:p>
          </table:table-cell>
          <table:table-cell table:formula="of:=+[.D247]*[.$K$3]" office:value-type="float" office:value="1999.0546875" calcext:value-type="float">
            <text:p>1999.0546875</text:p>
          </table:table-cell>
          <table:table-cell table:formula="of:=+[.E274]-([.C275]-[.C274])/[.C274]*[.E274]/2" office:value-type="float" office:value="0.00104169284692034" calcext:value-type="float">
            <text:p>0.00104169284692</text:p>
          </table:table-cell>
          <table:table-cell table:formula="of:=+[.F274]+([.C275]-[.C274])/[.C275]*[.F274]/2" office:value-type="float" office:value="0.148956651626031" calcext:value-type="float">
            <text:p>0.148956651626031</text:p>
          </table:table-cell>
          <table:table-cell table:formula="of:=+[.D275]+[.E275]*[.C275]+[.F275]*[.$G$285]" office:value-type="float" office:value="3790.70127840005" calcext:value-type="float">
            <text:p>3790.70127840005</text:p>
          </table:table-cell>
          <table:table-cell office:value-type="float" office:value="5376.01" calcext:value-type="float">
            <text:p>5376.01</text:p>
          </table:table-cell>
          <table:table-cell table:formula="of:=+[.H275]-[.G275]" office:value-type="float" office:value="1585.30872159995" calcext:value-type="float">
            <text:p>1585.308721599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5000" calcext:value-type="float">
            <text:p>5000</text:p>
          </table:table-cell>
          <table:table-cell table:formula="of:=+[.D248]*[.$K$3]" office:value-type="float" office:value="2229.71484375" calcext:value-type="float">
            <text:p>2229.71484375</text:p>
          </table:table-cell>
          <table:table-cell table:formula="of:=+[.E275]-([.C276]-[.C275])/[.C275]*[.E275]/2" office:value-type="float" office:value="0.000911481241055299" calcext:value-type="float">
            <text:p>0.000911481241055</text:p>
          </table:table-cell>
          <table:table-cell table:formula="of:=+[.F275]+([.C276]-[.C275])/[.C276]*[.F275]/2" office:value-type="float" office:value="0.163852316788634" calcext:value-type="float">
            <text:p>0.163852316788634</text:p>
          </table:table-cell>
          <table:table-cell table:formula="of:=+[.D276]+[.E276]*[.C276]+[.F276]*[.$G$285]" office:value-type="float" office:value="4200.50005141889" calcext:value-type="float">
            <text:p>4200.50005141889</text:p>
          </table:table-cell>
          <table:table-cell office:value-type="float" office:value="6196.32" calcext:value-type="float">
            <text:p>6196.32</text:p>
          </table:table-cell>
          <table:table-cell table:formula="of:=+[.H276]-[.G276]" office:value-type="float" office:value="1995.81994858111" calcext:value-type="float">
            <text:p>1995.819948581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6000" calcext:value-type="float">
            <text:p>6000</text:p>
          </table:table-cell>
          <table:table-cell table:formula="of:=+[.D249]*[.$K$3]" office:value-type="float" office:value="2498.818359375" calcext:value-type="float">
            <text:p>2498.818359375</text:p>
          </table:table-cell>
          <table:table-cell table:formula="of:=+[.E276]-([.C277]-[.C276])/[.C276]*[.E276]/2" office:value-type="float" office:value="0.000820333116949769" calcext:value-type="float">
            <text:p>0.00082033311695</text:p>
          </table:table-cell>
          <table:table-cell table:formula="of:=+[.F276]+([.C277]-[.C276])/[.C277]*[.F276]/2" office:value-type="float" office:value="0.17750667652102" calcext:value-type="float">
            <text:p>0.17750667652102</text:p>
          </table:table-cell>
          <table:table-cell table:formula="of:=+[.D277]+[.E277]*[.C277]+[.F277]*[.$G$285]" office:value-type="float" office:value="4633.82047632894" calcext:value-type="float">
            <text:p>4633.82047632894</text:p>
          </table:table-cell>
          <table:table-cell office:value-type="float" office:value="6958.65" calcext:value-type="float">
            <text:p>6958.65</text:p>
          </table:table-cell>
          <table:table-cell table:formula="of:=+[.H277]-[.G277]" office:value-type="float" office:value="2324.82952367106" calcext:value-type="float">
            <text:p>2324.829523671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7000" calcext:value-type="float">
            <text:p>7000</text:p>
          </table:table-cell>
          <table:table-cell table:formula="of:=+[.D250]*[.$K$3]" office:value-type="float" office:value="2691.03515625" calcext:value-type="float">
            <text:p>2691.03515625</text:p>
          </table:table-cell>
          <table:table-cell table:formula="of:=+[.E277]-([.C278]-[.C277])/[.C277]*[.E277]/2" office:value-type="float" office:value="0.000751972023870621" calcext:value-type="float">
            <text:p>0.000751972023871</text:p>
          </table:table-cell>
          <table:table-cell table:formula="of:=+[.F277]+([.C278]-[.C277])/[.C278]*[.F277]/2" office:value-type="float" office:value="0.19018572484395" calcext:value-type="float">
            <text:p>0.19018572484395</text:p>
          </table:table-cell>
          <table:table-cell table:formula="of:=+[.D278]+[.E278]*[.C278]+[.F278]*[.$G$285]" office:value-type="float" office:value="4978.5276585445" calcext:value-type="float">
            <text:p>4978.5276585445</text:p>
          </table:table-cell>
          <table:table-cell office:value-type="float" office:value="7675.92" calcext:value-type="float">
            <text:p>7675.92</text:p>
          </table:table-cell>
          <table:table-cell table:formula="of:=+[.H278]-[.G278]" office:value-type="float" office:value="2697.3923414555" calcext:value-type="float">
            <text:p>2697.3923414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8000" calcext:value-type="float">
            <text:p>8000</text:p>
          </table:table-cell>
          <table:table-cell table:formula="of:=+[.D251]*[.$K$3]" office:value-type="float" office:value="2844.80859375" calcext:value-type="float">
            <text:p>2844.80859375</text:p>
          </table:table-cell>
          <table:table-cell table:formula="of:=+[.E278]-([.C279]-[.C278])/[.C278]*[.E278]/2" office:value-type="float" office:value="0.000698259736451291" calcext:value-type="float">
            <text:p>0.000698259736451</text:p>
          </table:table-cell>
          <table:table-cell table:formula="of:=+[.F278]+([.C279]-[.C278])/[.C279]*[.F278]/2" office:value-type="float" office:value="0.202072332646697" calcext:value-type="float">
            <text:p>0.202072332646697</text:p>
          </table:table-cell>
          <table:table-cell table:formula="of:=+[.D279]+[.E279]*[.C279]+[.F279]*[.$G$285]" office:value-type="float" office:value="5275.26266340198" calcext:value-type="float">
            <text:p>5275.26266340198</text:p>
          </table:table-cell>
          <table:table-cell office:value-type="float" office:value="8356.73" calcext:value-type="float">
            <text:p>8356.73</text:p>
          </table:table-cell>
          <table:table-cell table:formula="of:=+[.H279]-[.G279]" office:value-type="float" office:value="3081.46733659802" calcext:value-type="float">
            <text:p>3081.467336598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9000" calcext:value-type="float">
            <text:p>9000</text:p>
          </table:table-cell>
          <table:table-cell table:formula="of:=+[.D252]*[.$K$3]" office:value-type="float" office:value="2998.58203125" calcext:value-type="float">
            <text:p>2998.58203125</text:p>
          </table:table-cell>
          <table:table-cell table:formula="of:=+[.E279]-([.C280]-[.C279])/[.C279]*[.E279]/2" office:value-type="float" office:value="0.000654618502923086" calcext:value-type="float">
            <text:p>0.000654618502923</text:p>
          </table:table-cell>
          <table:table-cell table:formula="of:=+[.F279]+([.C280]-[.C279])/[.C280]*[.F279]/2" office:value-type="float" office:value="0.213298573349292" calcext:value-type="float">
            <text:p>0.213298573349292</text:p>
          </table:table-cell>
          <table:table-cell table:formula="of:=+[.D280]+[.E280]*[.C280]+[.F280]*[.$G$285]" office:value-type="float" office:value="5564.05647796781" calcext:value-type="float">
            <text:p>5564.05647796781</text:p>
          </table:table-cell>
          <table:table-cell office:value-type="float" office:value="9007.21" calcext:value-type="float">
            <text:p>9007.21</text:p>
          </table:table-cell>
          <table:table-cell table:formula="of:=+[.H280]-[.G280]" office:value-type="float" office:value="3443.15352203219" calcext:value-type="float">
            <text:p>3443.153522032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0000" calcext:value-type="float">
            <text:p>10000</text:p>
          </table:table-cell>
          <table:table-cell table:formula="of:=+[.D253]*[.$K$3]" office:value-type="float" office:value="3190.798828125" calcext:value-type="float">
            <text:p>3190.798828125</text:p>
          </table:table-cell>
          <table:table-cell table:formula="of:=+[.E280]-([.C281]-[.C280])/[.C280]*[.E280]/2" office:value-type="float" office:value="0.000618250808316247" calcext:value-type="float">
            <text:p>0.000618250808316</text:p>
          </table:table-cell>
          <table:table-cell table:formula="of:=+[.F280]+([.C281]-[.C280])/[.C281]*[.F280]/2" office:value-type="float" office:value="0.223963502016756" calcext:value-type="float">
            <text:p>0.223963502016756</text:p>
          </table:table-cell>
          <table:table-cell table:formula="of:=+[.D281]+[.E281]*[.C281]+[.F281]*[.$G$285]" office:value-type="float" office:value="5884.54336040924" calcext:value-type="float">
            <text:p>5884.54336040924</text:p>
          </table:table-cell>
          <table:table-cell office:value-type="float" office:value="9631.87" calcext:value-type="float">
            <text:p>9631.87</text:p>
          </table:table-cell>
          <table:table-cell table:formula="of:=+[.H281]-[.G281]" office:value-type="float" office:value="3747.32663959076" calcext:value-type="float">
            <text:p>3747.326639590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15000" calcext:value-type="float">
            <text:p>15000</text:p>
          </table:table-cell>
          <table:table-cell table:formula="of:=+[.D254]*[.$K$3]" office:value-type="float" office:value="4207.62568359375" calcext:value-type="float">
            <text:p>4207.62568359375</text:p>
          </table:table-cell>
          <table:table-cell table:formula="of:=+[.E281]-([.C282]-[.C281])/[.C281]*[.E281]/2" office:value-type="float" office:value="0.000463688106237186" calcext:value-type="float">
            <text:p>0.000463688106237</text:p>
          </table:table-cell>
          <table:table-cell table:formula="of:=+[.F281]+([.C282]-[.C281])/[.C282]*[.F281]/2" office:value-type="float" office:value="0.261290752352882" calcext:value-type="float">
            <text:p>0.261290752352882</text:p>
          </table:table-cell>
          <table:table-cell table:formula="of:=+[.D282]+[.E282]*[.C282]+[.F282]*[.$G$285]" office:value-type="float" office:value="7350.07003342189" calcext:value-type="float">
            <text:p>7350.07003342189</text:p>
          </table:table-cell>
          <table:table-cell office:value-type="float" office:value="12467.38" calcext:value-type="float">
            <text:p>12467.38</text:p>
          </table:table-cell>
          <table:table-cell table:formula="of:=+[.H282]-[.G282]" office:value-type="float" office:value="5117.30996657811" calcext:value-type="float">
            <text:p>5117.309966578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f</text:p>
          </table:table-cell>
          <table:table-cell office:value-type="float" office:value="24000" calcext:value-type="float">
            <text:p>24000</text:p>
          </table:table-cell>
          <table:table-cell table:formula="of:=+[.D255]*[.$K$3]" office:value-type="float" office:value="5808.7916015625" calcext:value-type="float">
            <text:p>5808.7916015625</text:p>
          </table:table-cell>
          <table:table-cell table:formula="of:=+[.E282]-([.C283]-[.C282])/[.C282]*[.E282]/2" office:value-type="float" office:value="0.00032458167436603" calcext:value-type="float">
            <text:p>0.000324581674366</text:p>
          </table:table-cell>
          <table:table-cell table:formula="of:=+[.F282]+([.C283]-[.C282])/[.C283]*[.F282]/2" office:value-type="float" office:value="0.310282768419047" calcext:value-type="float">
            <text:p>0.310282768419047</text:p>
          </table:table-cell>
          <table:table-cell table:formula="of:=+[.D283]+[.E283]*[.C283]+[.F283]*[.$G$285]" office:value-type="float" office:value="9539.97478277585" calcext:value-type="float">
            <text:p>9539.97478277585</text:p>
          </table:table-cell>
          <table:table-cell office:value-type="float" office:value="16814.26" calcext:value-type="float">
            <text:p>16814.26</text:p>
          </table:table-cell>
          <table:table-cell table:formula="of:=+[.H283]-[.G283]" office:value-type="float" office:value="7274.28521722414" calcext:value-type="float">
            <text:p>7274.28521722414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/>
          <table:table-cell table:formula="of:=+ROUND(28/3)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table:formula="of:=+[.B286]*3" office:value-type="float" office:value="27" calcext:value-type="float">
            <text:p>27</text:p>
          </table:table-cell>
          <table:table-cell table:number-columns-repeated="11"/>
        </table:table-row>
      </table:table>
      <table:table table:name="Vehicles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r 1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2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ar 3</text:p>
          </table:table-cell>
          <table:table-cell/>
        </table:table-row>
        <table:table-row table:style-name="ro1">
          <table:table-cell office:value-type="string" calcext:value-type="string">
            <text:p>Cap_Weight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Cap_Vol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oo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 office:value-type="string" calcext:value-type="string">
            <text:p>no</text:p>
          </table:table-cell>
        </table:table-row>
      </table:table>
      <table:table table:name="Sheet4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5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Travel time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5" table:formula="of:=+10.5*60" office:value-type="float" office:value="630" calcext:value-type="float">
            <text:p>630</text:p>
          </table:table-cell>
          <table:table-cell table:style-name="ce5" office:value-type="float" office:value="1054" calcext:value-type="float">
            <text:p>1054</text:p>
          </table:table-cell>
          <table:table-cell table:formula="of:=+[.B3]/[.C3]" office:value-type="float" office:value="0.597722960151803" calcext:value-type="float">
            <text:p>0.597722960151803</text:p>
          </table:table-cell>
          <table:table-cell table:formula="of:=+[.C3]*[.D3]" office:value-type="float" office:value="630" calcext:value-type="float">
            <text:p>630</text:p>
          </table:table-cell>
        </table:table-row>
        <table:table-row table:style-name="ro1">
          <table:table-cell/>
          <table:table-cell table:style-name="ce5" table:formula="of:=+5.667*60" office:value-type="float" office:value="340.02" calcext:value-type="float">
            <text:p>340.02</text:p>
          </table:table-cell>
          <table:table-cell table:style-name="ce5" office:value-type="float" office:value="450" calcext:value-type="float">
            <text:p>450</text:p>
          </table:table-cell>
          <table:table-cell table:formula="of:=+[.B4]/[.C4]" office:value-type="float" office:value="0.7556" calcext:value-type="float">
            <text:p>0.7556</text:p>
          </table:table-cell>
          <table:table-cell table:formula="of:=+[.C4]*[.D4]" office:value-type="float" office:value="340.02" calcext:value-type="float">
            <text:p>340.02</text:p>
          </table:table-cell>
        </table:table-row>
        <table:table-row table:style-name="ro1">
          <table:table-cell/>
          <table:table-cell table:formula="of:=+12.5*60" office:value-type="float" office:value="750" calcext:value-type="float">
            <text:p>750</text:p>
          </table:table-cell>
          <table:table-cell office:value-type="float" office:value="1275" calcext:value-type="float">
            <text:p>1275</text:p>
          </table:table-cell>
          <table:table-cell table:formula="of:=+[.B5]/[.C5]" office:value-type="float" office:value="0.588235294117647" calcext:value-type="float">
            <text:p>0.588235294117647</text:p>
          </table:table-cell>
          <table:table-cell table:formula="of:=+[.C5]*[.D5]" office:value-type="float" office:value="750" calcext:value-type="float">
            <text:p>750</text:p>
          </table:table-cell>
        </table:table-row>
        <table:table-row table:style-name="ro1">
          <table:table-cell/>
          <table:table-cell table:formula="of:=+14.5*60" office:value-type="float" office:value="870" calcext:value-type="float">
            <text:p>870</text:p>
          </table:table-cell>
          <table:table-cell office:value-type="float" office:value="1540" calcext:value-type="float">
            <text:p>1540</text:p>
          </table:table-cell>
          <table:table-cell table:formula="of:=+[.B6]/[.C6]" office:value-type="float" office:value="0.564935064935065" calcext:value-type="float">
            <text:p>0.564935064935065</text:p>
          </table:table-cell>
          <table:table-cell table:formula="of:=+[.C6]*[.D6]" office:value-type="float" office:value="870" calcext:value-type="float">
            <text:p>870</text:p>
          </table:table-cell>
        </table:table-row>
        <table:table-row table:style-name="ro1">
          <table:table-cell/>
          <table:table-cell table:formula="of:=+16.15*60" office:value-type="float" office:value="969" calcext:value-type="float">
            <text:p>969</text:p>
          </table:table-cell>
          <table:table-cell office:value-type="float" office:value="1575" calcext:value-type="float">
            <text:p>1575</text:p>
          </table:table-cell>
          <table:table-cell table:formula="of:=+[.B7]/[.C7]" office:value-type="float" office:value="0.615238095238095" calcext:value-type="float">
            <text:p>0.615238095238095</text:p>
          </table:table-cell>
          <table:table-cell table:formula="of:=+[.C7]*[.D7]" office:value-type="float" office:value="969" calcext:value-type="float">
            <text:p>969</text:p>
          </table:table-cell>
        </table:table-row>
        <table:table-row table:style-name="ro1">
          <table:table-cell table:number-columns-repeated="3"/>
          <table:table-cell table:style-name="Default" table:formula="of:=+AVERAGE([.D3:.D7])" office:value-type="float" office:value="0.624346282888522" calcext:value-type="float">
            <text:p>0.624346282888522</text:p>
          </table:table-cell>
          <table:table-cell table:style-name="Default"/>
        </table:table-row>
      </table:table>
      <table:table table:name="'file:///home/preben/repo/master/java/res/AT-DE_W-tariffs_LTL.csv'#AT-DE_W-tariffs_LTL" table:print="false" table:style-name="ta_extref">
        <table:table-source xlink:type="simple" xlink:href="../../java/res/AT-DE_W-tariffs_LTL.csv" table:table-name="AT-DE_W-tariffs_LTL" table:filter-name="Text - txt - csv (StarCalc)" table:filter-options="59/44,34,76,1,,2057,false,false" table:mode="copy-results-only"/>
        <table:table-column table:number-columns-repeated="3"/>
        <table:table-row>
          <table:table-cell table:number-columns-repeated="2"/>
          <table:table-cell table:style-name="ce3" office:value-type="string">
            <text:p>KM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100">
            <text:p>10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250">
            <text:p>25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500">
            <text:p>5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000">
            <text:p>10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1500">
            <text:p>15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000">
            <text:p>20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2500">
            <text:p>25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3000">
            <text:p>3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float" office:value="6000">
            <text:p>6000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  <table:table-row>
          <table:table-cell table:number-columns-repeated="2"/>
          <table:table-cell table:style-name="ce3" office:value-type="string">
            <text:p>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0" loext:min-decimal-places="10" number:min-integer-digits="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23:10:15.810619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06:55:39.640226468</meta:creation-date>
    <dc:date>2019-07-07T23:10:30.354911249</dc:date>
    <meta:editing-duration>P2DT19H22M20S</meta:editing-duration>
    <meta:editing-cycles>10</meta:editing-cycles>
    <meta:generator>LibreOffice/6.0.7.3$Linux_X86_64 LibreOffice_project/00m0$Build-3</meta:generator>
    <meta:document-statistic meta:table-count="4" meta:cell-count="2896" meta:object-count="0"/>
  </office:meta>
</office:document-meta>
</file>